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2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2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2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2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45"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48"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49"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50"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51"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52" style:family="paragraph" style:parent-style-name="Standard">
      <style:paragraph-properties fo:margin-top="0cm" fo:margin-bottom="0cm" loext:contextual-spacing="false" fo:line-height="100%"/>
    </style:style>
    <style:style style:name="P53" style:family="paragraph" style:parent-style-name="Standard">
      <style:paragraph-properties fo:margin-top="0cm" fo:margin-bottom="0cm" loext:contextual-spacing="false" fo:line-height="100%"/>
      <style:text-properties officeooo:paragraph-rsid="003aa649"/>
    </style:style>
    <style:style style:name="P54" style:family="paragraph" style:parent-style-name="Standard">
      <style:paragraph-properties fo:margin-top="0cm" fo:margin-bottom="0cm" loext:contextual-spacing="false" fo:line-height="100%"/>
      <style:text-properties officeooo:paragraph-rsid="0044bccd"/>
    </style:style>
    <style:style style:name="P55" style:family="paragraph" style:parent-style-name="Standard">
      <style:paragraph-properties fo:margin-top="0cm" fo:margin-bottom="0cm" loext:contextual-spacing="false" fo:line-height="100%"/>
      <style:text-properties officeooo:paragraph-rsid="00460f50"/>
    </style:style>
    <style:style style:name="P56" style:family="paragraph" style:parent-style-name="Standard">
      <style:paragraph-properties fo:margin-top="0cm" fo:margin-bottom="0cm" loext:contextual-spacing="false"/>
      <style:text-properties officeooo:paragraph-rsid="00735858"/>
    </style:style>
    <style:style style:name="P57"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58"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59"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62"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63"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64"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65"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66"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67"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68"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69"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70"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71"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72"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73"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7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75" style:family="paragraph" style:parent-style-name="Standard_20__28_user_29_">
      <style:text-properties style:font-name="Calibri" fo:font-weight="bold" style:font-weight-asian="bold" style:font-name-complex="Calibri" style:font-weight-complex="bold"/>
    </style:style>
    <style:style style:name="P76" style:family="paragraph" style:parent-style-name="Standard_20__28_user_29_">
      <style:text-properties style:font-name="Calibri" style:font-name-complex="Calibri"/>
    </style:style>
    <style:style style:name="P77" style:family="paragraph" style:parent-style-name="Table_20_Contents">
      <style:text-properties fo:font-size="12pt" style:font-size-asian="12pt" style:font-size-complex="12pt"/>
    </style:style>
    <style:style style:name="P78" style:family="paragraph" style:parent-style-name="Table_20_Contents">
      <style:text-properties fo:font-size="12pt" officeooo:rsid="00574d6e" officeooo:paragraph-rsid="00574d6e" style:font-size-asian="12pt" style:font-size-complex="12pt"/>
    </style:style>
    <style:style style:name="P79" style:family="paragraph" style:parent-style-name="Table_20_Contents">
      <style:text-properties fo:font-size="12pt" officeooo:paragraph-rsid="005af10e" style:font-size-asian="12pt" style:font-size-complex="12pt"/>
    </style:style>
    <style:style style:name="P80"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81" style:family="paragraph" style:parent-style-name="Standard" style:list-style-name="L1"/>
    <style:style style:name="P82" style:family="paragraph" style:parent-style-name="Standard" style:list-style-name="L1">
      <style:text-properties fo:font-size="12pt" fo:font-weight="bold" style:font-size-asian="12pt" style:font-weight-asian="bold" style:font-size-complex="12pt" style:font-weight-complex="bold"/>
    </style:style>
    <style:style style:name="P83" style:family="paragraph" style:parent-style-name="Standard" style:list-style-name="L1">
      <style:paragraph-properties fo:margin-top="0cm" fo:margin-bottom="0cm" loext:contextual-spacing="false"/>
      <style:text-properties fo:font-size="12pt" style:font-size-asian="12pt" style:font-size-complex="12pt"/>
    </style:style>
    <style:style style:name="P84"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85"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86"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87"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88"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89"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90" style:family="paragraph" style:parent-style-name="Standard" style:list-style-name="L5">
      <style:paragraph-properties fo:margin-top="0cm" fo:margin-bottom="0cm" loext:contextual-spacing="false"/>
      <style:text-properties fo:font-size="12pt" style:font-size-asian="12pt" style:font-size-complex="12pt"/>
    </style:style>
    <style:style style:name="P91"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92"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93" style:family="paragraph" style:parent-style-name="Standard" style:list-style-name="L6">
      <style:paragraph-properties fo:margin-top="0cm" fo:margin-bottom="0cm" loext:contextual-spacing="false"/>
      <style:text-properties fo:font-size="12pt" style:font-size-asian="12pt" style:font-size-complex="12pt"/>
    </style:style>
    <style:style style:name="P94"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95"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96"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97"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98"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99" style:family="paragraph" style:parent-style-name="Standard" style:list-style-name="L7">
      <style:paragraph-properties fo:margin-top="0cm" fo:margin-bottom="0cm" loext:contextual-spacing="false"/>
      <style:text-properties fo:font-size="12pt" style:font-size-asian="12pt" style:font-size-complex="12pt"/>
    </style:style>
    <style:style style:name="P100"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01" style:family="paragraph" style:parent-style-name="Standard" style:list-style-name="L8">
      <style:paragraph-properties fo:margin-top="0cm" fo:margin-bottom="0cm" loext:contextual-spacing="false"/>
      <style:text-properties fo:font-size="12pt" style:font-size-asian="12pt" style:font-size-complex="12pt"/>
    </style:style>
    <style:style style:name="P102" style:family="paragraph" style:parent-style-name="Standard" style:list-style-name="L9">
      <style:paragraph-properties fo:margin-top="0cm" fo:margin-bottom="0cm" loext:contextual-spacing="false"/>
      <style:text-properties fo:font-size="12pt" style:font-size-asian="12pt" style:font-size-complex="12pt"/>
    </style:style>
    <style:style style:name="P103" style:family="paragraph" style:parent-style-name="Standard" style:list-style-name="L10">
      <style:paragraph-properties fo:margin-top="0cm" fo:margin-bottom="0cm" loext:contextual-spacing="false"/>
      <style:text-properties fo:font-size="12pt" style:font-size-asian="12pt" style:font-size-complex="12pt"/>
    </style:style>
    <style:style style:name="P104" style:family="paragraph" style:parent-style-name="Standard" style:list-style-name="L11">
      <style:paragraph-properties fo:margin-top="0cm" fo:margin-bottom="0cm" loext:contextual-spacing="false"/>
      <style:text-properties fo:font-size="12pt" style:font-size-asian="12pt" style:font-size-complex="12pt"/>
    </style:style>
    <style:style style:name="P105"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06"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07"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08"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09"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10"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11" style:family="paragraph" style:parent-style-name="Standard" style:list-style-name="L1">
      <style:paragraph-properties fo:margin-top="0cm" fo:margin-bottom="0cm" loext:contextual-spacing="false"/>
    </style:style>
    <style:style style:name="P112" style:family="paragraph" style:parent-style-name="Standard" style:list-style-name="L10">
      <style:paragraph-properties fo:margin-top="0cm" fo:margin-bottom="0cm" loext:contextual-spacing="false"/>
    </style:style>
    <style:style style:name="P113" style:family="paragraph" style:parent-style-name="Table_20_Contents" style:list-style-name="L12">
      <style:text-properties fo:font-size="12pt" style:font-size-asian="12pt" style:font-size-complex="12pt"/>
    </style:style>
    <style:style style:name="P114" style:family="paragraph" style:parent-style-name="Table_20_Contents" style:list-style-name="L13">
      <style:text-properties fo:font-size="12pt" style:font-size-asian="12pt" style:font-size-complex="12pt"/>
    </style:style>
    <style:style style:name="P115" style:family="paragraph" style:parent-style-name="Table_20_Contents" style:list-style-name="L13">
      <style:text-properties fo:font-size="12pt" officeooo:paragraph-rsid="005ff8d3" style:font-size-asian="12pt" style:font-size-complex="12pt"/>
    </style:style>
    <style:style style:name="P116" style:family="paragraph" style:parent-style-name="Table_20_Contents" style:list-style-name="L14">
      <style:text-properties fo:font-size="12pt" style:font-size-asian="12pt" style:font-size-complex="12pt"/>
    </style:style>
    <style:style style:name="P117" style:family="paragraph" style:parent-style-name="Table_20_Contents" style:list-style-name="L15">
      <style:text-properties fo:font-size="12pt" officeooo:rsid="0060a54d" officeooo:paragraph-rsid="0060a54d" style:font-size-asian="12pt" style:font-size-complex="12pt"/>
    </style:style>
    <style:style style:name="P118" style:family="paragraph" style:parent-style-name="Table_20_Contents" style:list-style-name="L16">
      <style:text-properties fo:font-size="12pt" officeooo:rsid="0060a54d" officeooo:paragraph-rsid="0060a54d" style:font-size-asian="12pt" style:font-size-complex="12pt"/>
    </style:style>
    <style:style style:name="P119" style:family="paragraph" style:parent-style-name="Table_20_Contents" style:list-style-name="L15">
      <style:text-properties fo:font-size="12pt" style:font-size-asian="12pt" style:font-size-complex="12pt"/>
    </style:style>
    <style:style style:name="P120" style:family="paragraph" style:parent-style-name="Table_20_Contents" style:list-style-name="L16">
      <style:text-properties fo:font-size="12pt" style:font-size-asian="12pt" style:font-size-complex="12pt"/>
    </style:style>
    <style:style style:name="P121" style:family="paragraph" style:parent-style-name="Table_20_Contents" style:list-style-name="L17">
      <style:text-properties fo:font-size="12pt" style:font-size-asian="12pt" style:font-size-complex="12pt"/>
    </style:style>
    <style:style style:name="P122" style:family="paragraph" style:parent-style-name="Table_20_Contents" style:list-style-name="L18">
      <style:text-properties fo:font-size="12pt" style:font-size-asian="12pt" style:font-size-complex="12pt"/>
    </style:style>
    <style:style style:name="P123" style:family="paragraph" style:parent-style-name="Standard_20__28_user_29_" style:list-style-name="WWNum8">
      <style:text-properties style:font-name="Calibri" style:font-name-complex="Calibri"/>
    </style:style>
    <style:style style:name="P124" style:family="paragraph" style:parent-style-name="Standard_20__28_user_29_" style:list-style-name="WWNum9">
      <style:text-properties style:font-name="Calibri" style:font-name-complex="Calibri"/>
    </style:style>
    <style:style style:name="P125" style:family="paragraph" style:parent-style-name="Standard_20__28_user_29_" style:list-style-name="WWNum10">
      <style:text-properties style:font-name="Calibri" style:font-name-complex="Calibri"/>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Calibri" style:font-size-complex="12pt"/>
    </style:style>
    <style:style style:name="T9" style:family="text">
      <style:text-properties fo:font-size="12pt" style:font-size-asian="12pt" style:font-name-complex="Calibri" style:font-size-complex="12pt" style:font-weight-complex="bold"/>
    </style:style>
    <style:style style:name="T10" style:family="text">
      <style:text-properties fo:font-size="12pt" officeooo:rsid="003aa649" style:font-size-asian="12pt" style:font-name-complex="Calibri" style:font-size-complex="12pt"/>
    </style:style>
    <style:style style:name="T11" style:family="text">
      <style:text-properties fo:font-size="12pt" officeooo:rsid="004321e8" style:font-size-asian="12pt" style:font-name-complex="Calibri" style:font-size-complex="12pt"/>
    </style:style>
    <style:style style:name="T12" style:family="text">
      <style:text-properties fo:font-size="12pt" officeooo:rsid="0044bccd" style:font-size-asian="12pt" style:font-name-complex="Calibri" style:font-size-complex="12pt"/>
    </style:style>
    <style:style style:name="T13" style:family="text">
      <style:text-properties fo:font-size="12pt" officeooo:rsid="00460f50" style:font-size-asian="12pt" style:font-name-complex="Calibri" style:font-size-complex="12pt"/>
    </style:style>
    <style:style style:name="T14" style:family="text">
      <style:text-properties fo:font-size="12pt" officeooo:rsid="0072b8eb" style:font-size-asian="12pt" style:font-name-complex="Calibri" style:font-size-complex="12pt"/>
    </style:style>
    <style:style style:name="T15" style:family="text">
      <style:text-properties fo:font-size="12pt" officeooo:rsid="00735858" style:font-size-asian="12pt" style:font-name-complex="Calibri" style:font-size-complex="12pt"/>
    </style:style>
    <style:style style:name="T16" style:family="text">
      <style:text-properties fo:font-size="12pt" officeooo:rsid="00753de2" style:font-size-asian="12pt" style:font-name-complex="Calibri" style:font-size-complex="12pt"/>
    </style:style>
    <style:style style:name="T17" style:family="text">
      <style:text-properties fo:font-size="12pt" officeooo:rsid="009fb871" style:font-size-asian="12pt" style:font-name-complex="Calibri" style:font-size-complex="12pt"/>
    </style:style>
    <style:style style:name="T18" style:family="text">
      <style:text-properties fo:font-size="12pt" officeooo:rsid="00a13821" style:font-size-asian="12pt" style:font-name-complex="Calibri" style:font-size-complex="12pt"/>
    </style:style>
    <style:style style:name="T19" style:family="text">
      <style:text-properties style:language-asian="es" style:country-asian="ES" style:font-name-complex="Calibri"/>
    </style:style>
    <style:style style:name="T20" style:family="text">
      <style:text-properties style:font-name="Wingdings" fo:font-size="12pt" style:font-name-asian="Wingdings" style:font-size-asian="12pt" style:font-name-complex="Wingdings" style:font-size-complex="12pt"/>
    </style:style>
    <style:style style:name="T21" style:family="text">
      <style:text-properties officeooo:rsid="00244759"/>
    </style:style>
    <style:style style:name="T22" style:family="text">
      <style:text-properties officeooo:rsid="00258ef9"/>
    </style:style>
    <style:style style:name="T23" style:family="text">
      <style:text-properties officeooo:rsid="00369e61"/>
    </style:style>
    <style:style style:name="T24" style:family="text">
      <style:text-properties officeooo:rsid="00375bd2"/>
    </style:style>
    <style:style style:name="T25" style:family="text">
      <style:text-properties officeooo:rsid="003a019c"/>
    </style:style>
    <style:style style:name="T26" style:family="text">
      <style:text-properties officeooo:rsid="004129a4"/>
    </style:style>
    <style:style style:name="T27" style:family="text">
      <style:text-properties officeooo:rsid="00438039"/>
    </style:style>
    <style:style style:name="T28" style:family="text">
      <style:text-properties officeooo:rsid="0044bccd"/>
    </style:style>
    <style:style style:name="T29" style:family="text">
      <style:text-properties officeooo:rsid="00460f50"/>
    </style:style>
    <style:style style:name="T30" style:family="text">
      <style:text-properties officeooo:rsid="00465041"/>
    </style:style>
    <style:style style:name="T31" style:family="text">
      <style:text-properties officeooo:rsid="00470ee8"/>
    </style:style>
    <style:style style:name="T32" style:family="text">
      <style:text-properties officeooo:rsid="0057e5f0"/>
    </style:style>
    <style:style style:name="T33" style:family="text">
      <style:text-properties officeooo:rsid="0057fc4e"/>
    </style:style>
    <style:style style:name="T34" style:family="text">
      <style:text-properties officeooo:rsid="005ff8d3"/>
    </style:style>
    <style:style style:name="T35" style:family="text">
      <style:text-properties officeooo:rsid="0060a54d"/>
    </style:style>
    <style:style style:name="T36" style:family="text">
      <style:text-properties officeooo:rsid="006ae3dd"/>
    </style:style>
    <style:style style:name="T37" style:family="text">
      <style:text-properties officeooo:rsid="006cc1e8"/>
    </style:style>
    <style:style style:name="T38" style:family="text">
      <style:text-properties officeooo:rsid="006e2415"/>
    </style:style>
    <style:style style:name="T39" style:family="text">
      <style:text-properties officeooo:rsid="00753de2"/>
    </style:style>
    <style:style style:name="T40" style:family="text">
      <style:text-properties officeooo:rsid="00771702"/>
    </style:style>
    <style:style style:name="T41" style:family="text">
      <style:text-properties officeooo:rsid="007911e6"/>
    </style:style>
    <style:style style:name="T42" style:family="text">
      <style:text-properties fo:font-weight="bold" officeooo:rsid="007911e6" style:font-weight-asian="bold" style:font-weight-complex="bold"/>
    </style:style>
    <style:style style:name="T43" style:family="text">
      <style:text-properties fo:font-weight="bold" officeooo:rsid="0079a25d" style:font-weight-asian="bold" style:font-weight-complex="bold"/>
    </style:style>
    <style:style style:name="T44" style:family="text">
      <style:text-properties officeooo:rsid="0079a25d"/>
    </style:style>
    <style:style style:name="T45" style:family="text">
      <style:text-properties officeooo:rsid="007e8168"/>
    </style:style>
    <style:style style:name="T46" style:family="text">
      <style:text-properties officeooo:rsid="0082ab89"/>
    </style:style>
    <style:style style:name="T47" style:family="text">
      <style:text-properties officeooo:rsid="008332a7"/>
    </style:style>
    <style:style style:name="T48" style:family="text">
      <style:text-properties officeooo:rsid="0084b276"/>
    </style:style>
    <style:style style:name="T49" style:family="text">
      <style:text-properties officeooo:rsid="008695aa"/>
    </style:style>
    <style:style style:name="T50" style:family="text">
      <style:text-properties officeooo:rsid="0089b1b3"/>
    </style:style>
    <style:style style:name="T51" style:family="text">
      <style:text-properties officeooo:rsid="008aebbc"/>
    </style:style>
    <style:style style:name="T52" style:family="text">
      <style:text-properties officeooo:rsid="008b823b"/>
    </style:style>
    <style:style style:name="T53" style:family="text">
      <style:text-properties officeooo:rsid="008df6b2"/>
    </style:style>
    <style:style style:name="T54" style:family="text">
      <style:text-properties officeooo:rsid="008e2a09"/>
    </style:style>
    <style:style style:name="T55" style:family="text">
      <style:text-properties officeooo:rsid="0090e990"/>
    </style:style>
    <style:style style:name="T56" style:family="text">
      <style:text-properties officeooo:rsid="009363a8"/>
    </style:style>
    <style:style style:name="T57" style:family="text">
      <style:text-properties officeooo:rsid="00939335"/>
    </style:style>
    <style:style style:name="T58" style:family="text">
      <style:text-properties officeooo:rsid="0094349a"/>
    </style:style>
    <style:style style:name="T59" style:family="text">
      <style:text-properties officeooo:rsid="0094a3b9"/>
    </style:style>
    <style:style style:name="T60" style:family="text">
      <style:text-properties officeooo:rsid="00963727"/>
    </style:style>
    <style:style style:name="T61" style:family="text">
      <style:text-properties officeooo:rsid="0097344b"/>
    </style:style>
    <style:style style:name="T62" style:family="text">
      <style:text-properties officeooo:rsid="0097e984"/>
    </style:style>
    <style:style style:name="T63" style:family="text">
      <style:text-properties officeooo:rsid="00985410"/>
    </style:style>
    <style:style style:name="T64" style:family="text">
      <style:text-properties officeooo:rsid="009a45e7"/>
    </style:style>
    <style:style style:name="T65" style:family="text">
      <style:text-properties officeooo:rsid="009bda18"/>
    </style:style>
    <style:style style:name="T66" style:family="text">
      <style:text-properties officeooo:rsid="009c2e18"/>
    </style:style>
    <style:style style:name="T67" style:family="text">
      <style:text-properties officeooo:rsid="009e1a26"/>
    </style:style>
    <style:style style:name="T68" style:family="text">
      <style:text-properties officeooo:rsid="009e56d9"/>
    </style:style>
    <style:style style:name="T69" style:family="text">
      <style:text-properties officeooo:rsid="009fb871"/>
    </style:style>
    <style:style style:name="T70" style:family="text">
      <style:text-properties officeooo:rsid="00a13821"/>
    </style:style>
    <style:style style:name="T71" style:family="text">
      <style:text-properties officeooo:rsid="00a65f7c"/>
    </style:style>
    <style:style style:name="T72" style:family="text">
      <style:text-properties officeooo:rsid="00a7b14e"/>
    </style:style>
    <style:style style:name="T73" style:family="text">
      <style:text-properties officeooo:rsid="00a9bbe6"/>
    </style:style>
    <style:style style:name="T74" style:family="text">
      <style:text-properties officeooo:rsid="00aa9409"/>
    </style:style>
    <style:style style:name="T75" style:family="text">
      <style:text-properties officeooo:rsid="00ac0c00"/>
    </style:style>
    <style:style style:name="T76" style:family="text">
      <style:text-properties officeooo:rsid="00bb7f89"/>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3502448056" text:style-name="L1">
        <text:list-item>
          <text:p text:style-name="P82">Estudio de viabilidad del sistema</text:p>
          <text:list>
            <text:list-item>
              <text:p text:style-name="P81"><text:span text:style-name="Fuente_20_de_20_párrafo_20_predeter."><text:span text:style-name="T3">Descripción general del sistema</text:span></text:span></text:p>
              <text:list>
                <text:list-item>
                  <text:p text:style-name="P83">Objetivo del sistema</text:p>
                </text:list-item>
                <text:list-item>
                  <text:p text:style-name="P83">Diagrama de contexto del sistema</text:p>
                </text:list-item>
                <text:list-item>
                  <text:p text:style-name="P111"><text:span text:style-name="Fuente_20_de_20_párrafo_20_predeter."><text:span text:style-name="T7">Justificación del proyecto</text:span></text:span></text:p>
                </text:list-item>
                <text:list-item>
                  <text:p text:style-name="P83">Alcance del sistema</text:p>
                </text:list-item>
              </text:list>
            </text:list-item>
            <text:list-item>
              <text:p text:style-name="P111"><text:span text:style-name="Fuente_20_de_20_párrafo_20_predeter."><text:span text:style-name="T3">Descripción de los sistemas de localización y rutas actuales</text:span></text:span></text:p>
              <text:list>
                <text:list-item>
                  <text:p text:style-name="P83">Wikilock</text:p>
                </text:list-item>
                <text:list-item>
                  <text:p text:style-name="P83">Viewranger</text:p>
                </text:list-item>
                <text:list-item>
                  <text:p text:style-name="P83">Guru maps</text:p>
                </text:list-item>
              </text:list>
            </text:list-item>
            <text:list-item>
              <text:p text:style-name="P109">Definición de requisitos del sistema</text:p>
              <text:list>
                <text:list-item>
                  <text:p text:style-name="P83">Requisitos Funcionales</text:p>
                </text:list-item>
                <text:list-item>
                  <text:p text:style-name="P83">Requisitos de Datos</text:p>
                </text:list-item>
                <text:list-item>
                  <text:p text:style-name="P83">Requisitos de Interfaz</text:p>
                </text:list-item>
                <text:list-item>
                  <text:p text:style-name="P83">Requisitos no Funcionales</text:p>
                </text:list-item>
              </text:list>
            </text:list-item>
            <text:list-item>
              <text:p text:style-name="P110">Alternativas de solución</text:p>
              <text:list>
                <text:list-item>
                  <text:p text:style-name="P83">Alternativa I</text:p>
                </text:list-item>
                <text:list-item>
                  <text:p text:style-name="P83">Alternativa II</text:p>
                </text:list-item>
              </text:list>
            </text:list-item>
            <text:list-item>
              <text:p text:style-name="P110">Justificación de la alternativa seleccionada</text:p>
            </text:list-item>
          </text:list>
        </text:list-item>
        <text:list-item>
          <text:p text:style-name="P110">Gestión del Proyecto</text:p>
          <text:list>
            <text:list-item>
              <text:p text:style-name="P110">Estrategia de desarrollo</text:p>
            </text:list-item>
            <text:list-item>
              <text:p text:style-name="P109">Diagrama de hitos</text:p>
            </text:list-item>
          </text:list>
        </text:list-item>
        <text:list-item>
          <text:p text:style-name="P110">Análisis de sistemas de información</text:p>
          <text:list>
            <text:list-item>
              <text:p text:style-name="P110">Descripción general del entorno tecnológico del sistema</text:p>
            </text:list-item>
            <text:list-item>
              <text:p text:style-name="P109">Alcance del sistema</text:p>
            </text:list-item>
            <text:list-item>
              <text:p text:style-name="P110">Catálogo de usuarios</text:p>
            </text:list-item>
            <text:list-item>
              <text:p text:style-name="P110">Establecimiento de Requisitos</text:p>
              <text:list>
                <text:list-item>
                  <text:p text:style-name="P83">Obtención de requisitos</text:p>
                </text:list-item>
              </text:list>
            </text:list-item>
            <text:list-item>
              <text:p text:style-name="P110">Casos de uso</text:p>
            </text:list-item>
            <text:list-item>
              <text:p text:style-name="P110">Especificación de los casos de uso</text:p>
            </text:list-item>
            <text:list-item>
              <text:p text:style-name="P110">Especificación sobre la interfaz del sistema</text:p>
            </text:list-item>
            <text:list-item>
              <text:p text:style-name="P110">Modelo de clases de análisis</text:p>
            </text:list-item>
            <text:list-item>
              <text:p text:style-name="P110">Clases asociadas a los casos de uso</text:p>
            </text:list-item>
            <text:list-item>
              <text:p text:style-name="P110">Interfaces de usuario</text:p>
              <text:list>
                <text:list-item>
                  <text:p text:style-name="P83">Aspectos comunes de la interfaz de usuario</text:p>
                </text:list-item>
                <text:list-item>
                  <text:p text:style-name="P83">Especificación de pantallas y ventanas</text:p>
                </text:list-item>
              </text:list>
            </text:list-item>
          </text:list>
        </text:list-item>
        <text:list-item>
          <text:p text:style-name="P110">Diseño de sistemas de información</text:p>
          <text:list>
            <text:list-item>
              <text:p text:style-name="P110">Diseño de la arquitectura del sistema</text:p>
              <text:list>
                <text:list-item>
                  <text:p text:style-name="P83">Descripción general del entorno tecnológico del sistema</text:p>
                </text:list-item>
                <text:list-item>
                  <text:p text:style-name="P83">Catálogo de requisitos del diseño</text:p>
                </text:list-item>
              </text:list>
            </text:list-item>
            <text:list-item>
              <text:p text:style-name="P110">Modelo de las clases del diseño</text:p>
            </text:list-item>
            <text:list-item>
              <text:p text:style-name="P110"><text:soft-page-break/>Modelo físico de datos</text:p>
            </text:list-item>
            <text:list-item>
              <text:p text:style-name="P110">Diseño de la interfaz de usuario</text:p>
            </text:list-item>
            <text:list-item>
              <text:p text:style-name="P110">Plan de migración y carga inicial de datos</text:p>
            </text:list-item>
            <text:list-item>
              <text:p text:style-name="P110">Plan de pruebas</text:p>
              <text:list>
                <text:list-item>
                  <text:p text:style-name="P84">Especificación del entorno de pruebas</text:p>
                </text:list-item>
                <text:list-item>
                  <text:p text:style-name="P84">Especificación técnica de niveles de prueba</text:p>
                </text:list-item>
              </text:list>
            </text:list-item>
          </text:list>
        </text:list-item>
      </text:list>
      <text:p text:style-name="P6"/>
      <text:p text:style-name="P50">1. Estudio de viabilidad del sistema</text:p>
      <text:p text:style-name="P50">1.1 Descripción general del sistema</text:p>
      <text:p text:style-name="P11">La aplicación a realizar permite a los usuarios realizar las siguientes acciones:</text:p>
      <text:list xml:id="list363398264" text:style-name="L2">
        <text:list-item>
          <text:p text:style-name="P88">Los usuarios podrán ver y subir diferentes puntos de localización en un mapa relacionad<text:span text:style-name="T45">o</text:span>s con actividades naturales y de turismo.</text:p>
          <text:list>
            <text:list-item>
              <text:p text:style-name="P89">Cada localización mostrada en el mapa tendrá una serie de tipos asignados a ella, como puede ser: Paraje natural, Hostal, ZAC, <text:span text:style-name="T26">pesca</text:span>, camping…</text:p>
            </text:list-item>
            <text:list-item>
              <text:p text:style-name="P89">Cada localización contará con una descripción y con una valoración general aportada por otros usuarios.</text:p>
            </text:list-item>
            <text:list-item>
              <text:p text:style-name="P89">Opcionalmente las localizaciones contarán con imágenes, <text:span text:style-name="T37">que cuentan con un ranking de valoración de cinco estrellas</text:span>.</text:p>
            </text:list-item>
          </text:list>
        </text:list-item>
        <text:list-item>
          <text:p text:style-name="P88">Los usuarios pueden crear rutas personalizadas para sus viajes <text:span text:style-name="T37">o escapadas</text:span>.</text:p>
        </text:list-item>
        <text:list-item>
          <text:p text:style-name="P88">La aplicación contará con una zona de descarga de regiones offline, <text:span text:style-name="T45">sobre el mapa offline aparecerán los puntos de localización propios y/o favoritos del usuario</text:span>.</text:p>
        </text:list-item>
      </text:list>
      <text:p text:style-name="P14"/>
      <text:p text:style-name="P48">1.1.1 Objetivo del sistema</text:p>
      <text:p text:style-name="P1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4"/>
      <text:p text:style-name="P48">1.1.2 Diagrama de contexto del sistema</text:p>
      <text:p text:style-name="P45">Diagrama adjunto, a la espera de finalizar completamente la aplicación. TODO.</text:p>
      <text:p text:style-name="P14"/>
      <text:p text:style-name="P48">1.1.3 Justificación del proyecto</text:p>
      <text:p text:style-name="P14">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38">de </text:span>pernocta... ).</text:p>
      <text:p text:style-name="P14"/>
      <text:p text:style-name="P48">1.1.4 Alcance del sistema</text:p>
      <text:p text:style-name="P14">La aplicación no solo va dirigida a habituales de la acampada y <text:span text:style-name="T46">el</text:span> vivaqueo, también está dirigida al turismo natural o de ciudad. Diferentes usuarios pueden marcar puntos culturales en el mapa.</text:p>
      <text:p text:style-name="P14"><text:soft-page-break/></text:p>
      <text:p text:style-name="P10"><text:span text:style-name="Fuente_20_de_20_párrafo_20_predeter."><text:span text:style-name="T4">1.2 Descripción de los sistemas de localización y rutas actuales</text:span></text:span></text:p>
      <text:p text:style-name="P14">En la actualidad existen aplicaciones como ViewRanger y Guru Maps, que permiten obtener ubicaciones de interés relacionadas con el senderismo y con la posibilidad de crear rutas.</text:p>
      <text:p text:style-name="P14"/>
      <text:p text:style-name="P10"><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9"/></text:span></text:p>
      <text:p text:style-name="P75">1.2.1 Wikiloc</text:p>
      <text:list xml:id="list2902859589" text:style-name="WWNum8">
        <text:list-item>
          <text:p text:style-name="P123">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23">Posee un indicador de ruta, brújula y alertas sonoras por si el usuario se aleja de la ruta marcada que funcionan offline.</text:p>
        </text:list-item>
        <text:list-item>
          <text:p text:style-name="P123">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23">Permite compartir la localización del usuario en la ruta a otras personas mediante su seguimiento en vivo (requiere Wikiloc Premium y conexión a Internet).</text:p>
        </text:list-item>
        <text:list-item>
          <text:p text:style-name="P123">Cuenta con una gran cantidad de mapas offline gratuitos.</text:p>
        </text:list-item>
        <text:list-item>
          <text:p text:style-name="P123">Da la opción de compartir las rutas con los usuarios que le acompañasen en la ruta y en redes sociales como Facebook o Twitter.</text:p>
        </text:list-item>
        <text:list-item>
          <text:p text:style-name="P123">Puede conectarse tanto a un Apple Watch como a un Garmin para descargar las rutas en estos dispositivos.</text:p>
        </text:list-item>
        <text:list-item>
          <text:p text:style-name="P123">Disponible en 9 idiomas.</text:p>
        </text:list-item>
      </text:list>
      <text:p text:style-name="P76"/>
      <text:p text:style-name="P75">1.2.2 Viewranger</text:p>
      <text:list xml:id="list4267215593" text:style-name="WWNum9">
        <text:list-item>
          <text:p text:style-name="P124">Cuenta con Skyline, una tecnología de realidad aumentada que permite identificar elementos clave en los alrededores de las rutas.</text:p>
        </text:list-item>
        <text:list-item>
          <text:p text:style-name="P124"><text:soft-page-break/>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24">Da la posibilidad tanto de crear rutas como de descargar rutas de senderismo y ciclismo creadas por otros usuarios, agencias de turismo, editoriales de guía, etc.</text:p>
        </text:list-item>
        <text:list-item>
          <text:p text:style-name="P124">Al guardar los mapas en el teléfono, no necesita conexión a Internet ni cobertura.</text:p>
        </text:list-item>
        <text:list-item>
          <text:p text:style-name="P124">Se puede grabar la ruta para compartirla con amigos, familiares y contactos, añadiendo fotos a ésta desde Instagram o Flickr y permite mirar estadísticas del trayecto, como velocidad, distancia, altitud, etc.</text:p>
        </text:list-item>
        <text:list-item>
          <text:p text:style-name="P124">Con BuddyBeacon es posible compartir la ubicación actual con amigos y familia.</text:p>
        </text:list-item>
        <text:list-item>
          <text:p text:style-name="P124">Compatible con Android Wear.</text:p>
        </text:list-item>
      </text:list>
      <text:p text:style-name="P76"/>
      <text:p text:style-name="P75">1.2.3 Guru Maps</text:p>
      <text:list xml:id="list1647491184" text:style-name="WWNum10">
        <text:list-item>
          <text:p text:style-name="P125">Mapas offline de todos los países del mundo detallados y que ocupan poco espacio, con datos abiertos basados en el proyecto OpenStreetMap.</text:p>
        </text:list-item>
        <text:list-item>
          <text:p text:style-name="P125">Búsqueda offline rápida, que funciona por nombre, categoría o coordenadas.</text:p>
        </text:list-item>
        <text:list-item>
          <text:p text:style-name="P125">Sincronización con otros dispositivos, entre plataformas Android e iOs y copia de seguridad en servidor.</text:p>
        </text:list-item>
        <text:list-item>
          <text:p text:style-name="P125">Registra los viajes incluso en segundo plano y permite obtener estadísticas en tiempo real como la velocidad, distancia, altitud, etc. Permite compartir las rutas vía email, Facebook o Twitter y exportar en formato KML y GPX.</text:p>
        </text:list-item>
        <text:list-item>
          <text:p text:style-name="P125">Permite guardar localizaciones con distintos iconos.</text:p>
        </text:list-item>
        <text:list-item>
          <text:p text:style-name="P125">Disponible en 11 idiomas.</text:p>
        </text:list-item>
      </text:list>
      <text:p text:style-name="P14"/>
      <text:p text:style-name="P10"><text:span text:style-name="Fuente_20_de_20_párrafo_20_predeter."><text:span text:style-name="T4">1.3 Definición de requisitos del sistema</text:span></text:span></text:p>
      <text:p text:style-name="P48"/>
      <text:p text:style-name="P10"><text:span text:style-name="Fuente_20_de_20_párrafo_20_predeter."><text:span text:style-name="T4">1.3.1 Requisitos Funcionales</text:span></text:span></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o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48"/>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7">Requisitos Funcionales</text:p>
          </table:table-cell>
          <table:covered-table-cell/>
          <table:covered-table-cell/>
          <table:covered-table-cell/>
        </table:table-row>
        <table:table-row>
          <table:table-cell table:style-name="Tabla1.A2" office:value-type="string">
            <text:p text:style-name="P58">Código</text:p>
          </table:table-cell>
          <table:table-cell table:style-name="Tabla1.B2" office:value-type="string">
            <text:p text:style-name="P58">Descripción</text:p>
          </table:table-cell>
          <table:table-cell table:style-name="Tabla1.B2" office:value-type="string">
            <text:p text:style-name="P58">Prioridad</text:p>
          </table:table-cell>
          <table:table-cell table:style-name="Tabla1.D2" office:value-type="string">
            <text:p text:style-name="P58">Fecha</text:p>
          </table:table-cell>
        </table:table-row>
        <table:table-row>
          <table:table-cell table:style-name="Tabla1.A2" office:value-type="string">
            <text:p text:style-name="P58">RQF1</text:p>
          </table:table-cell>
          <table:table-cell table:style-name="Tabla1.B2" office:value-type="string">
            <text:p text:style-name="P58">Debe registrar usuarios y validar el inicio de sesión de estos</text:p>
          </table:table-cell>
          <table:table-cell table:style-name="Tabla1.B2" office:value-type="string">
            <text:p text:style-name="P58">1</text:p>
          </table:table-cell>
          <table:table-cell table:style-name="Tabla1.D2" office:value-type="string">
            <text:p text:style-name="P58">No se que fecha final poner...</text:p>
          </table:table-cell>
        </table:table-row>
        <table:table-row>
          <table:table-cell table:style-name="Tabla1.A2" office:value-type="string">
            <text:p text:style-name="P58">RQF2</text:p>
          </table:table-cell>
          <table:table-cell table:style-name="Tabla1.B2" office:value-type="string">
            <text:p text:style-name="P58">Un usuario puede recuperar su contraseña a través del correo que registro en la aplicación</text:p>
          </table:table-cell>
          <table:table-cell table:style-name="Tabla1.B2" office:value-type="string">
            <text:p text:style-name="P58">2</text:p>
          </table:table-cell>
          <table:table-cell table:style-name="Tabla1.D2" office:value-type="string">
            <text:p text:style-name="P58"/>
          </table:table-cell>
        </table:table-row>
        <text:soft-page-break/>
        <table:table-row>
          <table:table-cell table:style-name="Tabla1.A2" office:value-type="string">
            <text:p text:style-name="P58">RQF3</text:p>
          </table:table-cell>
          <table:table-cell table:style-name="Tabla1.B2" office:value-type="string">
            <text:p text:style-name="P58">Debe permitir a los usuarios el cambio de contraseña</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4</text:p>
          </table:table-cell>
          <table:table-cell table:style-name="Tabla1.B2" office:value-type="string">
            <text:p text:style-name="P58">El usuario debe poder navegar entre las diferentes secciones de la aplicación</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5</text:p>
          </table:table-cell>
          <table:table-cell table:style-name="Tabla1.B2" office:value-type="string">
            <text:p text:style-name="P58">El usuario debe poder visualizar el mapa actual junto con los puntos de localización más cercanos.</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6</text:p>
          </table:table-cell>
          <table:table-cell table:style-name="Tabla1.B2" office:value-type="string">
            <text:p text:style-name="P58">El usuario debe poder crear un punto de localización.</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7</text:p>
          </table:table-cell>
          <table:table-cell table:style-name="Tabla1.B2" office:value-type="string">
            <text:p text:style-name="P58">El usuario debe poder editar un punto de localización propio.</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8</text:p>
          </table:table-cell>
          <table:table-cell table:style-name="Tabla1.B2" office:value-type="string">
            <text:p text:style-name="P58">El usuario debe poder eliminar un punto de localización propio.</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9</text:p>
          </table:table-cell>
          <table:table-cell table:style-name="Tabla1.B2" office:value-type="string">
            <text:p text:style-name="P58">El usuario debe poder compartir un punto de localización.</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 office:value-type="string">
            <text:p text:style-name="P58">RQF10</text:p>
          </table:table-cell>
          <table:table-cell table:style-name="Tabla1.B2" office:value-type="string">
            <text:p text:style-name="P58">El usuario debe poder crear un ruta personalizada.</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1</text:p>
          </table:table-cell>
          <table:table-cell table:style-name="Tabla1.B2" office:value-type="string">
            <text:p text:style-name="P58">El usuario debe poder eliminar una de sus rutas.</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47">2</text:span></text:p>
          </table:table-cell>
          <table:table-cell table:style-name="Tabla1.B2" office:value-type="string">
            <text:p text:style-name="P58">El usuario debe poder <text:s/>marcar como favorito un punto de localización.</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1<text:span text:style-name="T47">3</text:span></text:p>
          </table:table-cell>
          <table:table-cell table:style-name="Tabla1.B2" office:value-type="string">
            <text:p text:style-name="P58">El usuario debe poder valorar un punto de localización.</text:p>
          </table:table-cell>
          <table:table-cell table:style-name="Tabla1.B2" office:value-type="string">
            <text:p text:style-name="P58">3</text:p>
          </table:table-cell>
          <table:table-cell table:style-name="Tabla1.D2" office:value-type="string">
            <text:p text:style-name="P58"/>
          </table:table-cell>
        </table:table-row>
        <table:table-row>
          <table:table-cell table:style-name="Tabla1.A2" office:value-type="string">
            <text:p text:style-name="P58">RQF1<text:span text:style-name="T47">4</text:span></text:p>
          </table:table-cell>
          <table:table-cell table:style-name="Tabla1.B2" office:value-type="string">
            <text:p text:style-name="P58">El usuario debe poder marcar como favorita una de sus rutas.</text:p>
          </table:table-cell>
          <table:table-cell table:style-name="Tabla1.B2" office:value-type="string">
            <text:p text:style-name="P58">4</text:p>
          </table:table-cell>
          <table:table-cell table:style-name="Tabla1.D2" office:value-type="string">
            <text:p text:style-name="P58"/>
          </table:table-cell>
        </table:table-row>
        <table:table-row>
          <table:table-cell table:style-name="Tabla1.A2" office:value-type="string">
            <text:p text:style-name="P58">RQF1<text:span text:style-name="T47">5</text:span></text:p>
          </table:table-cell>
          <table:table-cell table:style-name="Tabla1.B2" office:value-type="string">
            <text:p text:style-name="P58">El usuario debe poder descargar una región offline.</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47">6</text:span></text:p>
          </table:table-cell>
          <table:table-cell table:style-name="Tabla1.B2" office:value-type="string">
            <text:p text:style-name="P58">El usuario debe poder <text:s/>eliminar una región offline.</text:p>
          </table:table-cell>
          <table:table-cell table:style-name="Tabla1.B2" office:value-type="string">
            <text:p text:style-name="P58">1</text:p>
          </table:table-cell>
          <table:table-cell table:style-name="Tabla1.D2" office:value-type="string">
            <text:p text:style-name="P58"/>
          </table:table-cell>
        </table:table-row>
        <table:table-row>
          <table:table-cell table:style-name="Tabla1.A2" office:value-type="string">
            <text:p text:style-name="P58">RQF1<text:span text:style-name="T47">7</text:span></text:p>
          </table:table-cell>
          <table:table-cell table:style-name="Tabla1.B2" office:value-type="string">
            <text:p text:style-name="P58">El usuario debe poder desplazarse entre todas sus regiones offline a través de una lista.</text:p>
          </table:table-cell>
          <table:table-cell table:style-name="Tabla1.B2" office:value-type="string">
            <text:p text:style-name="P58">2</text:p>
          </table:table-cell>
          <table:table-cell table:style-name="Tabla1.D2" office:value-type="string">
            <text:p text:style-name="P58"/>
          </table:table-cell>
        </table:table-row>
        <table:table-row>
          <table:table-cell table:style-name="Tabla1.A20" office:value-type="string">
            <text:p text:style-name="P60">RQF1<text:span text:style-name="T47">8</text:span></text:p>
          </table:table-cell>
          <table:table-cell table:style-name="Tabla1.B20" office:value-type="string">
            <text:p text:style-name="P63">El usuario debe poder navegar a un punto de localización desde la lista de localizaciones</text:p>
          </table:table-cell>
          <table:table-cell table:style-name="Tabla1.B20" office:value-type="string">
            <text:p text:style-name="P63">3</text:p>
          </table:table-cell>
          <table:table-cell table:style-name="Tabla1.D20" office:value-type="string">
            <text:p text:style-name="P58"/>
          </table:table-cell>
        </table:table-row>
      </table:table>
      <text:p text:style-name="P48"/>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8">Requisitos de Datos</text:p>
          </table:table-cell>
          <table:covered-table-cell/>
          <table:covered-table-cell/>
          <table:covered-table-cell/>
        </table:table-row>
        <table:table-row>
          <table:table-cell table:style-name="Tabla2.A2" office:value-type="string">
            <text:p text:style-name="P58">Código</text:p>
          </table:table-cell>
          <table:table-cell table:style-name="Tabla2.B2" office:value-type="string">
            <text:p text:style-name="P58">Descripción</text:p>
          </table:table-cell>
          <table:table-cell table:style-name="Tabla2.B2" office:value-type="string">
            <text:p text:style-name="P58">Prioridad</text:p>
          </table:table-cell>
          <table:table-cell table:style-name="Tabla2.D2" office:value-type="string">
            <text:p text:style-name="P58">Fecha</text:p>
          </table:table-cell>
        </table:table-row>
        <text:soft-page-break/>
        <table:table-row>
          <table:table-cell table:style-name="Tabla2.A2" office:value-type="string">
            <text:p text:style-name="P58">RQD1</text:p>
          </table:table-cell>
          <table:table-cell table:style-name="Tabla2.B2" office:value-type="string">
            <text:p text:style-name="P58">Deben poder guardarse los puntos de localización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2" office:value-type="string">
            <text:p text:style-name="P58">RQD2</text:p>
          </table:table-cell>
          <table:table-cell table:style-name="Tabla2.B2" office:value-type="string">
            <text:p text:style-name="P58">Deben poder guardarse la rutas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2" office:value-type="string">
            <text:p text:style-name="P58">RQD3</text:p>
          </table:table-cell>
          <table:table-cell table:style-name="Tabla2.B2" office:value-type="string">
            <text:p text:style-name="P58">Deben poder guardarse las regiones offline de cada usuario.</text:p>
          </table:table-cell>
          <table:table-cell table:style-name="Tabla2.B2" office:value-type="string">
            <text:p text:style-name="P58">1</text:p>
          </table:table-cell>
          <table:table-cell table:style-name="Tabla2.D2" office:value-type="string">
            <text:p text:style-name="P58"/>
          </table:table-cell>
        </table:table-row>
        <table:table-row>
          <table:table-cell table:style-name="Tabla2.A6" office:value-type="string">
            <text:p text:style-name="P58">RQD4</text:p>
          </table:table-cell>
          <table:table-cell table:style-name="Tabla2.B6" office:value-type="string">
            <text:p text:style-name="P58">Deben poder guardarse localizaciones favoritas <text:span text:style-name="T48">que no pertenecen al usuario</text:span>.</text:p>
          </table:table-cell>
          <table:table-cell table:style-name="Tabla2.B6" office:value-type="string">
            <text:p text:style-name="P58">2</text:p>
          </table:table-cell>
          <table:table-cell table:style-name="Tabla2.D6" office:value-type="string">
            <text:p text:style-name="P58"/>
          </table:table-cell>
        </table:table-row>
      </table:table>
      <text:p text:style-name="P48"/>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8">Requisitos de Interfaz</text:p>
          </table:table-cell>
          <table:covered-table-cell/>
          <table:covered-table-cell/>
          <table:covered-table-cell/>
        </table:table-row>
        <table:table-row>
          <table:table-cell table:style-name="Tabla3.A2" office:value-type="string">
            <text:p text:style-name="P58">Código</text:p>
          </table:table-cell>
          <table:table-cell table:style-name="Tabla3.B2" office:value-type="string">
            <text:p text:style-name="P58">Descripción</text:p>
          </table:table-cell>
          <table:table-cell table:style-name="Tabla3.B2" office:value-type="string">
            <text:p text:style-name="P58">Prioridad</text:p>
          </table:table-cell>
          <table:table-cell table:style-name="Tabla3.D2" office:value-type="string">
            <text:p text:style-name="P58">Fecha</text:p>
          </table:table-cell>
        </table:table-row>
        <table:table-row>
          <table:table-cell table:style-name="Tabla3.A2" office:value-type="string">
            <text:p text:style-name="P58">RQI1</text:p>
          </table:table-cell>
          <table:table-cell table:style-name="Tabla3.B2" office:value-type="string">
            <text:p text:style-name="P58">Se debe mostrar el mapa actual en la pantalla de inicio.</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2</text:p>
          </table:table-cell>
          <table:table-cell table:style-name="Tabla3.B2" office:value-type="string">
            <text:p text:style-name="P58">Se deben mostrar todas las localizaciones cercanas en el mapa de inicio.</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61">RQI3</text:p>
          </table:table-cell>
          <table:table-cell table:style-name="Tabla3.B2" office:value-type="string">
            <text:p text:style-name="P64">Se debe mostrar un botón de filtrado en el mapa de inicio, en la parte superior izquierda.</text:p>
          </table:table-cell>
          <table:table-cell table:style-name="Tabla3.B2" office:value-type="string">
            <text:p text:style-name="P64">2</text:p>
          </table:table-cell>
          <table:table-cell table:style-name="Tabla3.D2" office:value-type="string">
            <text:p text:style-name="P58"/>
          </table:table-cell>
        </table:table-row>
        <table:table-row>
          <table:table-cell table:style-name="Tabla3.A2" office:value-type="string">
            <text:p text:style-name="P58">RQI<text:span text:style-name="T49">4</text:span></text:p>
          </table:table-cell>
          <table:table-cell table:style-name="Tabla3.B2" office:value-type="string">
            <text:p text:style-name="P58">Se debe mostrar una brújula en el mapa de inicio</text:p>
          </table:table-cell>
          <table:table-cell table:style-name="Tabla3.B2" office:value-type="string">
            <text:p text:style-name="P58">3</text:p>
          </table:table-cell>
          <table:table-cell table:style-name="Tabla3.D2" office:value-type="string">
            <text:p text:style-name="P58"/>
          </table:table-cell>
        </table:table-row>
        <table:table-row>
          <table:table-cell table:style-name="Tabla3.A2" office:value-type="string">
            <text:p text:style-name="P58">RQI<text:span text:style-name="T49">5</text:span></text:p>
          </table:table-cell>
          <table:table-cell table:style-name="Tabla3.B2" office:value-type="string">
            <text:p text:style-name="P58">Todos los listados de la aplicación deben contener una zona inferior de filtrado y eliminación.</text:p>
          </table:table-cell>
          <table:table-cell table:style-name="Tabla3.B2" office:value-type="string">
            <text:p text:style-name="P58">2</text:p>
          </table:table-cell>
          <table:table-cell table:style-name="Tabla3.D2" office:value-type="string">
            <text:p text:style-name="P58"/>
          </table:table-cell>
        </table:table-row>
        <table:table-row>
          <table:table-cell table:style-name="Tabla3.A2" office:value-type="string">
            <text:p text:style-name="P58">RQI<text:span text:style-name="T49">6</text:span></text:p>
          </table:table-cell>
          <table:table-cell table:style-name="Tabla3.B2" office:value-type="string">
            <text:p text:style-name="P58">Se debe mostrar la lista de puntos de localización que el usuario tiene almacenados, en su respectiva pantalla.</text:p>
            <text:p text:style-name="P58">Esta pantalla contendrá un botón propio para compartir un punto de localización.</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7</text:span></text:p>
          </table:table-cell>
          <table:table-cell table:style-name="Tabla3.B2" office:value-type="string">
            <text:p text:style-name="P58">Se debe mostrar la lista de rutas del usuario en su respectiva pantalla. Esta pantalla contendrá un botón propio para crear una nueva rut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8</text:span></text:p>
          </table:table-cell>
          <table:table-cell table:style-name="Tabla3.B2" office:value-type="string">
            <text:p text:style-name="P58">Se debe mostrar el mapa de la sección de descarga offline.</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9</text:span></text:p>
          </table:table-cell>
          <table:table-cell table:style-name="Tabla3.B2" office:value-type="string">
            <text:p text:style-name="P58">La sección offline debe mostrar un botón para descargar la zona actual y otro para mostrar la lista de regiones descargadas.</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text:span text:style-name="T49">10</text:span></text:p>
          </table:table-cell>
          <table:table-cell table:style-name="Tabla3.B2" office:value-type="string">
            <text:p text:style-name="P58">Cuando el usuario quiera crear una nueva ruta, debe aparecer una nueva pantalla <text:soft-page-break/>con un mapa donde el usuario podrá generar la nueva rut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1<text:span text:style-name="T49">1</text:span></text:p>
          </table:table-cell>
          <table:table-cell table:style-name="Tabla3.B2" office:value-type="string">
            <text:p text:style-name="P58">Debe aparecer una pantalla de login. Tendrá un input para el <text:span text:style-name="T38">correo</text:span> <text:span text:style-name="T38">del</text:span> usuario y otro para la contraseña. Además tendrá un hiperenlace para recuperar la contraseña.</text:p>
          </table:table-cell>
          <table:table-cell table:style-name="Tabla3.B2" office:value-type="string">
            <text:p text:style-name="P58">1</text:p>
          </table:table-cell>
          <table:table-cell table:style-name="Tabla3.D2" office:value-type="string">
            <text:p text:style-name="P58"/>
          </table:table-cell>
        </table:table-row>
        <table:table-row>
          <table:table-cell table:style-name="Tabla3.A2" office:value-type="string">
            <text:p text:style-name="P58">RQI1<text:span text:style-name="T49">2</text:span></text:p>
          </table:table-cell>
          <table:table-cell table:style-name="Tabla3.B2" office:value-type="string">
            <text:p text:style-name="P58">Debe aparecer una pantalla con información del usuario. Además contendrá un botón para cambiar la contraseña de la cuenta, <text:span text:style-name="T38">otro para cerrar la sesión actual y uno último que permita acceder al tutorial de la aplicación</text:span>.</text:p>
          </table:table-cell>
          <table:table-cell table:style-name="Tabla3.B2" office:value-type="string">
            <text:p text:style-name="P58">3</text:p>
          </table:table-cell>
          <table:table-cell table:style-name="Tabla3.D2" office:value-type="string">
            <text:p text:style-name="P58"/>
          </table:table-cell>
        </table:table-row>
        <table:table-row>
          <table:table-cell table:style-name="Tabla3.A15" office:value-type="string">
            <text:p text:style-name="P59">RQI1<text:span text:style-name="T49">3</text:span></text:p>
          </table:table-cell>
          <table:table-cell table:style-name="Tabla3.B15" office:value-type="string">
            <text:p text:style-name="P62">El tutorial debe estar fragmentado en secciones, por las cuelas el usuario pueda orientarse y así poder buscar la información del tema que le atañe.</text:p>
          </table:table-cell>
          <table:table-cell table:style-name="Tabla3.B15" office:value-type="string">
            <text:p text:style-name="P62">4</text:p>
          </table:table-cell>
          <table:table-cell table:style-name="Tabla3.D15" office:value-type="string">
            <text:p text:style-name="P58"/>
          </table:table-cell>
        </table:table-row>
      </table:table>
      <text:p text:style-name="P48"/>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8">Requisitos no Funcionales</text:p>
          </table:table-cell>
          <table:covered-table-cell/>
          <table:covered-table-cell/>
          <table:covered-table-cell/>
        </table:table-row>
        <table:table-row>
          <table:table-cell table:style-name="Tabla4.A2" office:value-type="string">
            <text:p text:style-name="P58">Código</text:p>
          </table:table-cell>
          <table:table-cell table:style-name="Tabla4.B2" office:value-type="string">
            <text:p text:style-name="P58">Descripción</text:p>
          </table:table-cell>
          <table:table-cell table:style-name="Tabla4.B2" office:value-type="string">
            <text:p text:style-name="P58">Prioridad</text:p>
          </table:table-cell>
          <table:table-cell table:style-name="Tabla4.D2" office:value-type="string">
            <text:p text:style-name="P58">Fecha</text:p>
          </table:table-cell>
        </table:table-row>
        <table:table-row>
          <table:table-cell table:style-name="Tabla4.A2" office:value-type="string">
            <text:p text:style-name="P58">RQD1</text:p>
          </table:table-cell>
          <table:table-cell table:style-name="Tabla4.B2" office:value-type="string">
            <text:p text:style-name="P15">La aplicación debe consumir los menos recursos posibles.</text:p>
          </table:table-cell>
          <table:table-cell table:style-name="Tabla4.B2" office:value-type="string">
            <text:p text:style-name="P58">2</text:p>
          </table:table-cell>
          <table:table-cell table:style-name="Tabla4.D2" office:value-type="string">
            <text:p text:style-name="P58"/>
          </table:table-cell>
        </table:table-row>
        <table:table-row table:style-name="Tabla4.4">
          <table:table-cell table:style-name="Tabla4.A2" office:value-type="string">
            <text:p text:style-name="P58">RQD2</text:p>
          </table:table-cell>
          <table:table-cell table:style-name="Tabla4.B2" office:value-type="string">
            <text:p text:style-name="P15">Debe ocupar lo mínimo posible en memoria.</text:p>
          </table:table-cell>
          <table:table-cell table:style-name="Tabla4.B2" office:value-type="string">
            <text:p text:style-name="P58">2</text:p>
          </table:table-cell>
          <table:table-cell table:style-name="Tabla4.D2" office:value-type="string">
            <text:p text:style-name="P58"/>
          </table:table-cell>
        </table:table-row>
      </table:table>
      <text:p text:style-name="P48"/>
      <text:p text:style-name="P10"><text:span text:style-name="Fuente_20_de_20_párrafo_20_predeter."><text:span text:style-name="T4">1.4 Alternativas de solución</text:span></text:span></text:p>
      <text:p text:style-name="P14">Debido al carácter de la aplicación quedan descartadas todas las posibles soluciones para plataformas no móviles.</text:p>
      <text:p text:style-name="P48"/>
      <text:p text:style-name="P48">1.4.1 Alternativa I</text:p>
      <text:p text:style-name="P14">La primera alternativa consiste en desarrollar la aplicación para dispositivos móviles, en este caso son sistemas Android. Se almacenarán los datos utilizando la plataforma FireBase. <text:span text:style-name="T23">Se apoyará en las librerías de mapas de Google Maps y MapBox.</text:span> <text:s/></text:p>
      <text:p text:style-name="P14"/>
      <text:p text:style-name="P14">1.4.1.1 Hardware</text:p>
      <text:p text:style-name="P56"><text:span text:style-name="T8">Se utilizará un servidor de </text:span><text:span text:style-name="T14">almacenamiento Real</text:span><text:span text:style-name="T16">t</text:span><text:span text:style-name="T14">ime de </text:span><text:span text:style-name="T8">la plataforma FireBase para almacenar los datos </text:span><text:span text:style-name="T14">en tiempo real, permitiendo </text:span><text:span text:style-name="T15">una sincronización de datos que cambian constantemente</text:span><text:span text:style-name="T8">.</text:span></text:p>
      <text:p text:style-name="P14"/>
      <text:p text:style-name="P14">1.4.1.2 Requisitos</text:p>
      <text:p text:style-name="P14">La aplicación solo puede ser desplegada en dispositivos móviles.</text:p>
      <text:p text:style-name="P14"><text:soft-page-break/></text:p>
      <text:p text:style-name="P14">1.4.1.3 Tecnologías</text:p>
      <text:p text:style-name="P14">Servidor <text:span text:style-name="T39">Realtime Database de la plataforma Firebase</text:span>, programación en Java. Front en xml.</text:p>
      <text:p text:style-name="P14">Además también se trabajaran con librerías externas para la configuración de los mapas <text:span text:style-name="T39">y rutas</text:span>, en este caso se utilizará una combinación de Google Maps y Mapbox.</text:p>
      <text:p text:style-name="P14"/>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14"/>
      <table:table table:name="Tabla5" table:style-name="Tabla5">
        <table:table-column table:style-name="Tabla5.A"/>
        <table:table-column table:style-name="Tabla5.B"/>
        <table:table-column table:style-name="Tabla5.C"/>
        <table:table-row>
          <table:table-cell table:style-name="Tabla5.A1" office:value-type="string">
            <text:p text:style-name="P58">Riesgo</text:p>
          </table:table-cell>
          <table:table-cell table:style-name="Tabla5.A1" office:value-type="string">
            <text:p text:style-name="P58">Porcentaje</text:p>
          </table:table-cell>
          <table:table-cell table:style-name="Tabla5.C1" office:value-type="string">
            <text:p text:style-name="P58">Importancia</text:p>
          </table:table-cell>
        </table:table-row>
        <table:table-row>
          <table:table-cell table:style-name="Tabla5.A2" office:value-type="string">
            <text:p text:style-name="P58">Utilización de tecnologías desconocidas para los desarrolladores.</text:p>
          </table:table-cell>
          <table:table-cell table:style-name="Tabla5.A2" office:value-type="string">
            <text:p text:style-name="P58">20%</text:p>
          </table:table-cell>
          <table:table-cell table:style-name="Tabla5.C2" office:value-type="string">
            <text:p text:style-name="P58">1</text:p>
          </table:table-cell>
        </table:table-row>
        <table:table-row>
          <table:table-cell table:style-name="Tabla5.A2" office:value-type="string">
            <text:p text:style-name="P58">Incumplimiento de los plazos</text:p>
          </table:table-cell>
          <table:table-cell table:style-name="Tabla5.A2" office:value-type="string">
            <text:p text:style-name="P58">10%</text:p>
          </table:table-cell>
          <table:table-cell table:style-name="Tabla5.C2" office:value-type="string">
            <text:p text:style-name="P58">1</text:p>
          </table:table-cell>
        </table:table-row>
        <table:table-row>
          <table:table-cell table:style-name="Tabla5.A2" office:value-type="string">
            <text:p text:style-name="P58">Poca estabilidad en los plazos de desarrollo</text:p>
          </table:table-cell>
          <table:table-cell table:style-name="Tabla5.A2" office:value-type="string">
            <text:p text:style-name="P58">15%</text:p>
          </table:table-cell>
          <table:table-cell table:style-name="Tabla5.C2" office:value-type="string">
            <text:p text:style-name="P58">2</text:p>
          </table:table-cell>
        </table:table-row>
        <table:table-row>
          <table:table-cell table:style-name="Tabla5.A2" office:value-type="string">
            <text:p text:style-name="P58">Limitación de recursos por las plataformas</text:p>
          </table:table-cell>
          <table:table-cell table:style-name="Tabla5.A2" office:value-type="string">
            <text:p text:style-name="P58">20%</text:p>
          </table:table-cell>
          <table:table-cell table:style-name="Tabla5.C2" office:value-type="string">
            <text:p text:style-name="P58">3</text:p>
          </table:table-cell>
        </table:table-row>
        <table:table-row>
          <table:table-cell table:style-name="Tabla5.A2" office:value-type="string">
            <text:p text:style-name="P58">Problemas para soportar un número elevado de usuarios</text:p>
          </table:table-cell>
          <table:table-cell table:style-name="Tabla5.A2" office:value-type="string">
            <text:p text:style-name="P58">15%</text:p>
          </table:table-cell>
          <table:table-cell table:style-name="Tabla5.C2" office:value-type="string">
            <text:p text:style-name="P58">3</text:p>
          </table:table-cell>
        </table:table-row>
        <table:table-row>
          <table:table-cell table:style-name="Tabla5.A2" office:value-type="string">
            <text:p text:style-name="P58">Compatibilidad entre dispositivos</text:p>
          </table:table-cell>
          <table:table-cell table:style-name="Tabla5.A2" office:value-type="string">
            <text:p text:style-name="P58">10%</text:p>
          </table:table-cell>
          <table:table-cell table:style-name="Tabla5.C2" office:value-type="string">
            <text:p text:style-name="P58">1</text:p>
          </table:table-cell>
        </table:table-row>
        <table:table-row>
          <table:table-cell table:style-name="Tabla5.A2" office:value-type="string">
            <text:p text:style-name="P58">Elevado tiempo de formación en las nuevas tecnologías</text:p>
          </table:table-cell>
          <table:table-cell table:style-name="Tabla5.A2" office:value-type="string">
            <text:p text:style-name="P58">10%</text:p>
          </table:table-cell>
          <table:table-cell table:style-name="Tabla5.C2" office:value-type="string">
            <text:p text:style-name="P58">2</text:p>
          </table:table-cell>
        </table:table-row>
      </table:table>
      <text:p text:style-name="P14"/>
      <text:p text:style-name="P48">1.4.2 Alternativa II</text:p>
      <text:p text:style-name="P10"><text:span text:style-name="Fuente_20_de_20_párrafo_20_predeter."><text:span text:style-name="T8">La segunda alternativa consiste en desarrollar la aplicación para dispositivos móviles como teléfonos y S</text:span></text:span><text:span text:style-name="Fuente_20_de_20_párrafo_20_predeter."><text:span text:style-name="T9">martWath’s,</text:span></text:span><text:span text:style-name="Fuente_20_de_20_párrafo_20_predeter."><text:span text:style-name="T8"> en este caso para sistemas Android e IOS. Se almacenarán los datos utilizando la plataforma FireBase y accederemos a estos a través de una Api de est</text:span></text:span><text:span text:style-name="Fuente_20_de_20_párrafo_20_predeter."><text:span text:style-name="T11">a</text:span></text:span><text:span text:style-name="Fuente_20_de_20_párrafo_20_predeter."><text:span text:style-name="T8"> misma plataforma. <text:s/></text:span></text:span></text:p>
      <text:p text:style-name="P14">1.4.1.1 Hardware</text:p>
      <text:p text:style-name="P14">Se utilizará un servidor de la plataforma FireBase para almacenar los datos.</text:p>
      <text:p text:style-name="P14"/>
      <text:p text:style-name="P14">1.4.1.2 Requisitos</text:p>
      <text:p text:style-name="P10"><text:span text:style-name="Fuente_20_de_20_párrafo_20_predeter."><text:span text:style-name="T8">La aplicación solo puede ser desplegada en teléfonos móviles y S</text:span></text:span><text:span text:style-name="Fuente_20_de_20_párrafo_20_predeter."><text:span text:style-name="T9">martWath’s</text:span></text:span><text:span text:style-name="Fuente_20_de_20_párrafo_20_predeter."><text:span text:style-name="T8">.</text:span></text:span></text:p>
      <text:p text:style-name="P14"/>
      <text:p text:style-name="P14">1.4.1.3 Tecnologías</text:p>
      <text:p text:style-name="P14">Servidor de base de datos y Api de FireBase, programación en Flutter. Front en xml.</text:p>
      <text:p text:style-name="P14">Además también se trabajaran con librerías externas para la configuración de los mapas, en este caso se utilizará una combinación de Google Maps y Mapbox.</text:p>
      <text:p text:style-name="P48"/>
      <text:p text:style-name="P14">1.4.1.4 Estudio de Riesgos</text:p>
      <text:p text:style-name="P14"><text:soft-page-break/>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20"></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20"></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Despreciable (Sufrimos inconvenientes)</text:span></text:span></text:p>
      <text:p text:style-name="P14"/>
      <table:table table:name="Tabla6" table:style-name="Tabla6">
        <table:table-column table:style-name="Tabla6.A"/>
        <table:table-column table:style-name="Tabla6.B"/>
        <table:table-column table:style-name="Tabla6.C"/>
        <table:table-row>
          <table:table-cell table:style-name="Tabla6.A1" office:value-type="string">
            <text:p text:style-name="P58">Riesgo</text:p>
          </table:table-cell>
          <table:table-cell table:style-name="Tabla6.A1" office:value-type="string">
            <text:p text:style-name="P58">Porcentaje</text:p>
          </table:table-cell>
          <table:table-cell table:style-name="Tabla6.C1" office:value-type="string">
            <text:p text:style-name="P58">Importancia</text:p>
          </table:table-cell>
        </table:table-row>
        <table:table-row>
          <table:table-cell table:style-name="Tabla6.A2" office:value-type="string">
            <text:p text:style-name="P58">Utilización de tecnologías desconocidas para los desarrolladores.</text:p>
          </table:table-cell>
          <table:table-cell table:style-name="Tabla6.A2" office:value-type="string">
            <text:p text:style-name="P58">30%</text:p>
          </table:table-cell>
          <table:table-cell table:style-name="Tabla6.C2" office:value-type="string">
            <text:p text:style-name="P58">1</text:p>
          </table:table-cell>
        </table:table-row>
        <table:table-row>
          <table:table-cell table:style-name="Tabla6.A2" office:value-type="string">
            <text:p text:style-name="P58">Incumplimiento de los plazos</text:p>
          </table:table-cell>
          <table:table-cell table:style-name="Tabla6.A2" office:value-type="string">
            <text:p text:style-name="P58">10%</text:p>
          </table:table-cell>
          <table:table-cell table:style-name="Tabla6.C2" office:value-type="string">
            <text:p text:style-name="P58">1</text:p>
          </table:table-cell>
        </table:table-row>
        <table:table-row>
          <table:table-cell table:style-name="Tabla6.A2" office:value-type="string">
            <text:p text:style-name="P58">Poca estabilidad en los plazos de desarrollo</text:p>
          </table:table-cell>
          <table:table-cell table:style-name="Tabla6.A2" office:value-type="string">
            <text:p text:style-name="P58">20%</text:p>
          </table:table-cell>
          <table:table-cell table:style-name="Tabla6.C2" office:value-type="string">
            <text:p text:style-name="P58">2</text:p>
          </table:table-cell>
        </table:table-row>
        <table:table-row>
          <table:table-cell table:style-name="Tabla6.A2" office:value-type="string">
            <text:p text:style-name="P58">Limitación de recursos por las plataformas</text:p>
          </table:table-cell>
          <table:table-cell table:style-name="Tabla6.A2" office:value-type="string">
            <text:p text:style-name="P58">20%</text:p>
          </table:table-cell>
          <table:table-cell table:style-name="Tabla6.C2" office:value-type="string">
            <text:p text:style-name="P58">3</text:p>
          </table:table-cell>
        </table:table-row>
        <table:table-row>
          <table:table-cell table:style-name="Tabla6.A2" office:value-type="string">
            <text:p text:style-name="P58">Problemas para soportar un número elevado de usuarios</text:p>
          </table:table-cell>
          <table:table-cell table:style-name="Tabla6.A2" office:value-type="string">
            <text:p text:style-name="P58">10%</text:p>
          </table:table-cell>
          <table:table-cell table:style-name="Tabla6.C2" office:value-type="string">
            <text:p text:style-name="P58">3</text:p>
          </table:table-cell>
        </table:table-row>
        <table:table-row>
          <table:table-cell table:style-name="Tabla6.A2" office:value-type="string">
            <text:p text:style-name="P58">Elevado tiempo de formación en las nuevas tecnologías</text:p>
          </table:table-cell>
          <table:table-cell table:style-name="Tabla6.A2" office:value-type="string">
            <text:p text:style-name="P58">10%</text:p>
          </table:table-cell>
          <table:table-cell table:style-name="Tabla6.C2" office:value-type="string">
            <text:p text:style-name="P58">2</text:p>
          </table:table-cell>
        </table:table-row>
      </table:table>
      <text:p text:style-name="P14"/>
      <text:p text:style-name="P48">1.5 Justificación de la alternativa seleccionada</text:p>
      <text:p text:style-name="P14">Escogeremos la primera alternativa para llevar a cabo la aplicación.</text:p>
      <text:p text:style-name="P14">La aplicación será realizada para dispositivos Android. Es la solución más versátil y con más salidas de mercado, debido a la gran popularidad de este sistema. El hecho de que trabajemos con un sistema de software libre nos permite reducir costes.</text:p>
      <text:p text:style-name="P14">La idea de adaptar la aplicación para las plataformas SmartWatch queda eliminada, ya que supondría un aumento en el tiempo de desarrollo, además de evitarnos posibles licencias de pago como sucede con Apple.</text:p>
      <text:p text:style-name="P14"/>
      <text:p text:style-name="P10"><text:span text:style-name="Fuente_20_de_20_párrafo_20_predeter."><text:span text:style-name="T4">2. Gestión del Proyecto</text:span></text:span></text:p>
      <text:p text:style-name="P48">2.1 Estrategia de desarrollo</text:p>
      <text:p text:style-name="P1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4"/>
      <text:p text:style-name="P48">2.2 Diagrama de hitos</text:p>
      <table:table table:name="Tabla7" table:style-name="Tabla7">
        <table:table-column table:style-name="Tabla7.A" table:number-columns-repeated="2"/>
        <table:table-row>
          <table:table-cell table:style-name="Tabla7.A1" office:value-type="string">
            <text:p text:style-name="P17">Actividad</text:p>
          </table:table-cell>
          <table:table-cell table:style-name="Tabla7.A1" office:value-type="string">
            <text:p text:style-name="P17">Finalización (Días)</text:p>
          </table:table-cell>
        </table:table-row>
        <table:table-row>
          <table:table-cell table:style-name="Tabla7.A1" office:value-type="string">
            <text:p text:style-name="P16">Creación del esqueleto completo de la aplicación (Layouts)</text:p>
          </table:table-cell>
          <table:table-cell table:style-name="Tabla7.A1" office:value-type="string">
            <text:p text:style-name="P17">2</text:p>
          </table:table-cell>
        </table:table-row>
        <table:table-row>
          <table:table-cell table:style-name="Tabla7.A1" office:value-type="string">
            <text:p text:style-name="P16">Almacenador y visualizador de mapas sin conexión. (Aquí podrás descargar mapas y visualizarlos. <text:span text:style-name="T50">Además aparecerán los puntos de localización favoritos y/o que son propios del usuario. Se podrán crear, </text:span><text:soft-page-break/><text:span text:style-name="T50">editar o eliminar las localizaciones.</text:span>)</text:p>
          </table:table-cell>
          <table:table-cell table:style-name="Tabla7.A1" office:value-type="string">
            <text:p text:style-name="P17">16</text:p>
          </table:table-cell>
        </table:table-row>
        <table:table-row>
          <table:table-cell table:style-name="Tabla7.A1" office:value-type="string">
            <text:p text:style-name="P16">Creador de rutas</text:p>
          </table:table-cell>
          <table:table-cell table:style-name="Tabla7.A1" office:value-type="string">
            <text:p text:style-name="P17">16</text:p>
          </table:table-cell>
        </table:table-row>
        <table:table-row>
          <table:table-cell table:style-name="Tabla7.A1" office:value-type="string">
            <text:p text:style-name="P16">Creación <text:span text:style-name="T51">y estructuración de la</text:span> la base de datos. <text:span text:style-name="T51">(Trabajamos con una base de datos NoSQL, mediante la utilización de ficheros JSON.)</text:span></text:p>
          </table:table-cell>
          <table:table-cell table:style-name="Tabla7.A1" office:value-type="string">
            <text:p text:style-name="P17">14</text:p>
          </table:table-cell>
        </table:table-row>
        <table:table-row>
          <table:table-cell table:style-name="Tabla7.A1" office:value-type="string">
            <text:p text:style-name="P16">Creador de punto de localización de interés, junto con la visualización de sus datos.</text:p>
          </table:table-cell>
          <table:table-cell table:style-name="Tabla7.A1" office:value-type="string">
            <text:p text:style-name="P17">7</text:p>
          </table:table-cell>
        </table:table-row>
        <table:table-row>
          <table:table-cell table:style-name="Tabla7.A1" office:value-type="string">
            <text:p text:style-name="P16">Listado de Rutas</text:p>
          </table:table-cell>
          <table:table-cell table:style-name="Tabla7.A1" office:value-type="string">
            <text:p text:style-name="P17">1</text:p>
          </table:table-cell>
        </table:table-row>
        <table:table-row>
          <table:table-cell table:style-name="Tabla7.A1" office:value-type="string">
            <text:p text:style-name="P16">Listado de puntos de localización propios <text:span text:style-name="T40">y/o favoritos.</text:span></text:p>
          </table:table-cell>
          <table:table-cell table:style-name="Tabla7.A1" office:value-type="string">
            <text:p text:style-name="P17">1</text:p>
          </table:table-cell>
        </table:table-row>
        <table:table-row>
          <table:table-cell table:style-name="Tabla7.A1" office:value-type="string">
            <text:p text:style-name="P16">Mapa principal <text:span text:style-name="T52">centrado </text:span>según la posición actual <text:span text:style-name="T52">del usuario </text:span>o por defecto si no tienes conexión. <text:span text:style-name="T53">(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17">14</text:p>
          </table:table-cell>
        </table:table-row>
        <table:table-row>
          <table:table-cell table:style-name="Tabla7.A1" office:value-type="string">
            <text:p text:style-name="P16">Traspaso de datos de la base de datos online a la local de nuestra aplicación.</text:p>
          </table:table-cell>
          <table:table-cell table:style-name="Tabla7.A1" office:value-type="string">
            <text:p text:style-name="P17">2</text:p>
          </table:table-cell>
        </table:table-row>
        <table:table-row>
          <table:table-cell table:style-name="Tabla7.A1" office:value-type="string">
            <text:p text:style-name="P16">Creación de <text:span text:style-name="T54">la pantalla de login</text:span> <text:span text:style-name="T54">y de la sección de información de la applicación.</text:span></text:p>
          </table:table-cell>
          <table:table-cell table:style-name="Tabla7.A1" office:value-type="string">
            <text:p text:style-name="P17">3</text:p>
          </table:table-cell>
        </table:table-row>
      </table:table>
      <text:p text:style-name="P14"/>
      <text:p text:style-name="P50">3 Análisis de sistemas de información</text:p>
      <text:p text:style-name="P50">3.1 Descripción general del entorno tecnológico del sistema</text:p>
      <text:p text:style-name="P14">El sistema se va a implementar para los dispositivos Android, utilizando java como lenguaje de programación.</text:p>
      <text:p text:style-name="P14">Se utilizará el framework de Android Studio para la para mayor parte del desarrollo de la aplicación y FireBase <text:span text:style-name="T55">Realtime </text:span>para la base de datos.</text:p>
      <text:p text:style-name="P14"/>
      <text:p text:style-name="P48">3.2 Alcance del sistema</text:p>
      <text:p text:style-name="P14">El sistema debe ser capaz de:</text:p>
      <text:list xml:id="list1175697153" text:style-name="L3">
        <text:list-item>
          <text:p text:style-name="P107">Crear, almacenar y visualizar rutas de senderismo.</text:p>
        </text:list-item>
        <text:list-item>
          <text:p text:style-name="P107">Crear, almacenar y visualizar puntos de interés, con la opción extra de compartirlos a los demás usuarios de la aplicación.</text:p>
        </text:list-item>
        <text:list-item>
          <text:p text:style-name="P107">Descargar, almacenar y visualizar mapas sin conexión.</text:p>
        </text:list-item>
        <text:list-item>
          <text:p text:style-name="P107">Realizar filtrados específicos en el mapa principal.</text:p>
        </text:list-item>
      </text:list>
      <text:p text:style-name="P14">El sistema se comunicará con lo siguiente:</text:p>
      <text:list xml:id="list333031386" text:style-name="L4">
        <text:list-item>
          <text:p text:style-name="P108">La Api de Google Maps <text:span text:style-name="T24">y MapBox</text:span>.</text:p>
        </text:list-item>
        <text:list-item>
          <text:p text:style-name="P108">Una base de datos alojada en FireBase.</text:p>
        </text:list-item>
      </text:list>
      <text:p text:style-name="P14"/>
      <text:p text:style-name="P10"><text:span text:style-name="Fuente_20_de_20_párrafo_20_predeter."><text:span text:style-name="T3">3.3 Catálogo de usuarios</text:span></text:span></text:p>
      <table:table table:name="Tabla8" table:style-name="Tabla8">
        <table:table-column table:style-name="Tabla8.A" table:number-columns-repeated="2"/>
        <text:soft-page-break/>
        <table:table-row>
          <table:table-cell table:style-name="Tabla8.A1" office:value-type="string">
            <text:p text:style-name="P74">Tipos de Usuario</text:p>
          </table:table-cell>
          <table:table-cell table:style-name="Tabla8.B1" office:value-type="string">
            <text:p text:style-name="P74">Especificación</text:p>
          </table:table-cell>
        </table:table-row>
        <table:table-row>
          <table:table-cell table:style-name="Tabla8.A2" office:value-type="string">
            <text:p text:style-name="P15">Participantes anónimos</text:p>
          </table:table-cell>
          <table:table-cell table:style-name="Tabla8.B2" office:value-type="string">
            <text:p text:style-name="P15">Probarán la aplicación durante una semana en diferentes localizaciones, es decir, se encargarán de testear la alpha.</text:p>
          </table:table-cell>
        </table:table-row>
        <table:table-row>
          <table:table-cell table:style-name="Tabla8.A2" office:value-type="string">
            <text:p text:style-name="P15">Usuarios finales</text:p>
          </table:table-cell>
          <table:table-cell table:style-name="Tabla8.B2" office:value-type="string">
            <text:p text:style-name="P15">Personas familiarizadas con el senderismo, la acampada, el vivaqueo o el turismo.</text:p>
          </table:table-cell>
        </table:table-row>
      </table:table>
      <text:p text:style-name="P14"/>
      <text:p text:style-name="P10"><text:span text:style-name="Fuente_20_de_20_párrafo_20_predeter."><text:span text:style-name="T3">3.4 Establecimiento de Requisitos</text:span></text:span></text:p>
      <text:p text:style-name="P11">3.4.1 Obtención de requisitos</text:p>
      <text:p text:style-name="P14">Se adjunta a este documento una serie de formularios rellenados por futuros posibles clientes de la aplicación.</text:p>
      <text:p text:style-name="P11"/>
      <text:p text:style-name="P48">3.5 Casos de uso</text:p>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A1" office:value-type="string">
            <text:p text:style-name="P16">Loguearse en la aplicación</text:p>
          </table:table-cell>
        </table:table-row>
        <table:table-row>
          <table:table-cell table:style-name="Tabla9.A1" office:value-type="string">
            <text:p text:style-name="P16">Descripción</text:p>
          </table:table-cell>
          <table:table-cell table:style-name="Tabla9.A1" office:value-type="string">
            <text:p text:style-name="P16">El usuario desea loguearse en la aplicación con su cuenta.</text:p>
          </table:table-cell>
        </table:table-row>
        <table:table-row>
          <table:table-cell table:style-name="Tabla9.A1" office:value-type="string">
            <text:p text:style-name="P16">Precondición</text:p>
          </table:table-cell>
          <table:table-cell table:style-name="Tabla9.A1" office:value-type="string">
            <text:p text:style-name="P16">El usuario debe tener una cuenta en la aplicación.</text:p>
          </table:table-cell>
        </table:table-row>
        <table:table-row>
          <table:table-cell table:style-name="Tabla9.A1" office:value-type="string">
            <text:p text:style-name="P16">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7">1</text:p>
                </table:table-cell>
                <table:table-cell table:style-name="Tabla10.A1" office:value-type="string">
                  <text:p text:style-name="P16">El usuario inserta su nombre de usuario y contraseña.</text:p>
                </table:table-cell>
              </table:table-row>
              <table:table-row>
                <table:table-cell table:style-name="Tabla10.A1" office:value-type="string">
                  <text:p text:style-name="P17">2</text:p>
                </table:table-cell>
                <table:table-cell table:style-name="Tabla10.A1" office:value-type="string">
                  <text:p text:style-name="P16">Si el nombre de usuario y contraseña son correctos el sistema carga la primera pantalla de inicio de la aplicación.</text:p>
                </table:table-cell>
              </table:table-row>
            </table:table>
            <text:p text:style-name="P14"/>
          </table:table-cell>
        </table:table-row>
        <table:table-row>
          <table:table-cell table:style-name="Tabla9.A1" office:value-type="string">
            <text:p text:style-name="P16">Errores / Alternativas</text:p>
          </table:table-cell>
          <table:table-cell table:style-name="Tabla9.A1" office:value-type="string">
            <text:p text:style-name="P16"><text:span text:style-name="T41">2 </text:span><text:span text:style-name="T42">→ </text:span>Si el usuario o contraseña es incorrecto, el sistema mostrará un mensaje de error por pantalla.</text:p>
          </table:table-cell>
        </table:table-row>
        <table:table-row>
          <table:table-cell table:style-name="Tabla9.A1" office:value-type="string">
            <text:p text:style-name="P16">Postcondiciones</text:p>
          </table:table-cell>
          <table:table-cell table:style-name="Tabla9.A1" office:value-type="string">
            <text:p text:style-name="P16">Usuario logueado.</text:p>
          </table:table-cell>
        </table:table-row>
        <table:table-row>
          <table:table-cell table:style-name="Tabla9.A1" office:value-type="string">
            <text:p text:style-name="P16">Notas</text:p>
          </table:table-cell>
          <table:table-cell table:style-name="Tabla9.A1" office:value-type="string">
            <text:p text:style-name="P16">No</text:p>
          </table:table-cell>
        </table:table-row>
      </table:table>
      <text:p text:style-name="P14"/>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A1" office:value-type="string">
            <text:p text:style-name="P16">Crear una cuenta en la aplicación</text:p>
          </table:table-cell>
        </table:table-row>
        <table:table-row>
          <table:table-cell table:style-name="Tabla11.A1" office:value-type="string">
            <text:p text:style-name="P16">Descripción</text:p>
          </table:table-cell>
          <table:table-cell table:style-name="Tabla11.A1" office:value-type="string">
            <text:p text:style-name="P16">El usuario desea crear<text:span text:style-name="T56">se</text:span> una cuenta en la aplicación.</text:p>
          </table:table-cell>
        </table:table-row>
        <table:table-row>
          <table:table-cell table:style-name="Tabla11.A1" office:value-type="string">
            <text:p text:style-name="P16">Precondición</text:p>
          </table:table-cell>
          <table:table-cell table:style-name="Tabla11.A1" office:value-type="string">
            <text:p text:style-name="P16">Ninguna</text:p>
          </table:table-cell>
        </table:table-row>
        <table:table-row>
          <table:table-cell table:style-name="Tabla11.A1" office:value-type="string">
            <text:p text:style-name="P16">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7">1</text:p>
                </table:table-cell>
                <table:table-cell table:style-name="Tabla12.A1" office:value-type="string">
                  <text:p text:style-name="P16">El usuario hace click en el botón de “Crear cuenta”.</text:p>
                </table:table-cell>
              </table:table-row>
              <table:table-row>
                <table:table-cell table:style-name="Tabla12.A1" office:value-type="string">
                  <text:p text:style-name="P17">2</text:p>
                </table:table-cell>
                <table:table-cell table:style-name="Tabla12.A1" office:value-type="string">
                  <text:p text:style-name="P16">El sistema carga un formulario para el usuario.</text:p>
                </table:table-cell>
              </table:table-row>
              <table:table-row>
                <table:table-cell table:style-name="Tabla12.A1" office:value-type="string">
                  <text:p text:style-name="P17">3</text:p>
                </table:table-cell>
                <table:table-cell table:style-name="Tabla12.A1" office:value-type="string">
                  <text:p text:style-name="P16">El usuario rellena todos los datos necesarios del formulario.</text:p>
                </table:table-cell>
              </table:table-row>
              <table:table-row>
                <table:table-cell table:style-name="Tabla12.A1" office:value-type="string">
                  <text:p text:style-name="P17">4</text:p>
                </table:table-cell>
                <table:table-cell table:style-name="Tabla12.A1" office:value-type="string">
                  <text:p text:style-name="P16">Si todos los datos son correctos, el sistema almacena los datos, carga la página de login de la aplicación e informa al usuario que su cuenta <text:span text:style-name="T57">h</text:span>a sido creada con éxito.</text:p>
                </table:table-cell>
              </table:table-row>
            </table:table>
            <text:p text:style-name="P14"/>
          </table:table-cell>
        </table:table-row>
        <table:table-row>
          <table:table-cell table:style-name="Tabla11.A1" office:value-type="string">
            <text:p text:style-name="P16">Errores / Alternativas</text:p>
          </table:table-cell>
          <table:table-cell table:style-name="Tabla11.A1" office:value-type="string">
            <text:p text:style-name="P16"><text:span text:style-name="T44">4 </text:span><text:span text:style-name="T43">→</text:span><text:span text:style-name="T44"> </text:span>Si los datos del formulario no son correctos, el sistema informa de ello al usuario.</text:p>
          </table:table-cell>
        </table:table-row>
        <table:table-row>
          <table:table-cell table:style-name="Tabla11.A1" office:value-type="string">
            <text:p text:style-name="P16">Postcondiciones</text:p>
          </table:table-cell>
          <table:table-cell table:style-name="Tabla11.A1" office:value-type="string">
            <text:p text:style-name="P16">Cuenta de usuario creada.</text:p>
          </table:table-cell>
        </table:table-row>
        <table:table-row>
          <table:table-cell table:style-name="Tabla11.A1" office:value-type="string">
            <text:p text:style-name="P16">Notas</text:p>
          </table:table-cell>
          <table:table-cell table:style-name="Tabla11.A1" office:value-type="string">
            <text:p text:style-name="P16">No</text:p>
          </table:table-cell>
        </table:table-row>
      </table:table>
      <text:p text:style-name="P14"/>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A1" office:value-type="string">
            <text:p text:style-name="P16">Recuperar contraseña</text:p>
          </table:table-cell>
        </table:table-row>
        <table:table-row>
          <table:table-cell table:style-name="Tabla13.A1" office:value-type="string">
            <text:p text:style-name="P16">Descripción</text:p>
          </table:table-cell>
          <table:table-cell table:style-name="Tabla13.A1" office:value-type="string">
            <text:p text:style-name="P16">El usuario desea recuperar su contraseña.</text:p>
          </table:table-cell>
        </table:table-row>
        <table:table-row>
          <table:table-cell table:style-name="Tabla13.A1" office:value-type="string">
            <text:p text:style-name="P16">Precondición</text:p>
          </table:table-cell>
          <table:table-cell table:style-name="Tabla13.A1" office:value-type="string">
            <text:p text:style-name="P16">Ninguna.</text:p>
          </table:table-cell>
        </table:table-row>
        <table:table-row>
          <table:table-cell table:style-name="Tabla13.A1" office:value-type="string">
            <text:p text:style-name="P16">Secuencia <text:soft-page-break/>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7">1</text:p>
                </table:table-cell>
                <table:table-cell table:style-name="Tabla14.A1" office:value-type="string">
                  <text:p text:style-name="P16">El usuario hace click en “¿Olvido su contraseña?”.</text:p>
                </table:table-cell>
              </table:table-row>
              <table:table-row>
                <table:table-cell table:style-name="Tabla14.A1" office:value-type="string">
                  <text:p text:style-name="P17"><text:soft-page-break/>2</text:p>
                </table:table-cell>
                <table:table-cell table:style-name="Tabla14.A1" office:value-type="string">
                  <text:p text:style-name="P16">El sistema carga una nueva pantalla con un cuadro de texto para el correo electrónico.</text:p>
                </table:table-cell>
              </table:table-row>
              <table:table-row>
                <table:table-cell table:style-name="Tabla14.A1" office:value-type="string">
                  <text:p text:style-name="P17">3</text:p>
                </table:table-cell>
                <table:table-cell table:style-name="Tabla14.A1" office:value-type="string">
                  <text:p text:style-name="P16">El usuario escribe su correo en el cuadro de texto y <text:span text:style-name="T58">pulsa en el</text:span> botón “enviar”.</text:p>
                </table:table-cell>
              </table:table-row>
              <table:table-row>
                <table:table-cell table:style-name="Tabla14.A1" office:value-type="string">
                  <text:p text:style-name="P17">4</text:p>
                </table:table-cell>
                <table:table-cell table:style-name="Tabla14.A1" office:value-type="string">
                  <text:p text:style-name="P16">Si el correo es válido y la aplicación tiene conexión a internet, el sistema envía un <text:span text:style-name="T25">enlace para cambiar de clave</text:span> a ese correo e informa de ello al usuario.</text:p>
                </table:table-cell>
              </table:table-row>
              <table:table-row table:style-name="Tabla14.5">
                <table:table-cell table:style-name="Tabla14.A1" office:value-type="string">
                  <text:p text:style-name="P17">5</text:p>
                </table:table-cell>
                <table:table-cell table:style-name="Tabla14.A1" office:value-type="string">
                  <text:p text:style-name="P16">Si el usuario es el propietario de ese correo, <text:span text:style-name="T25">insertará la nueva contraseña a partir del enlace</text:span> <text:span text:style-name="T25">y pulsará en un botón para confirmar el cambio.</text:span></text:p>
                </table:table-cell>
              </table:table-row>
              <table:table-row>
                <table:table-cell table:style-name="Tabla14.A1" office:value-type="string">
                  <text:p text:style-name="P17">6</text:p>
                </table:table-cell>
                <table:table-cell table:style-name="Tabla14.A1" office:value-type="string">
                  <text:p text:style-name="P25">El sistema realiza el cambio de contraseña para la cuenta.</text:p>
                </table:table-cell>
              </table:table-row>
            </table:table>
            <text:p text:style-name="P14"/>
          </table:table-cell>
        </table:table-row>
        <table:table-row>
          <table:table-cell table:style-name="Tabla13.A1" office:value-type="string">
            <text:p text:style-name="P16">Errores / Alternativas</text:p>
          </table:table-cell>
          <table:table-cell table:style-name="Tabla13.A1" office:value-type="string">
            <text:p text:style-name="P52"><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el correo tiene un formato incorrecto o sino se encuentra almacenado en la aplicación, muestra un mensaje de error por pantalla.</text:span></text:span></text:p>
            <text:p text:style-name="P53"><text:span text:style-name="Fuente_20_de_20_párrafo_20_predeter."><text:span text:style-name="T10">5 </text:span></text:span><text:span text:style-name="Fuente_20_de_20_párrafo_20_predeter."><text:span text:style-name="T5">→ </text:span></text:span><text:span text:style-name="Fuente_20_de_20_párrafo_20_predeter."><text:span text:style-name="T10">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6">Postcondiciones</text:p>
          </table:table-cell>
          <table:table-cell table:style-name="Tabla13.A1" office:value-type="string">
            <text:p text:style-name="P16">El usuario cambia su contraseña.</text:p>
          </table:table-cell>
        </table:table-row>
        <table:table-row>
          <table:table-cell table:style-name="Tabla13.A1" office:value-type="string">
            <text:p text:style-name="P16">Notas</text:p>
          </table:table-cell>
          <table:table-cell table:style-name="Tabla13.A1" office:value-type="string">
            <text:p text:style-name="P26">No</text:p>
          </table:table-cell>
        </table:table-row>
      </table:table>
      <text:p text:style-name="P14"/>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A1" office:value-type="string">
            <text:p text:style-name="P16">Moverse entre las pantallas de la aplicación</text:p>
          </table:table-cell>
        </table:table-row>
        <table:table-row>
          <table:table-cell table:style-name="Tabla15.A1" office:value-type="string">
            <text:p text:style-name="P16">Descripción</text:p>
          </table:table-cell>
          <table:table-cell table:style-name="Tabla15.A1" office:value-type="string">
            <text:p text:style-name="P16">El usuario desea moverse a una de las pantallas adyacentes de la aplicación.</text:p>
          </table:table-cell>
        </table:table-row>
        <table:table-row>
          <table:table-cell table:style-name="Tabla15.A1" office:value-type="string">
            <text:p text:style-name="P16">Precondición</text:p>
          </table:table-cell>
          <table:table-cell table:style-name="Tabla15.A1" office:value-type="string">
            <text:p text:style-name="P16">Ninguna</text:p>
          </table:table-cell>
        </table:table-row>
        <table:table-row>
          <table:table-cell table:style-name="Tabla15.A1" office:value-type="string">
            <text:p text:style-name="P1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7">1</text:p>
                </table:table-cell>
                <table:table-cell table:style-name="Tabla16.A1" office:value-type="string">
                  <text:p text:style-name="P16">El usuario arrastra el dedo por la pantalla, en dirección a la pantalla que desea moverse.</text:p>
                </table:table-cell>
              </table:table-row>
              <table:table-row>
                <table:table-cell table:style-name="Tabla16.A1" office:value-type="string">
                  <text:p text:style-name="P17">2</text:p>
                </table:table-cell>
                <table:table-cell table:style-name="Tabla16.A1" office:value-type="string">
                  <text:p text:style-name="P16">Si existe una pantalla en esa dirección, el sistema carga esa pantalla.</text:p>
                </table:table-cell>
              </table:table-row>
            </table:table>
            <text:p text:style-name="P14"/>
          </table:table-cell>
        </table:table-row>
        <table:table-row>
          <table:table-cell table:style-name="Tabla15.A1" office:value-type="string">
            <text:p text:style-name="P16">Errores / Alternativas</text:p>
          </table:table-cell>
          <table:table-cell table:style-name="Tabla15.A1" office:value-type="string">
            <text:p text:style-name="P16">Si no existe una pantalla en esa dirección, se mantiene la pantalla actual.</text:p>
          </table:table-cell>
        </table:table-row>
        <table:table-row>
          <table:table-cell table:style-name="Tabla15.A1" office:value-type="string">
            <text:p text:style-name="P16">Postcondiciones</text:p>
          </table:table-cell>
          <table:table-cell table:style-name="Tabla15.A1" office:value-type="string">
            <text:p text:style-name="P16">El usuario se mueve entre las pantallas principales de la aplicación.</text:p>
          </table:table-cell>
        </table:table-row>
        <table:table-row>
          <table:table-cell table:style-name="Tabla15.A1" office:value-type="string">
            <text:p text:style-name="P16">Notas</text:p>
          </table:table-cell>
          <table:table-cell table:style-name="Tabla15.A1" office:value-type="string">
            <text:p text:style-name="P16">Sobre las pantallas principales de la aplicación existe un recuadro con los cuatro nombres de cada pantalla, se encontrará iluminado el nombre de la pantalla actual en la que se encuentre el usuario.</text:p>
          </table:table-cell>
        </table:table-row>
      </table:table>
      <text:p text:style-name="P14"/>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A1" office:value-type="string">
            <text:p text:style-name="P16">Filtrar Mapa</text:p>
          </table:table-cell>
        </table:table-row>
        <table:table-row>
          <table:table-cell table:style-name="Tabla19.A1" office:value-type="string">
            <text:p text:style-name="P16">Descripción</text:p>
          </table:table-cell>
          <table:table-cell table:style-name="Tabla19.A1" office:value-type="string">
            <text:p text:style-name="P16">El usuario desea modificar el filtrado sobre el mapa de la pantalla de inicio.</text:p>
          </table:table-cell>
        </table:table-row>
        <table:table-row>
          <table:table-cell table:style-name="Tabla19.A1" office:value-type="string">
            <text:p text:style-name="P16">Precondición</text:p>
          </table:table-cell>
          <table:table-cell table:style-name="Tabla19.A1" office:value-type="string">
            <text:p text:style-name="P16">Ninguna</text:p>
          </table:table-cell>
        </table:table-row>
        <table:table-row>
          <table:table-cell table:style-name="Tabla19.A1" office:value-type="string">
            <text:p text:style-name="P1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7">1</text:p>
                </table:table-cell>
                <table:table-cell table:style-name="Tabla20.A1" office:value-type="string">
                  <text:p text:style-name="P16">El usuario <text:span text:style-name="T59">pulsa</text:span> <text:span text:style-name="T59">en</text:span> <text:span text:style-name="T33">el botón de filtrado.</text:span> </text:p>
                </table:table-cell>
              </table:table-row>
              <table:table-row>
                <table:table-cell table:style-name="Tabla20.A1" office:value-type="string">
                  <text:p text:style-name="P17">2</text:p>
                </table:table-cell>
                <table:table-cell table:style-name="Tabla20.A1" office:value-type="string">
                  <text:p text:style-name="P16">El sistema muestra <text:span text:style-name="T33">una lista de checkboxes con los diferentes tipos disponibles</text:span>.</text:p>
                </table:table-cell>
              </table:table-row>
              <table:table-row>
                <table:table-cell table:style-name="Tabla20.A1" office:value-type="string">
                  <text:p text:style-name="P17">3</text:p>
                </table:table-cell>
                <table:table-cell table:style-name="Tabla20.A1" office:value-type="string">
                  <text:p text:style-name="P16">El usuario selecciona o deselecciona los elementos que desee <text:span text:style-name="T60">y pulsa en el botón de confirmación</text:span>.</text:p>
                </table:table-cell>
              </table:table-row>
              <table:table-row>
                <table:table-cell table:style-name="Tabla20.A1" office:value-type="string">
                  <text:p text:style-name="P17">4</text:p>
                </table:table-cell>
                <table:table-cell table:style-name="Tabla20.A1" office:value-type="string">
                  <text:p text:style-name="P16">El sistema ajusta el mapa a los nuevos filtros.</text:p>
                </table:table-cell>
              </table:table-row>
            </table:table>
            <text:p text:style-name="P14"/>
          </table:table-cell>
        </table:table-row>
        <text:soft-page-break/>
        <table:table-row>
          <table:table-cell table:style-name="Tabla19.A1" office:value-type="string">
            <text:p text:style-name="P16">Errores / Alternativas</text:p>
          </table:table-cell>
          <table:table-cell table:style-name="Tabla19.A1" office:value-type="string">
            <text:p text:style-name="P16">Nada</text:p>
          </table:table-cell>
        </table:table-row>
        <table:table-row>
          <table:table-cell table:style-name="Tabla19.A1" office:value-type="string">
            <text:p text:style-name="P16">Postcondiciones</text:p>
          </table:table-cell>
          <table:table-cell table:style-name="Tabla19.A1" office:value-type="string">
            <text:p text:style-name="P16">El usuario ajusta el tipo de filtrado y el mapa se ajusta a ellos.</text:p>
          </table:table-cell>
        </table:table-row>
        <table:table-row>
          <table:table-cell table:style-name="Tabla19.A1" office:value-type="string">
            <text:p text:style-name="P16">Notas</text:p>
          </table:table-cell>
          <table:table-cell table:style-name="Tabla19.A1" office:value-type="string">
            <text:p text:style-name="P16">Por defecto, el filtro muestra todos los tipos de localización en el mapa.</text:p>
          </table:table-cell>
        </table:table-row>
      </table:table>
      <text:p text:style-name="P14"><text:s/></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A1" office:value-type="string">
            <text:p text:style-name="P16">Crear localización de interés <text:span text:style-name="T61">(Punto de localización)</text:span></text:p>
          </table:table-cell>
        </table:table-row>
        <table:table-row>
          <table:table-cell table:style-name="Tabla21.A1" office:value-type="string">
            <text:p text:style-name="P16">Descripción</text:p>
          </table:table-cell>
          <table:table-cell table:style-name="Tabla21.A1" office:value-type="string">
            <text:p text:style-name="P16">El usuario desea crear una localización de interés</text:p>
          </table:table-cell>
        </table:table-row>
        <table:table-row>
          <table:table-cell table:style-name="Tabla21.A1" office:value-type="string">
            <text:p text:style-name="P16">Precondición</text:p>
          </table:table-cell>
          <table:table-cell table:style-name="Tabla21.A1" office:value-type="string">
            <text:p text:style-name="P47">El usuario se debe encontrar en el mapa de inicio o en el mapa offline.</text:p>
          </table:table-cell>
        </table:table-row>
        <table:table-row>
          <table:table-cell table:style-name="Tabla21.A1" office:value-type="string">
            <text:p text:style-name="P16">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7">1</text:p>
                </table:table-cell>
                <table:table-cell table:style-name="Tabla22.A1" office:value-type="string">
                  <text:p text:style-name="P16">El usuario realiza un long click sobre un espacio vacío en el mapa.</text:p>
                </table:table-cell>
              </table:table-row>
              <table:table-row>
                <table:table-cell table:style-name="Tabla22.A1" office:value-type="string">
                  <text:p text:style-name="P17">2</text:p>
                </table:table-cell>
                <table:table-cell table:style-name="Tabla22.A1" office:value-type="string">
                  <text:p text:style-name="P1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7">3</text:p>
                </table:table-cell>
                <table:table-cell table:style-name="Tabla22.A1" office:value-type="string">
                  <text:p text:style-name="P16">El usuario responde al mensaje.</text:p>
                </table:table-cell>
              </table:table-row>
              <table:table-row>
                <table:table-cell table:style-name="Tabla22.A1" office:value-type="string">
                  <text:p text:style-name="P17">4</text:p>
                </table:table-cell>
                <table:table-cell table:style-name="Tabla22.A1" office:value-type="string">
                  <text:p text:style-name="P16">Si el usuario ha seleccionado que quiere crear el punto en el mensaje, el sistema carga un formulario en una nueva pantalla.</text:p>
                </table:table-cell>
              </table:table-row>
              <table:table-row>
                <table:table-cell table:style-name="Tabla22.A1" office:value-type="string">
                  <text:p text:style-name="P17">5</text:p>
                </table:table-cell>
                <table:table-cell table:style-name="Tabla22.A1" office:value-type="string">
                  <text:p text:style-name="P16">El usuario rellena los datos del formulario y hace click en “Crear localización”.</text:p>
                </table:table-cell>
              </table:table-row>
              <table:table-row>
                <table:table-cell table:style-name="Tabla22.A1" office:value-type="string">
                  <text:p text:style-name="P17">6</text:p>
                </table:table-cell>
                <table:table-cell table:style-name="Tabla22.A1" office:value-type="string">
                  <text:p text:style-name="P16">Si los datos del formulario son válidos, el sistema almacena el nuevo punto de localización y actualiza el mapa actual para mostrarlo.</text:p>
                </table:table-cell>
              </table:table-row>
            </table:table>
            <text:p text:style-name="P14"/>
          </table:table-cell>
        </table:table-row>
        <table:table-row>
          <table:table-cell table:style-name="Tabla21.A1" office:value-type="string">
            <text:p text:style-name="P16">Errores / Alternativas</text:p>
          </table:table-cell>
          <table:table-cell table:style-name="Tabla21.A1" office:value-type="string">
            <text:p text:style-name="P52"><text:span text:style-name="Fuente_20_de_20_párrafo_20_predeter."><text:span text:style-name="T8">2</text:span></text:span><text:span text:style-name="Fuente_20_de_20_párrafo_20_predeter."><text:span text:style-name="T20"></text:span></text:span><text:span text:style-name="Fuente_20_de_20_párrafo_20_predeter."><text:span text:style-name="T8">Si el sistema detecta que no se puede crear un punto de localización en esa posición, manda un mensaje explicativo al usuario.</text:span></text:span></text:p>
            <text:p text:style-name="P52"><text:span text:style-name="Fuente_20_de_20_párrafo_20_predeter."><text:span text:style-name="T8">4</text:span></text:span><text:span text:style-name="Fuente_20_de_20_párrafo_20_predeter."><text:span text:style-name="T20"></text:span></text:span><text:span text:style-name="Fuente_20_de_20_párrafo_20_predeter."><text:span text:style-name="T8">Si el usuario ha seleccionado que no desea crear el punto de localización, no ocurre nada.</text:span></text:span></text:p>
            <text:p text:style-name="P52"><text:span text:style-name="Fuente_20_de_20_párrafo_20_predeter."><text:span text:style-name="T8">6</text:span></text:span><text:span text:style-name="Fuente_20_de_20_párrafo_20_predeter."><text:span text:style-name="T20"></text:span></text:span><text:span text:style-name="Fuente_20_de_20_párrafo_20_predeter."><text:span text:style-name="T8">Si los datos del formulario no son válidos, el sistema informa de ello al usuario.</text:span></text:span></text:p>
          </table:table-cell>
        </table:table-row>
        <table:table-row>
          <table:table-cell table:style-name="Tabla21.A1" office:value-type="string">
            <text:p text:style-name="P16">Postcondiciones</text:p>
          </table:table-cell>
          <table:table-cell table:style-name="Tabla21.A1" office:value-type="string">
            <text:p text:style-name="P16">El sistema almacena y muestra el nuevo punto de localización.</text:p>
          </table:table-cell>
        </table:table-row>
        <table:table-row>
          <table:table-cell table:style-name="Tabla21.A1" office:value-type="string">
            <text:p text:style-name="P16">Notas</text:p>
          </table:table-cell>
          <table:table-cell table:style-name="Tabla21.A1" office:value-type="string">
            <text:p text:style-name="P16">No</text:p>
          </table:table-cell>
        </table:table-row>
      </table:table>
      <text:p text:style-name="P14"/>
      <text:p text:style-name="P14"><text:s/></text:p>
      <table:table table:name="Tabla23" table:style-name="Tabla23">
        <table:table-column table:style-name="Tabla23.A"/>
        <table:table-column table:style-name="Tabla23.B"/>
        <table:table-row>
          <table:table-cell table:style-name="Tabla23.A1" office:value-type="string">
            <text:p text:style-name="P16">Nombre</text:p>
          </table:table-cell>
          <table:table-cell table:style-name="Tabla23.A1" office:value-type="string">
            <text:p text:style-name="P16">Seleccionar localización de interés <text:span text:style-name="T61">(Punto de localización)</text:span></text:p>
          </table:table-cell>
        </table:table-row>
        <table:table-row>
          <table:table-cell table:style-name="Tabla23.A1" office:value-type="string">
            <text:p text:style-name="P16">Descripción</text:p>
          </table:table-cell>
          <table:table-cell table:style-name="Tabla23.A1" office:value-type="string">
            <text:p text:style-name="P16">El usuario desea seleccionar una localización de interés.</text:p>
          </table:table-cell>
        </table:table-row>
        <table:table-row>
          <table:table-cell table:style-name="Tabla23.A1" office:value-type="string">
            <text:p text:style-name="P16">Precondición</text:p>
          </table:table-cell>
          <table:table-cell table:style-name="Tabla23.A1" office:value-type="string">
            <text:p text:style-name="P47">El usuario se debe encontrar en el mapa de inicio o en el mapa offline.</text:p>
          </table:table-cell>
        </table:table-row>
        <table:table-row>
          <table:table-cell table:style-name="Tabla23.A1" office:value-type="string">
            <text:p text:style-name="P1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7">1</text:p>
                </table:table-cell>
                <table:table-cell table:style-name="Tabla24.A1" office:value-type="string">
                  <text:p text:style-name="P16">El usuario selecciona una de las localizaciones del mapa.</text:p>
                </table:table-cell>
              </table:table-row>
              <table:table-row>
                <table:table-cell table:style-name="Tabla24.A1" office:value-type="string">
                  <text:p text:style-name="P17">2</text:p>
                </table:table-cell>
                <table:table-cell table:style-name="Tabla24.A1" office:value-type="string">
                  <text:p text:style-name="P16">El sistema muestra por pantalla <text:span text:style-name="T27">un icono de eliminación y otro de detalles.</text:span></text:p>
                </table:table-cell>
              </table:table-row>
            </table:table>
            <text:p text:style-name="P14"/>
          </table:table-cell>
        </table:table-row>
        <table:table-row>
          <table:table-cell table:style-name="Tabla23.A1" office:value-type="string">
            <text:p text:style-name="P16">Errores / Alternativas</text:p>
          </table:table-cell>
          <table:table-cell table:style-name="Tabla23.A1" office:value-type="string">
            <text:p text:style-name="P16">1º El usuario podrá <text:span text:style-name="T27">eliminar la localización del mapa si es suya</text:span>.</text:p>
            <text:p text:style-name="P16">2º <text:span text:style-name="T27">El usuario puede entrar en los detalles de la localización.</text:span></text:p>
          </table:table-cell>
        </table:table-row>
        <table:table-row>
          <table:table-cell table:style-name="Tabla23.A1" office:value-type="string">
            <text:p text:style-name="P16">Postcondiciones</text:p>
          </table:table-cell>
          <table:table-cell table:style-name="Tabla23.A1" office:value-type="string">
            <text:p text:style-name="P27">Nada.</text:p>
          </table:table-cell>
        </table:table-row>
        <table:table-row>
          <table:table-cell table:style-name="Tabla23.A1" office:value-type="string">
            <text:p text:style-name="P16">Notas</text:p>
          </table:table-cell>
          <table:table-cell table:style-name="Tabla23.A1" office:value-type="string">
            <text:p text:style-name="P16">Las <text:span text:style-name="T62">dos</text:span> alternativas anteriores también son casos de uso.</text:p>
          </table:table-cell>
        </table:table-row>
      </table:table>
      <text:p text:style-name="P14"><text:soft-page-break/><text:s text:c="2"/></text:p>
      <table:table table:name="Tabla25" table:style-name="Tabla25">
        <table:table-column table:style-name="Tabla25.A"/>
        <table:table-column table:style-name="Tabla25.B"/>
        <table:table-row>
          <table:table-cell table:style-name="Tabla25.A1" office:value-type="string">
            <text:p text:style-name="P16">Nombre</text:p>
          </table:table-cell>
          <table:table-cell table:style-name="Tabla25.A1" office:value-type="string">
            <text:p text:style-name="P46">Validar localización</text:p>
          </table:table-cell>
        </table:table-row>
        <table:table-row>
          <table:table-cell table:style-name="Tabla25.A1" office:value-type="string">
            <text:p text:style-name="P16">Descripción</text:p>
          </table:table-cell>
          <table:table-cell table:style-name="Tabla25.A1" office:value-type="string">
            <text:p text:style-name="P16">El usuario desea indicar si una localización es válida o incoherente.</text:p>
          </table:table-cell>
        </table:table-row>
        <table:table-row>
          <table:table-cell table:style-name="Tabla25.A1" office:value-type="string">
            <text:p text:style-name="P16">Precondición</text:p>
          </table:table-cell>
          <table:table-cell table:style-name="Tabla25.A1" office:value-type="string">
            <text:p text:style-name="P16">Para llegar a este caso de uso es necesario hab<text:span text:style-name="T27">er alcanzado la pantalla de detalles de una localización</text:span>.</text:p>
          </table:table-cell>
        </table:table-row>
        <table:table-row>
          <table:table-cell table:style-name="Tabla25.A1" office:value-type="string">
            <text:p text:style-name="P1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7">1</text:p>
                </table:table-cell>
                <table:table-cell table:style-name="Tabla26.A1" office:value-type="string">
                  <text:p text:style-name="P16">El usuario selecciona uno de los botones para indicar si la localización es o no válida.</text:p>
                </table:table-cell>
              </table:table-row>
              <table:table-row>
                <table:table-cell table:style-name="Tabla26.A1" office:value-type="string">
                  <text:p text:style-name="P17">2</text:p>
                </table:table-cell>
                <table:table-cell table:style-name="Tabla26.A1" office:value-type="string">
                  <text:p text:style-name="P16">El sistema comprueba si es la primera vez que el usuario vota en la localización.</text:p>
                </table:table-cell>
              </table:table-row>
              <table:table-row>
                <table:table-cell table:style-name="Tabla26.A1" office:value-type="string">
                  <text:p text:style-name="P17">3</text:p>
                </table:table-cell>
                <table:table-cell table:style-name="Tabla26.A1" office:value-type="string">
                  <text:p text:style-name="P16">Si es la primera vez que vota, el sistema almacena el nuevo voto.</text:p>
                </table:table-cell>
              </table:table-row>
            </table:table>
            <text:p text:style-name="P14"/>
          </table:table-cell>
        </table:table-row>
        <table:table-row>
          <table:table-cell table:style-name="Tabla25.A1" office:value-type="string">
            <text:p text:style-name="P16">Errores / Alternativas</text:p>
          </table:table-cell>
          <table:table-cell table:style-name="Tabla25.A1" office:value-type="string">
            <text:p text:style-name="P52"><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no es la primera vez que vota, si el voto es diferente al de la primera vez, lo modifica.</text:span></text:span></text:p>
          </table:table-cell>
        </table:table-row>
        <table:table-row>
          <table:table-cell table:style-name="Tabla25.A1" office:value-type="string">
            <text:p text:style-name="P16">Postcondiciones</text:p>
          </table:table-cell>
          <table:table-cell table:style-name="Tabla25.A1" office:value-type="string">
            <text:p text:style-name="P16">El usuario vota una localización y el sistema almacena el voto.</text:p>
          </table:table-cell>
        </table:table-row>
        <table:table-row>
          <table:table-cell table:style-name="Tabla25.A1" office:value-type="string">
            <text:p text:style-name="P16">Notas</text:p>
          </table:table-cell>
          <table:table-cell table:style-name="Tabla25.A1" office:value-type="string">
            <text:p text:style-name="P16">No</text:p>
          </table:table-cell>
        </table:table-row>
      </table:table>
      <text:p text:style-name="P14"><text:s text:c="2"/></text:p>
      <table:table table:name="Tabla29" table:style-name="Tabla29">
        <table:table-column table:style-name="Tabla29.A"/>
        <table:table-column table:style-name="Tabla29.B"/>
        <table:table-row>
          <table:table-cell table:style-name="Tabla29.A1" office:value-type="string">
            <text:p text:style-name="P16">Nombre</text:p>
          </table:table-cell>
          <table:table-cell table:style-name="Tabla29.A1" office:value-type="string">
            <text:p text:style-name="P16">Marcar Localización Favorita</text:p>
          </table:table-cell>
        </table:table-row>
        <table:table-row>
          <table:table-cell table:style-name="Tabla29.A1" office:value-type="string">
            <text:p text:style-name="P16">Descripción</text:p>
          </table:table-cell>
          <table:table-cell table:style-name="Tabla29.A1" office:value-type="string">
            <text:p text:style-name="P16">El usuario desea marcar una localización como favorita.</text:p>
          </table:table-cell>
        </table:table-row>
        <table:table-row>
          <table:table-cell table:style-name="Tabla29.A1" office:value-type="string">
            <text:p text:style-name="P16">Precondición</text:p>
          </table:table-cell>
          <table:table-cell table:style-name="Tabla29.A1" office:value-type="string">
            <text:p text:style-name="P21">Para llegar a este caso de uso es necesario hab<text:span text:style-name="T27">er alcanzado la pantalla de detalles de una localización</text:span>.</text:p>
          </table:table-cell>
        </table:table-row>
        <table:table-row>
          <table:table-cell table:style-name="Tabla29.A1" office:value-type="string">
            <text:p text:style-name="P1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7">1</text:p>
                </table:table-cell>
                <table:table-cell table:style-name="Tabla30.A1" office:value-type="string">
                  <text:p text:style-name="P16">El usuario hace click en el icono de favorito.</text:p>
                </table:table-cell>
              </table:table-row>
              <table:table-row>
                <table:table-cell table:style-name="Tabla30.A1" office:value-type="string">
                  <text:p text:style-name="P17">2</text:p>
                </table:table-cell>
                <table:table-cell table:style-name="Tabla30.A1" office:value-type="string">
                  <text:p text:style-name="P16">Si la localización no se encontraba en favoritos, el sistema almacena como favorita la localización.</text:p>
                </table:table-cell>
              </table:table-row>
            </table:table>
            <text:p text:style-name="P14"/>
          </table:table-cell>
        </table:table-row>
        <table:table-row>
          <table:table-cell table:style-name="Tabla29.A1" office:value-type="string">
            <text:p text:style-name="P16">Errores / Alternativas</text:p>
          </table:table-cell>
          <table:table-cell table:style-name="Tabla29.A1" office:value-type="string">
            <text:p text:style-name="P16">Si la localización se encontraba en favoritos, el sistema elimina la localización de la lista de favoritos.</text:p>
          </table:table-cell>
        </table:table-row>
        <table:table-row>
          <table:table-cell table:style-name="Tabla29.A1" office:value-type="string">
            <text:p text:style-name="P16">Postcondiciones</text:p>
          </table:table-cell>
          <table:table-cell table:style-name="Tabla29.A1" office:value-type="string">
            <text:p text:style-name="P16">El sistema añade <text:span text:style-name="T27">o elimina </text:span>una localización en la lista de favoritos del usuario.</text:p>
          </table:table-cell>
        </table:table-row>
        <table:table-row>
          <table:table-cell table:style-name="Tabla29.A1" office:value-type="string">
            <text:p text:style-name="P16">Notas</text:p>
          </table:table-cell>
          <table:table-cell table:style-name="Tabla29.A1" office:value-type="string">
            <text:p text:style-name="P16">No</text:p>
          </table:table-cell>
        </table:table-row>
      </table:table>
      <text:p text:style-name="P14"><text:s/></text:p>
      <text:p text:style-name="P31"/>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A1" office:value-type="string">
            <text:p text:style-name="P32">Acceder a la galería de imágenes de una localización</text:p>
          </table:table-cell>
        </table:table-row>
        <table:table-row>
          <table:table-cell table:style-name="Tabla27.A1" office:value-type="string">
            <text:p text:style-name="P22">Descripción</text:p>
          </table:table-cell>
          <table:table-cell table:style-name="Tabla27.A1" office:value-type="string">
            <text:p text:style-name="P22">El usuario desea <text:span text:style-name="T30">ver las imágenes de un punto de localización.</text:span></text:p>
          </table:table-cell>
        </table:table-row>
        <table:table-row>
          <table:table-cell table:style-name="Tabla27.A1" office:value-type="string">
            <text:p text:style-name="P22">Precondición</text:p>
          </table:table-cell>
          <table:table-cell table:style-name="Tabla27.A1" office:value-type="string">
            <text:p text:style-name="P22">Para llegar a este caso de uso es necesario hab<text:span text:style-name="T27">er alcanzado la pantalla de detalles o de creación de una localización</text:span>.</text:p>
          </table:table-cell>
        </table:table-row>
        <table:table-row>
          <table:table-cell table:style-name="Tabla27.A1" office:value-type="string">
            <text:p text:style-name="P2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8">1</text:p>
                </table:table-cell>
                <table:table-cell table:style-name="Tabla28.A1" office:value-type="string">
                  <text:p text:style-name="P22">El usuario hace click en el icono de <text:span text:style-name="T30">la galería</text:span>.</text:p>
                </table:table-cell>
              </table:table-row>
              <table:table-row>
                <table:table-cell table:style-name="Tabla28.A1" office:value-type="string">
                  <text:p text:style-name="P18">2</text:p>
                </table:table-cell>
                <table:table-cell table:style-name="Tabla28.A1" office:value-type="string">
                  <text:p text:style-name="P32">El sistema muestra una nueva pantalla, con todas las imágenes que contiene el punto de localización.</text:p>
                </table:table-cell>
              </table:table-row>
            </table:table>
            <text:p text:style-name="P31"/>
          </table:table-cell>
        </table:table-row>
        <table:table-row>
          <table:table-cell table:style-name="Tabla27.A1" office:value-type="string">
            <text:p text:style-name="P22">Errores / Alternativas</text:p>
          </table:table-cell>
          <table:table-cell table:style-name="Tabla27.A1" office:value-type="string">
            <text:p text:style-name="P22">Si l<text:span text:style-name="T30">a localización no contiene imágenes solo se mostrará el marco de botones inferior</text:span>.</text:p>
          </table:table-cell>
        </table:table-row>
        <table:table-row>
          <table:table-cell table:style-name="Tabla27.A1" office:value-type="string">
            <text:p text:style-name="P22">Postcondiciones</text:p>
          </table:table-cell>
          <table:table-cell table:style-name="Tabla27.A1" office:value-type="string">
            <text:p text:style-name="P22">El <text:span text:style-name="T63">usuario accede a la galería de imágenes de un punto de localización.</text:span></text:p>
          </table:table-cell>
        </table:table-row>
        <table:table-row>
          <table:table-cell table:style-name="Tabla27.A1" office:value-type="string">
            <text:p text:style-name="P22">Notas</text:p>
          </table:table-cell>
          <table:table-cell table:style-name="Tabla27.A1" office:value-type="string">
            <text:p text:style-name="P22">No</text:p>
          </table:table-cell>
        </table:table-row>
      </table:table>
      <text:p text:style-name="P31"><text:s/></text:p>
      <text:p text:style-name="P31"/>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A1" office:value-type="string">
            <text:p text:style-name="P32">Subir imagen a la galería de una localización</text:p>
          </table:table-cell>
        </table:table-row>
        <text:soft-page-break/>
        <table:table-row>
          <table:table-cell table:style-name="Tabla31.A1" office:value-type="string">
            <text:p text:style-name="P22">Descripción</text:p>
          </table:table-cell>
          <table:table-cell table:style-name="Tabla31.A1" office:value-type="string">
            <text:p text:style-name="P22">El usuario desea <text:span text:style-name="T30">subir una imagen a la galería de una localización.</text:span></text:p>
          </table:table-cell>
        </table:table-row>
        <table:table-row>
          <table:table-cell table:style-name="Tabla31.A1" office:value-type="string">
            <text:p text:style-name="P22">Precondición</text:p>
          </table:table-cell>
          <table:table-cell table:style-name="Tabla31.A1" office:value-type="string">
            <text:p text:style-name="P22">Para llegar a este caso de uso es necesario hab<text:span text:style-name="T27">er alcanzado la pantalla de la galería de imágenes de un punto de localización</text:span>.</text:p>
          </table:table-cell>
        </table:table-row>
        <table:table-row>
          <table:table-cell table:style-name="Tabla31.A1" office:value-type="string">
            <text:p text:style-name="P22">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8">1</text:p>
                </table:table-cell>
                <table:table-cell table:style-name="Tabla32.A1" office:value-type="string">
                  <text:p text:style-name="P22">El usuario hace click en el i<text:span text:style-name="T30">cono de añadir imagen</text:span>.</text:p>
                </table:table-cell>
              </table:table-row>
              <table:table-row>
                <table:table-cell table:style-name="Tabla32.A1" office:value-type="string">
                  <text:p text:style-name="P18">2</text:p>
                </table:table-cell>
                <table:table-cell table:style-name="Tabla32.A1" office:value-type="string">
                  <text:p text:style-name="P32">El sistema pregunta al usuario de donde prefiere sacar la imagen, mostrándole diferentes zonas externas de almacenamiento del dispositivo actual.</text:p>
                </table:table-cell>
              </table:table-row>
              <table:table-row>
                <table:table-cell table:style-name="Tabla32.A3" office:value-type="string">
                  <text:p text:style-name="P33">3</text:p>
                </table:table-cell>
                <table:table-cell table:style-name="Tabla32.A3" office:value-type="string">
                  <text:p text:style-name="P32">El usuario selecciona una de las zonas de almacenamiento.</text:p>
                </table:table-cell>
              </table:table-row>
              <table:table-row>
                <table:table-cell table:style-name="Tabla32.A3" office:value-type="string">
                  <text:p text:style-name="P33">4</text:p>
                </table:table-cell>
                <table:table-cell table:style-name="Tabla32.A3" office:value-type="string">
                  <text:p text:style-name="P32">El usuario selecciona una imagen.</text:p>
                </table:table-cell>
              </table:table-row>
              <table:table-row>
                <table:table-cell table:style-name="Tabla32.A3" office:value-type="string">
                  <text:p text:style-name="P33">5</text:p>
                </table:table-cell>
                <table:table-cell table:style-name="Tabla32.A3" office:value-type="string">
                  <text:p text:style-name="P32">El sistema sube la imagen a la galería e informa de ello al usuario.</text:p>
                </table:table-cell>
              </table:table-row>
            </table:table>
            <text:p text:style-name="P31"/>
          </table:table-cell>
        </table:table-row>
        <table:table-row>
          <table:table-cell table:style-name="Tabla31.A1" office:value-type="string">
            <text:p text:style-name="P22">Errores / Alternativas</text:p>
          </table:table-cell>
          <table:table-cell table:style-name="Tabla31.A1" office:value-type="string">
            <text:p text:style-name="P32">4 → Si el usuario no selecciona una imagen, se vuelve a la galería y el sistema informa de que no ha seleccionado ninguna imagen.</text:p>
            <text:p text:style-name="P32">5 → Si no se puede subir la imagen por algún caso, el sistema informa de ello. La subida raramente fallará, <text:span text:style-name="T64">ya que </text:span>soporta la subida incluso sin conexión <text:span text:style-name="T64">de datos en </text:span>el dispositivo.</text:p>
          </table:table-cell>
        </table:table-row>
        <table:table-row>
          <table:table-cell table:style-name="Tabla31.A1" office:value-type="string">
            <text:p text:style-name="P22">Postcondiciones</text:p>
          </table:table-cell>
          <table:table-cell table:style-name="Tabla31.A1" office:value-type="string">
            <text:p text:style-name="P22">El <text:span text:style-name="T30">usuario sube una nueva imagen a la galería de la localización.</text:span></text:p>
          </table:table-cell>
        </table:table-row>
        <table:table-row>
          <table:table-cell table:style-name="Tabla31.A1" office:value-type="string">
            <text:p text:style-name="P22">Notas</text:p>
          </table:table-cell>
          <table:table-cell table:style-name="Tabla31.A1" office:value-type="string">
            <text:p text:style-name="P22">No</text:p>
          </table:table-cell>
        </table:table-row>
      </table:table>
      <text:p text:style-name="P31"><text:s/></text:p>
      <text:p text:style-name="P31"/>
      <table:table table:name="Tabla51" table:style-name="Tabla51">
        <table:table-column table:style-name="Tabla51.A"/>
        <table:table-column table:style-name="Tabla51.B"/>
        <table:table-row>
          <table:table-cell table:style-name="Tabla51.A1" office:value-type="string">
            <text:p text:style-name="P22">Nombre</text:p>
          </table:table-cell>
          <table:table-cell table:style-name="Tabla51.A1" office:value-type="string">
            <text:p text:style-name="P32">Expandir imagen</text:p>
          </table:table-cell>
        </table:table-row>
        <table:table-row>
          <table:table-cell table:style-name="Tabla51.A1" office:value-type="string">
            <text:p text:style-name="P22">Descripción</text:p>
          </table:table-cell>
          <table:table-cell table:style-name="Tabla51.A1" office:value-type="string">
            <text:p text:style-name="P22">El usuario desea <text:span text:style-name="T30">expandir una imagen de la galería.</text:span></text:p>
          </table:table-cell>
        </table:table-row>
        <table:table-row>
          <table:table-cell table:style-name="Tabla51.A1" office:value-type="string">
            <text:p text:style-name="P22">Precondición</text:p>
          </table:table-cell>
          <table:table-cell table:style-name="Tabla51.A1" office:value-type="string">
            <text:p text:style-name="P32">Para llegar a este caso de uso es necesario hab<text:span text:style-name="T27">er alcanzado la pantalla de la galería de imágenes de un punto de localización</text:span>. <text:span text:style-name="T31">También debe estar desactivada la selección múltiple de elementos.</text:span></text:p>
          </table:table-cell>
        </table:table-row>
        <table:table-row>
          <table:table-cell table:style-name="Tabla51.A1" office:value-type="string">
            <text:p text:style-name="P2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18">1</text:p>
                </table:table-cell>
                <table:table-cell table:style-name="Tabla52.A1" office:value-type="string">
                  <text:p text:style-name="P22">El usuario hace click en <text:span text:style-name="T30">una imagen de la galería</text:span>.</text:p>
                </table:table-cell>
              </table:table-row>
              <table:table-row>
                <table:table-cell table:style-name="Tabla52.A1" office:value-type="string">
                  <text:p text:style-name="P18">2</text:p>
                </table:table-cell>
                <table:table-cell table:style-name="Tabla52.A1" office:value-type="string">
                  <text:p text:style-name="P37">El sistema muestra una nueva galería, con la imagen clicada como primer elemento. El usuario podrá ver la valoración de la imagen actual.</text:p>
                </table:table-cell>
              </table:table-row>
            </table:table>
            <text:p text:style-name="P31"/>
          </table:table-cell>
        </table:table-row>
        <table:table-row>
          <table:table-cell table:style-name="Tabla51.A1" office:value-type="string">
            <text:p text:style-name="P22">Errores / Alternativas</text:p>
          </table:table-cell>
          <table:table-cell table:style-name="Tabla51.A1" office:value-type="string">
            <text:p text:style-name="P37">El usuario podrá moverse al resto de imágenes de la galería deslizando la pantalla en ambas direcciones.</text:p>
          </table:table-cell>
        </table:table-row>
        <table:table-row>
          <table:table-cell table:style-name="Tabla51.A1" office:value-type="string">
            <text:p text:style-name="P22">Postcondiciones</text:p>
          </table:table-cell>
          <table:table-cell table:style-name="Tabla51.A1" office:value-type="string">
            <text:p text:style-name="P22">El <text:span text:style-name="T65">usuario</text:span> <text:span text:style-name="T30">accede a la galería de imágenes de un punto de localización.</text:span></text:p>
          </table:table-cell>
        </table:table-row>
        <table:table-row>
          <table:table-cell table:style-name="Tabla51.A1" office:value-type="string">
            <text:p text:style-name="P22">Notas</text:p>
          </table:table-cell>
          <table:table-cell table:style-name="Tabla51.A1" office:value-type="string">
            <text:p text:style-name="P22">No</text:p>
          </table:table-cell>
        </table:table-row>
      </table:table>
      <text:p text:style-name="P31"><text:s/></text:p>
      <text:p text:style-name="P40"/>
      <table:table table:name="Tabla53" table:style-name="Tabla53">
        <table:table-column table:style-name="Tabla53.A"/>
        <table:table-column table:style-name="Tabla53.B"/>
        <table:table-row>
          <table:table-cell table:style-name="Tabla53.A1" office:value-type="string">
            <text:p text:style-name="P23">Nombre</text:p>
          </table:table-cell>
          <table:table-cell table:style-name="Tabla53.A1" office:value-type="string">
            <text:p text:style-name="P35"><text:span text:style-name="T31">Valorar</text:span> imagen</text:p>
          </table:table-cell>
        </table:table-row>
        <table:table-row>
          <table:table-cell table:style-name="Tabla53.A1" office:value-type="string">
            <text:p text:style-name="P23">Descripción</text:p>
          </table:table-cell>
          <table:table-cell table:style-name="Tabla53.A1" office:value-type="string">
            <text:p text:style-name="P23">El usuario desea <text:span text:style-name="T31">valorar una imagen de la galería.</text:span></text:p>
          </table:table-cell>
        </table:table-row>
        <table:table-row>
          <table:table-cell table:style-name="Tabla53.A1" office:value-type="string">
            <text:p text:style-name="P23">Precondición</text:p>
          </table:table-cell>
          <table:table-cell table:style-name="Tabla53.A1" office:value-type="string">
            <text:p text:style-name="P35">Para llegar a este caso de uso es necesario <text:span text:style-name="T31">haber clicado una imagen de la galería de un punto de localización.</text:span></text:p>
          </table:table-cell>
        </table:table-row>
        <table:table-row>
          <table:table-cell table:style-name="Tabla53.A1" office:value-type="string">
            <text:p text:style-name="P2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19">1</text:p>
                </table:table-cell>
                <table:table-cell table:style-name="Tabla54.A1" office:value-type="string">
                  <text:p text:style-name="P23">El usuario hace click en <text:span text:style-name="T31">la imagen actual.</text:span></text:p>
                </table:table-cell>
              </table:table-row>
              <table:table-row>
                <table:table-cell table:style-name="Tabla54.A1" office:value-type="string">
                  <text:p text:style-name="P19">2</text:p>
                </table:table-cell>
                <table:table-cell table:style-name="Tabla54.A1" office:value-type="string">
                  <text:p text:style-name="P37">El sistema reajusta la imagen dejando ver una valoración de cinco estrellas en la parte inferior de la pantalla.</text:p>
                </table:table-cell>
              </table:table-row>
              <table:table-row>
                <table:table-cell table:style-name="Tabla54.A3" office:value-type="string">
                  <text:p text:style-name="P38">3</text:p>
                </table:table-cell>
                <table:table-cell table:style-name="Tabla54.A3" office:value-type="string">
                  <text:p text:style-name="P37">El usuario da su valoración.</text:p>
                </table:table-cell>
              </table:table-row>
              <table:table-row>
                <table:table-cell table:style-name="Tabla54.A3" office:value-type="string">
                  <text:p text:style-name="P38">4</text:p>
                </table:table-cell>
                <table:table-cell table:style-name="Tabla54.A3" office:value-type="string">
                  <text:p text:style-name="P37">El sistema almacena la valoración del usuario.</text:p>
                </table:table-cell>
              </table:table-row>
            </table:table>
            <text:p text:style-name="P40"/>
          </table:table-cell>
        </table:table-row>
        <text:soft-page-break/>
        <table:table-row>
          <table:table-cell table:style-name="Tabla53.A1" office:value-type="string">
            <text:p text:style-name="P23">Errores / Alternativas</text:p>
          </table:table-cell>
          <table:table-cell table:style-name="Tabla53.A1" office:value-type="string">
            <text:p text:style-name="P37">3 → Si el usuario no valora la imagen no ocurre nada, podrá volver a pulsar en la imagen para volver a ajustar la pantalla actual.</text:p>
          </table:table-cell>
        </table:table-row>
        <table:table-row>
          <table:table-cell table:style-name="Tabla53.A1" office:value-type="string">
            <text:p text:style-name="P23">Postcondiciones</text:p>
          </table:table-cell>
          <table:table-cell table:style-name="Tabla53.A1" office:value-type="string">
            <text:p text:style-name="P23">El <text:span text:style-name="T31">sistema almacena la valoración del usuario.</text:span></text:p>
          </table:table-cell>
        </table:table-row>
        <table:table-row>
          <table:table-cell table:style-name="Tabla53.A1" office:value-type="string">
            <text:p text:style-name="P23">Notas</text:p>
          </table:table-cell>
          <table:table-cell table:style-name="Tabla53.A1" office:value-type="string">
            <text:p text:style-name="P23">No</text:p>
          </table:table-cell>
        </table:table-row>
      </table:table>
      <text:p text:style-name="P40"><text:s/></text:p>
      <table:table table:name="Tabla33" table:style-name="Tabla33">
        <table:table-column table:style-name="Tabla33.A"/>
        <table:table-column table:style-name="Tabla33.B"/>
        <table:table-row>
          <table:table-cell table:style-name="Tabla33.A1" office:value-type="string">
            <text:p text:style-name="P16">Nombre</text:p>
          </table:table-cell>
          <table:table-cell table:style-name="Tabla33.A1" office:value-type="string">
            <text:p text:style-name="P16">Filtrar Listas</text:p>
          </table:table-cell>
        </table:table-row>
        <table:table-row>
          <table:table-cell table:style-name="Tabla33.A1" office:value-type="string">
            <text:p text:style-name="P16">Descripción</text:p>
          </table:table-cell>
          <table:table-cell table:style-name="Tabla33.A1" office:value-type="string">
            <text:p text:style-name="P16">El usuario desea filtrar una de las listas de la aplicación.</text:p>
          </table:table-cell>
        </table:table-row>
        <table:table-row>
          <table:table-cell table:style-name="Tabla33.A1" office:value-type="string">
            <text:p text:style-name="P16">Precondición</text:p>
          </table:table-cell>
          <table:table-cell table:style-name="Tabla33.A1" office:value-type="string">
            <text:p text:style-name="P16">Ninguna</text:p>
          </table:table-cell>
        </table:table-row>
        <table:table-row>
          <table:table-cell table:style-name="Tabla33.A1" office:value-type="string">
            <text:p text:style-name="P16">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7">1</text:p>
                </table:table-cell>
                <table:table-cell table:style-name="Tabla34.A1" office:value-type="string">
                  <text:p text:style-name="P16">El usuario puede seleccionar el <text:span text:style-name="T66">botón</text:span> de filtrado.</text:p>
                </table:table-cell>
              </table:table-row>
              <table:table-row>
                <table:table-cell table:style-name="Tabla34.A1" office:value-type="string">
                  <text:p text:style-name="P17">2</text:p>
                </table:table-cell>
                <table:table-cell table:style-name="Tabla34.A1" office:value-type="string">
                  <text:p text:style-name="P16">El sistema muestra <text:span text:style-name="T66">una pantalla flotante con </text:span>los diferentes tipos de filtro.</text:p>
                </table:table-cell>
              </table:table-row>
              <table:table-row>
                <table:table-cell table:style-name="Tabla34.A1" office:value-type="string">
                  <text:p text:style-name="P17">3</text:p>
                </table:table-cell>
                <table:table-cell table:style-name="Tabla34.A1" office:value-type="string">
                  <text:p text:style-name="P16">El usuario selecciona uno de ellos.</text:p>
                </table:table-cell>
              </table:table-row>
              <table:table-row>
                <table:table-cell table:style-name="Tabla34.A1" office:value-type="string">
                  <text:p text:style-name="P17">4</text:p>
                </table:table-cell>
                <table:table-cell table:style-name="Tabla34.A1" office:value-type="string">
                  <text:p text:style-name="P16">El sistema ordena los elementos según el filtrado.</text:p>
                </table:table-cell>
              </table:table-row>
            </table:table>
            <text:p text:style-name="P14"/>
          </table:table-cell>
        </table:table-row>
        <table:table-row>
          <table:table-cell table:style-name="Tabla33.A1" office:value-type="string">
            <text:p text:style-name="P16">Errores / Alternativas</text:p>
          </table:table-cell>
          <table:table-cell table:style-name="Tabla33.A1" office:value-type="string">
            <text:p text:style-name="P52"><text:span text:style-name="Fuente_20_de_20_párrafo_20_predeter."><text:span text:style-name="T8">1</text:span></text:span><text:span text:style-name="Fuente_20_de_20_párrafo_20_predeter."><text:span text:style-name="T20"></text:span></text:span><text:span text:style-name="Fuente_20_de_20_párrafo_20_predeter."><text:span text:style-name="T8"> El usuario también puede seleccionar el icono de favorito.</text:span></text:span></text:p>
            <text:p text:style-name="P52"><text:span text:style-name="Fuente_20_de_20_párrafo_20_predeter."><text:span text:style-name="T8">1</text:span></text:span><text:span text:style-name="Fuente_20_de_20_párrafo_20_predeter."><text:span text:style-name="T20"></text:span></text:span><text:span text:style-name="Fuente_20_de_20_párrafo_20_predeter."><text:span text:style-name="T8"> El sistema muestra primero todos los elementos favoritos.</text:span></text:span></text:p>
          </table:table-cell>
        </table:table-row>
        <table:table-row>
          <table:table-cell table:style-name="Tabla33.A1" office:value-type="string">
            <text:p text:style-name="P16">Postcondiciones</text:p>
          </table:table-cell>
          <table:table-cell table:style-name="Tabla33.A1" office:value-type="string">
            <text:p text:style-name="P16">El sistema ordena los elementos de una de las listas según los filtros asignados por el usuario.</text:p>
          </table:table-cell>
        </table:table-row>
        <table:table-row>
          <table:table-cell table:style-name="Tabla33.A1" office:value-type="string">
            <text:p text:style-name="P16">Notas</text:p>
          </table:table-cell>
          <table:table-cell table:style-name="Tabla33.A1" office:value-type="string">
            <text:p text:style-name="P16">No</text:p>
          </table:table-cell>
        </table:table-row>
      </table:table>
      <text:p text:style-name="P14"><text:s/></text:p>
      <table:table table:name="Tabla35" table:style-name="Tabla35">
        <table:table-column table:style-name="Tabla35.A"/>
        <table:table-column table:style-name="Tabla35.B"/>
        <table:table-row>
          <table:table-cell table:style-name="Tabla35.A1" office:value-type="string">
            <text:p text:style-name="P16">Nombre</text:p>
          </table:table-cell>
          <table:table-cell table:style-name="Tabla35.A1" office:value-type="string">
            <text:p text:style-name="P16">Eliminar elemento<text:span text:style-name="T28">s</text:span></text:p>
          </table:table-cell>
        </table:table-row>
        <table:table-row>
          <table:table-cell table:style-name="Tabla35.A1" office:value-type="string">
            <text:p text:style-name="P16">Descripción</text:p>
          </table:table-cell>
          <table:table-cell table:style-name="Tabla35.A1" office:value-type="string">
            <text:p text:style-name="P16">El usuario desea eliminar uno de los elementos de la lista.</text:p>
          </table:table-cell>
        </table:table-row>
        <table:table-row>
          <table:table-cell table:style-name="Tabla35.A1" office:value-type="string">
            <text:p text:style-name="P16">Precondición</text:p>
          </table:table-cell>
          <table:table-cell table:style-name="Tabla35.A1" office:value-type="string">
            <text:p text:style-name="P16">Ninguna</text:p>
          </table:table-cell>
        </table:table-row>
        <table:table-row>
          <table:table-cell table:style-name="Tabla35.A1" office:value-type="string">
            <text:p text:style-name="P16">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7">1</text:p>
                </table:table-cell>
                <table:table-cell table:style-name="Tabla36.A1" office:value-type="string">
                  <text:p text:style-name="P16">El usuario hace un long click en uno de los elementos de la lista <text:span text:style-name="T28">y activa la selección multiple</text:span>.</text:p>
                </table:table-cell>
              </table:table-row>
              <table:table-row>
                <table:table-cell table:style-name="Tabla36.A1" office:value-type="string">
                  <text:p text:style-name="P28">2</text:p>
                </table:table-cell>
                <table:table-cell table:style-name="Tabla36.A1" office:value-type="string">
                  <text:p text:style-name="P16">El usuario podrá ir marcando más elementos.</text:p>
                </table:table-cell>
              </table:table-row>
              <table:table-row>
                <table:table-cell table:style-name="Tabla36.A1" office:value-type="string">
                  <text:p text:style-name="P28">3</text:p>
                </table:table-cell>
                <table:table-cell table:style-name="Tabla36.A1" office:value-type="string">
                  <text:p text:style-name="P16"><text:span text:style-name="T67">E</text:span>l usuario <text:span text:style-name="T67">pulsa en</text:span> el botón de <text:span text:style-name="T67">eliminación</text:span>.</text:p>
                </table:table-cell>
              </table:table-row>
              <table:table-row>
                <table:table-cell table:style-name="Tabla36.A1" office:value-type="string">
                  <text:p text:style-name="P28">4</text:p>
                </table:table-cell>
                <table:table-cell table:style-name="Tabla36.A1" office:value-type="string">
                  <text:p text:style-name="P16">El sistema preguntan al usuario si de verdad quiere realizar <text:span text:style-name="T67">la eliminación</text:span>.</text:p>
                </table:table-cell>
              </table:table-row>
              <table:table-row>
                <table:table-cell table:style-name="Tabla36.A1" office:value-type="string">
                  <text:p text:style-name="P28">5</text:p>
                </table:table-cell>
                <table:table-cell table:style-name="Tabla36.A1" office:value-type="string">
                  <text:p text:style-name="P16">El usuario indica s<text:span text:style-name="T68">i realmente desea eliminar los elementos seleccionados</text:span>.</text:p>
                </table:table-cell>
              </table:table-row>
              <table:table-row>
                <table:table-cell table:style-name="Tabla36.A1" office:value-type="string">
                  <text:p text:style-name="P28">6</text:p>
                </table:table-cell>
                <table:table-cell table:style-name="Tabla36.A1" office:value-type="string">
                  <text:p text:style-name="P16">Si el usuario indicó que deseaba realizar la eliminación, el sistema eliminará los elementos <text:span text:style-name="T68">seleccionados</text:span> de la lista.</text:p>
                </table:table-cell>
              </table:table-row>
            </table:table>
            <text:p text:style-name="P14"/>
          </table:table-cell>
        </table:table-row>
        <table:table-row>
          <table:table-cell table:style-name="Tabla35.A1" office:value-type="string">
            <text:p text:style-name="P16">Errores / Alternativas</text:p>
          </table:table-cell>
          <table:table-cell table:style-name="Tabla35.A1" office:value-type="string">
            <text:p text:style-name="P52"><text:span text:style-name="Fuente_20_de_20_párrafo_20_predeter."><text:span text:style-name="T12">2</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El usuario también podrá ir desmarcando elementos. Si no </text:span></text:span><text:span text:style-name="Fuente_20_de_20_párrafo_20_predeter."><text:span text:style-name="T12">queda ningún elemento marcado, se pierde la selección multiple.</text:span></text:span></text:p>
            <text:p text:style-name="P54"><text:span text:style-name="Fuente_20_de_20_párrafo_20_predeter."><text:span text:style-name="T12">2</text:span></text:span><text:span text:style-name="Fuente_20_de_20_párrafo_20_predeter."><text:span text:style-name="T6"> →</text:span></text:span><text:span text:style-name="Fuente_20_de_20_párrafo_20_predeter."><text:span text:style-name="T12"> Si la lista es de puntos de localización, solo podrá marcar los elementos que pertenecen al usuario actual.</text:span></text:span></text:p>
            <text:p text:style-name="P54"><text:span text:style-name="Fuente_20_de_20_párrafo_20_predeter."><text:span text:style-name="T12">2 </text:span></text:span><text:span text:style-name="Fuente_20_de_20_párrafo_20_predeter."><text:span text:style-name="T6">→</text:span></text:span><text:span text:style-name="Fuente_20_de_20_párrafo_20_predeter."><text:span text:style-name="T12"> Si se trata de la galería de imágenes de un punto de localización, solo podrá marcar los elementos que no son del usuario actual si este es el creador del punto de localización.</text:span></text:span></text:p>
            <text:p text:style-name="P52"><text:span text:style-name="Fuente_20_de_20_párrafo_20_predeter."><text:span text:style-name="T12">3</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S</text:span></text:span><text:span text:style-name="Fuente_20_de_20_párrafo_20_predeter."><text:span text:style-name="T12">i no existe ningún elemento marcado el sistema informa de ello.</text:span></text:span></text:p>
          </table:table-cell>
        </table:table-row>
        <table:table-row>
          <table:table-cell table:style-name="Tabla35.A1" office:value-type="string">
            <text:p text:style-name="P16">Postcondiciones</text:p>
          </table:table-cell>
          <table:table-cell table:style-name="Tabla35.A1" office:value-type="string">
            <text:p text:style-name="P16">El sistema elimina los elementos marcados.</text:p>
          </table:table-cell>
        </table:table-row>
        <table:table-row>
          <table:table-cell table:style-name="Tabla35.A1" office:value-type="string">
            <text:p text:style-name="P16">Notas</text:p>
          </table:table-cell>
          <table:table-cell table:style-name="Tabla35.A1" office:value-type="string">
            <text:p text:style-name="P29">Nada</text:p>
          </table:table-cell>
        </table:table-row>
      </table:table>
      <text:p text:style-name="P14"><text:s/></text:p>
      <text:p text:style-name="P14"/>
      <table:table table:name="Tabla37" table:style-name="Tabla37">
        <table:table-column table:style-name="Tabla37.A"/>
        <table:table-column table:style-name="Tabla37.B"/>
        <table:table-row>
          <table:table-cell table:style-name="Tabla37.A1" office:value-type="string">
            <text:p text:style-name="P16">Nombre</text:p>
          </table:table-cell>
          <table:table-cell table:style-name="Tabla37.A1" office:value-type="string">
            <text:p text:style-name="P16">Compartir localización</text:p>
          </table:table-cell>
        </table:table-row>
        <text:soft-page-break/>
        <table:table-row>
          <table:table-cell table:style-name="Tabla37.A1" office:value-type="string">
            <text:p text:style-name="P16">Descripción</text:p>
          </table:table-cell>
          <table:table-cell table:style-name="Tabla37.A1" office:value-type="string">
            <text:p text:style-name="P16">El usuario desea compartir una localización para todo el mundo.</text:p>
          </table:table-cell>
        </table:table-row>
        <table:table-row>
          <table:table-cell table:style-name="Tabla37.A1" office:value-type="string">
            <text:p text:style-name="P16">Precondición</text:p>
          </table:table-cell>
          <table:table-cell table:style-name="Tabla37.A1" office:value-type="string">
            <text:p text:style-name="P16">Debe existir al menos una localización en la lista.</text:p>
          </table:table-cell>
        </table:table-row>
        <table:table-row>
          <table:table-cell table:style-name="Tabla37.A1" office:value-type="string">
            <text:p text:style-name="P16">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7">1</text:p>
                </table:table-cell>
                <table:table-cell table:style-name="Tabla38.A1" office:value-type="string">
                  <text:p text:style-name="P16">El usuario hace un long click en uno de los elementos de la lista.</text:p>
                </table:table-cell>
              </table:table-row>
              <table:table-row>
                <table:table-cell table:style-name="Tabla38.A1" office:value-type="string">
                  <text:p text:style-name="P17">2</text:p>
                </table:table-cell>
                <table:table-cell table:style-name="Tabla38.A1" office:value-type="string">
                  <text:p text:style-name="P16">El elemento al que se le aplicó el long click se encontrará marcado.</text:p>
                </table:table-cell>
              </table:table-row>
              <table:table-row>
                <table:table-cell table:style-name="Tabla38.A1" office:value-type="string">
                  <text:p text:style-name="P30">3</text:p>
                </table:table-cell>
                <table:table-cell table:style-name="Tabla38.A1" office:value-type="string">
                  <text:p text:style-name="P16"><text:span text:style-name="T29">E</text:span>l <text:span text:style-name="T69">usuario </text:span>selecciona el botón de compartir.</text:p>
                </table:table-cell>
              </table:table-row>
              <table:table-row>
                <table:table-cell table:style-name="Tabla38.A1" office:value-type="string">
                  <text:p text:style-name="P30">4</text:p>
                </table:table-cell>
                <table:table-cell table:style-name="Tabla38.A1" office:value-type="string">
                  <text:p text:style-name="P16">El sistema pregunta al usuario si de verdad quiere compartir <text:span text:style-name="T69">el punto de localización</text:span>.</text:p>
                </table:table-cell>
              </table:table-row>
              <table:table-row>
                <table:table-cell table:style-name="Tabla38.A1" office:value-type="string">
                  <text:p text:style-name="P30">5</text:p>
                </table:table-cell>
                <table:table-cell table:style-name="Tabla38.A1" office:value-type="string">
                  <text:p text:style-name="P16">El usuario indica su <text:span text:style-name="T69">respuesta</text:span>.</text:p>
                </table:table-cell>
              </table:table-row>
              <table:table-row>
                <table:table-cell table:style-name="Tabla38.A1" office:value-type="string">
                  <text:p text:style-name="P30">6</text:p>
                </table:table-cell>
                <table:table-cell table:style-name="Tabla38.A1" office:value-type="string">
                  <text:p text:style-name="P16">Si el usuario indicó que desea<text:span text:style-name="T29">ba</text:span> compartir la localizaci<text:span text:style-name="T29">ón</text:span>, el sistema intentará compartirla <text:span text:style-name="T69">con la aplicación</text:span>.</text:p>
                </table:table-cell>
              </table:table-row>
            </table:table>
            <text:p text:style-name="P14"/>
          </table:table-cell>
        </table:table-row>
        <table:table-row>
          <table:table-cell table:style-name="Tabla37.A1" office:value-type="string">
            <text:p text:style-name="P16">Errores / Alternativas</text:p>
          </table:table-cell>
          <table:table-cell table:style-name="Tabla37.A1" office:value-type="string">
            <text:p text:style-name="P55"><text:span text:style-name="Fuente_20_de_20_párrafo_20_predeter."><text:span text:style-name="T13">3 → Si no hay ningún elemento marcado, el sistema informa de ello.</text:span></text:span></text:p>
            <text:p text:style-name="P55"><text:span text:style-name="Fuente_20_de_20_párrafo_20_predeter."><text:span text:style-name="T13">3 → Si hay más de un elemento marcado, el sistema le indica al usuario que solo es posible compartir las localizaciones de una en una. </text:span></text:span></text:p>
            <text:p text:style-name="P52"><text:span text:style-name="Fuente_20_de_20_párrafo_20_predeter."><text:span text:style-name="T13">6</text:span></text:span><text:span text:style-name="Fuente_20_de_20_párrafo_20_predeter."><text:span text:style-name="T8"> </text:span></text:span><text:span text:style-name="Fuente_20_de_20_párrafo_20_predeter."><text:span text:style-name="T20"></text:span></text:span><text:span text:style-name="Fuente_20_de_20_párrafo_20_predeter."><text:span text:style-name="T8"> Si no se puede compartir </text:span></text:span><text:span text:style-name="Fuente_20_de_20_párrafo_20_predeter."><text:span text:style-name="T13">la localización</text:span></text:span><text:span text:style-name="Fuente_20_de_20_párrafo_20_predeter."><text:span text:style-name="T8"> porque ya existe alguna muy cercana o no hay </text:span></text:span><text:span text:style-name="Fuente_20_de_20_párrafo_20_predeter."><text:span text:style-name="T17">algún</text:span></text:span><text:span text:style-name="Fuente_20_de_20_párrafo_20_predeter."><text:span text:style-name="T8"> </text:span></text:span><text:span text:style-name="Fuente_20_de_20_párrafo_20_predeter."><text:span text:style-name="T17">problema de conexión</text:span></text:span><text:span text:style-name="Fuente_20_de_20_párrafo_20_predeter."><text:span text:style-name="T8">, </text:span></text:span><text:span text:style-name="Fuente_20_de_20_párrafo_20_predeter."><text:span text:style-name="T17">se </text:span></text:span><text:span text:style-name="Fuente_20_de_20_párrafo_20_predeter."><text:span text:style-name="T8">informará de ello al usuario.</text:span></text:span></text:p>
          </table:table-cell>
        </table:table-row>
        <table:table-row>
          <table:table-cell table:style-name="Tabla37.A1" office:value-type="string">
            <text:p text:style-name="P16">Postcondiciones</text:p>
          </table:table-cell>
          <table:table-cell table:style-name="Tabla37.A1" office:value-type="string">
            <text:p text:style-name="P16">El sistema comparte la localizaci<text:span text:style-name="T29">ó</text:span>n seleccionada.</text:p>
          </table:table-cell>
        </table:table-row>
        <table:table-row>
          <table:table-cell table:style-name="Tabla37.A1" office:value-type="string">
            <text:p text:style-name="P16">Notas</text:p>
          </table:table-cell>
          <table:table-cell table:style-name="Tabla37.A1" office:value-type="string">
            <text:p text:style-name="P29">Nada</text:p>
          </table:table-cell>
        </table:table-row>
      </table:table>
      <text:p text:style-name="P14"><text:s/></text:p>
      <text:p text:style-name="P14"/>
      <table:table table:name="Tabla39" table:style-name="Tabla39">
        <table:table-column table:style-name="Tabla39.A"/>
        <table:table-column table:style-name="Tabla39.B"/>
        <table:table-row>
          <table:table-cell table:style-name="Tabla39.A1" office:value-type="string">
            <text:p text:style-name="P16">Nombre</text:p>
          </table:table-cell>
          <table:table-cell table:style-name="Tabla39.A1" office:value-type="string">
            <text:p text:style-name="P16">Crear Nueva Ruta</text:p>
          </table:table-cell>
        </table:table-row>
        <table:table-row>
          <table:table-cell table:style-name="Tabla39.A1" office:value-type="string">
            <text:p text:style-name="P16">Descripción</text:p>
          </table:table-cell>
          <table:table-cell table:style-name="Tabla39.A1" office:value-type="string">
            <text:p text:style-name="P16">El usuario desea crear una nueva ruta.</text:p>
          </table:table-cell>
        </table:table-row>
        <table:table-row>
          <table:table-cell table:style-name="Tabla39.A1" office:value-type="string">
            <text:p text:style-name="P16">Precondición</text:p>
          </table:table-cell>
          <table:table-cell table:style-name="Tabla39.A1" office:value-type="string">
            <text:p text:style-name="P16">El usuario se debe encontrar en la pantalla de lista de rutas.</text:p>
            <text:p text:style-name="P16">El usuario debe tener activado el GPS en el teléfono.</text:p>
            <text:p text:style-name="P16">El usuario debe haber concedido los permisos de localización a la aplicación.</text:p>
          </table:table-cell>
        </table:table-row>
        <table:table-row>
          <table:table-cell table:style-name="Tabla39.A1" office:value-type="string">
            <text:p text:style-name="P16">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7">1</text:p>
                </table:table-cell>
                <table:table-cell table:style-name="Tabla40.A1" office:value-type="string">
                  <text:p text:style-name="P16">El usuario pulsa el botón “Crear ruta”</text:p>
                </table:table-cell>
              </table:table-row>
              <table:table-row>
                <table:table-cell table:style-name="Tabla40.A1" office:value-type="string">
                  <text:p text:style-name="P17">2</text:p>
                </table:table-cell>
                <table:table-cell table:style-name="Tabla40.A1" office:value-type="string">
                  <text:p text:style-name="P16">El sistema carga un mapa por defecto, donde el eje central es la posición <text:span text:style-name="T70">actual </text:span>de<text:span text:style-name="T70">l</text:span> usuario.</text:p>
                </table:table-cell>
              </table:table-row>
              <table:table-row>
                <table:table-cell table:style-name="Tabla40.A1" office:value-type="string">
                  <text:p text:style-name="P17">3</text:p>
                </table:table-cell>
                <table:table-cell table:style-name="Tabla40.A1" office:value-type="string">
                  <text:p text:style-name="P16">El usuario señala un lugar en el mapa y pulsa un icono para marcar ese lugar como un punto de la ruta.</text:p>
                </table:table-cell>
              </table:table-row>
              <table:table-row>
                <table:table-cell table:style-name="Tabla40.A1" office:value-type="string">
                  <text:p text:style-name="P17">4</text:p>
                </table:table-cell>
                <table:table-cell table:style-name="Tabla40.A1" office:value-type="string">
                  <text:p text:style-name="P16">El sistema genera un marcador en ese punto.</text:p>
                </table:table-cell>
              </table:table-row>
              <table:table-row>
                <table:table-cell table:style-name="Tabla40.A1" office:value-type="string">
                  <text:p text:style-name="P17">5</text:p>
                </table:table-cell>
                <table:table-cell table:style-name="Tabla40.A1" office:value-type="string">
                  <text:p text:style-name="P16">El usuario deberá repetir el punto 3 y 4 como mínimo una vez más.</text:p>
                </table:table-cell>
              </table:table-row>
              <table:table-row>
                <table:table-cell table:style-name="Tabla40.A1" office:value-type="string">
                  <text:p text:style-name="P17">6</text:p>
                </table:table-cell>
                <table:table-cell table:style-name="Tabla40.A1" office:value-type="string">
                  <text:p text:style-name="P16">El usuario selecciona el botón de “<text:span text:style-name="T70">Guardar</text:span> <text:span text:style-name="T70">Ruta</text:span>”.</text:p>
                </table:table-cell>
              </table:table-row>
              <table:table-row>
                <table:table-cell table:style-name="Tabla40.A1" office:value-type="string">
                  <text:p text:style-name="P17">7</text:p>
                </table:table-cell>
                <table:table-cell table:style-name="Tabla40.A1" office:value-type="string">
                  <text:p text:style-name="P16">Si la ruta contiene más de un punto de ruta, el sistema <text:span text:style-name="T70">pide un nombre para la nueva ruta</text:span>.</text:p>
                </table:table-cell>
              </table:table-row>
              <table:table-row>
                <table:table-cell table:style-name="Tabla40.A1" office:value-type="string">
                  <text:p text:style-name="P17">8</text:p>
                </table:table-cell>
                <table:table-cell table:style-name="Tabla40.A1" office:value-type="string">
                  <text:p text:style-name="P16">El usuario <text:span text:style-name="T70">introduce un nombre y pulsa en guardar.</text:span></text:p>
                </table:table-cell>
              </table:table-row>
              <table:table-row>
                <table:table-cell table:style-name="Tabla40.A1" office:value-type="string">
                  <text:p text:style-name="P17">9</text:p>
                </table:table-cell>
                <table:table-cell table:style-name="Tabla40.A1" office:value-type="string">
                  <text:p text:style-name="P16"><text:span text:style-name="T70">E</text:span>l sistema almacena la nueva ruta.</text:p>
                </table:table-cell>
              </table:table-row>
            </table:table>
            <text:p text:style-name="P14"/>
          </table:table-cell>
        </table:table-row>
        <table:table-row>
          <table:table-cell table:style-name="Tabla39.A1" office:value-type="string">
            <text:p text:style-name="P16">Errores / Alternativas</text:p>
          </table:table-cell>
          <table:table-cell table:style-name="Tabla39.A1" office:value-type="string">
            <text:p text:style-name="P52"><text:span text:style-name="Fuente_20_de_20_párrafo_20_predeter."><text:span text:style-name="T8">7 </text:span></text:span><text:span text:style-name="Fuente_20_de_20_párrafo_20_predeter."><text:span text:style-name="T20"></text:span></text:span><text:span text:style-name="Fuente_20_de_20_párrafo_20_predeter."><text:span text:style-name="T8"> Si la ruta contiene menos de dos puntos de ruta, mandará un mensaje de error por pantalla. Informando al usuario que debe marcar como mínimo dos puntos de ruta.</text:span></text:span></text:p>
            <text:p text:style-name="P52"><text:soft-page-break/><text:span text:style-name="Fuente_20_de_20_párrafo_20_predeter."><text:span text:style-name="T8">9 </text:span></text:span><text:span text:style-name="Fuente_20_de_20_párrafo_20_predeter."><text:span text:style-name="T20"></text:span></text:span><text:span text:style-name="Fuente_20_de_20_párrafo_20_predeter."><text:span text:style-name="T8"> Si </text:span></text:span><text:span text:style-name="Fuente_20_de_20_párrafo_20_predeter."><text:span text:style-name="T18">el nombre se encuentra vacío</text:span></text:span><text:span text:style-name="Fuente_20_de_20_párrafo_20_predeter."><text:span text:style-name="T8">, el sistema informa de ello al usuario.</text:span></text:span></text:p>
          </table:table-cell>
        </table:table-row>
        <table:table-row>
          <table:table-cell table:style-name="Tabla39.A1" office:value-type="string">
            <text:p text:style-name="P16">Postcondiciones</text:p>
          </table:table-cell>
          <table:table-cell table:style-name="Tabla39.A1" office:value-type="string">
            <text:p text:style-name="P16">El sistema almacena la nueva ruta.</text:p>
          </table:table-cell>
        </table:table-row>
        <table:table-row>
          <table:table-cell table:style-name="Tabla39.A1" office:value-type="string">
            <text:p text:style-name="P16">Notas</text:p>
          </table:table-cell>
          <table:table-cell table:style-name="Tabla39.A1" office:value-type="string">
            <text:p text:style-name="P16">No</text:p>
          </table:table-cell>
        </table:table-row>
      </table:table>
      <text:p text:style-name="P14"><text:s/></text:p>
      <text:p text:style-name="P14"/>
      <text:p text:style-name="P48"/>
      <table:table table:name="Tabla41" table:style-name="Tabla41">
        <table:table-column table:style-name="Tabla41.A"/>
        <table:table-column table:style-name="Tabla41.B"/>
        <table:table-row>
          <table:table-cell table:style-name="Tabla41.A1" office:value-type="string">
            <text:p text:style-name="P16">Nombre</text:p>
          </table:table-cell>
          <table:table-cell table:style-name="Tabla41.A1" office:value-type="string">
            <text:p text:style-name="P16">Descargar Mapa Offline</text:p>
          </table:table-cell>
        </table:table-row>
        <table:table-row>
          <table:table-cell table:style-name="Tabla41.A1" office:value-type="string">
            <text:p text:style-name="P16">Descripción</text:p>
          </table:table-cell>
          <table:table-cell table:style-name="Tabla41.A1" office:value-type="string">
            <text:p text:style-name="P52"><text:span text:style-name="Fuente_20_de_20_párrafo_20_predeter."><text:span text:style-name="T8">El usuario desea descargar una región offline.</text:span></text:span></text:p>
          </table:table-cell>
        </table:table-row>
        <table:table-row>
          <table:table-cell table:style-name="Tabla41.A1" office:value-type="string">
            <text:p text:style-name="P16">Precondición</text:p>
          </table:table-cell>
          <table:table-cell table:style-name="Tabla41.A1" office:value-type="string">
            <text:p text:style-name="P52"><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1.A1" office:value-type="string">
            <text:p text:style-name="P16">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7">1</text:p>
                </table:table-cell>
                <table:table-cell table:style-name="Tabla42.A1" office:value-type="string">
                  <text:p text:style-name="P52"><text:span text:style-name="Fuente_20_de_20_párrafo_20_predeter."><text:span text:style-name="T8">El usuario navega por el mapa hasta la región que desea descargar y pulsa en el botón de descarga de la pantalla.</text:span></text:span></text:p>
                </table:table-cell>
              </table:table-row>
              <table:table-row>
                <table:table-cell table:style-name="Tabla42.A1" office:value-type="string">
                  <text:p text:style-name="P17">2</text:p>
                </table:table-cell>
                <table:table-cell table:style-name="Tabla42.A1" office:value-type="string">
                  <text:p text:style-name="P52"><text:span text:style-name="Fuente_20_de_20_párrafo_20_predeter."><text:span text:style-name="T8">El sistema muestra un dialogo por pantalla pidiendo el nombre de la región a descargar.</text:span></text:span></text:p>
                </table:table-cell>
              </table:table-row>
              <table:table-row>
                <table:table-cell table:style-name="Tabla42.A1" office:value-type="string">
                  <text:p text:style-name="P17">3</text:p>
                </table:table-cell>
                <table:table-cell table:style-name="Tabla42.A1" office:value-type="string">
                  <text:p text:style-name="P52"><text:span text:style-name="Fuente_20_de_20_párrafo_20_predeter."><text:span text:style-name="T8">El usuario introduce un nombre y lo confirma.</text:span></text:span></text:p>
                </table:table-cell>
              </table:table-row>
              <table:table-row>
                <table:table-cell table:style-name="Tabla42.A1" office:value-type="string">
                  <text:p text:style-name="P17">4</text:p>
                </table:table-cell>
                <table:table-cell table:style-name="Tabla42.A1" office:value-type="string">
                  <text:p text:style-name="P52"><text:span text:style-name="Fuente_20_de_20_párrafo_20_predeter."><text:span text:style-name="T8">El sistema descarga el área que ocupa la pantalla actual.</text:span></text:span></text:p>
                </table:table-cell>
              </table:table-row>
            </table:table>
            <text:p text:style-name="P14"/>
          </table:table-cell>
        </table:table-row>
        <table:table-row>
          <table:table-cell table:style-name="Tabla41.A1" office:value-type="string">
            <text:p text:style-name="P16">Errores / Alternativas</text:p>
          </table:table-cell>
          <table:table-cell table:style-name="Tabla41.A1" office:value-type="string">
            <text:p text:style-name="P52"><text:span text:style-name="Fuente_20_de_20_párrafo_20_predeter."><text:span text:style-name="T8">3 </text:span></text:span><text:span text:style-name="Fuente_20_de_20_párrafo_20_predeter."><text:span text:style-name="T20"></text:span></text:span><text:span text:style-name="Fuente_20_de_20_párrafo_20_predeter."><text:span text:style-name="T8"> Si el nombre de la nueva región se encuentra vacío el sistema informa de ello y esperá a que el usuario inserte un nombre válido.</text:span></text:span></text:p>
            <text:p text:style-name="P52"><text:span text:style-name="Fuente_20_de_20_párrafo_20_predeter."><text:span text:style-name="T8">4 </text:span></text:span><text:span text:style-name="Fuente_20_de_20_párrafo_20_predeter."><text:span text:style-name="T20"></text:span></text:span><text:span text:style-name="Fuente_20_de_20_párrafo_20_predeter."><text:span text:style-name="T8"> Si el usuario ha superado la tasa de descargar disponible, no se descarga la región y el sistema informa de ello.</text:span></text:span></text:p>
          </table:table-cell>
        </table:table-row>
        <table:table-row>
          <table:table-cell table:style-name="Tabla41.A1" office:value-type="string">
            <text:p text:style-name="P16">Postcondiciones</text:p>
          </table:table-cell>
          <table:table-cell table:style-name="Tabla41.A1" office:value-type="string">
            <text:p text:style-name="P52"><text:span text:style-name="Fuente_20_de_20_párrafo_20_predeter."><text:span text:style-name="T8">El sistema descarga la nueva región del mapa.</text:span></text:span></text:p>
          </table:table-cell>
        </table:table-row>
        <table:table-row>
          <table:table-cell table:style-name="Tabla41.A1" office:value-type="string">
            <text:p text:style-name="P16">Notas</text:p>
          </table:table-cell>
          <table:table-cell table:style-name="Tabla41.A1" office:value-type="string">
            <text:p text:style-name="P16">No</text:p>
          </table:table-cell>
        </table:table-row>
      </table:table>
      <text:p text:style-name="P48"/>
      <text:p text:style-name="P14"/>
      <table:table table:name="Tabla43" table:style-name="Tabla43">
        <table:table-column table:style-name="Tabla43.A"/>
        <table:table-column table:style-name="Tabla43.B"/>
        <table:table-row>
          <table:table-cell table:style-name="Tabla43.A1" office:value-type="string">
            <text:p text:style-name="P16">Nombre</text:p>
          </table:table-cell>
          <table:table-cell table:style-name="Tabla43.A1" office:value-type="string">
            <text:p text:style-name="P52"><text:span text:style-name="Fuente_20_de_20_párrafo_20_predeter."><text:span text:style-name="T8">Eliminar Mapa Offline</text:span></text:span></text:p>
          </table:table-cell>
        </table:table-row>
        <table:table-row>
          <table:table-cell table:style-name="Tabla43.A1" office:value-type="string">
            <text:p text:style-name="P16">Descripción</text:p>
          </table:table-cell>
          <table:table-cell table:style-name="Tabla43.A1" office:value-type="string">
            <text:p text:style-name="P52"><text:span text:style-name="Fuente_20_de_20_párrafo_20_predeter."><text:span text:style-name="T8">El usuario desea eliminar una de sus regiones offline.</text:span></text:span></text:p>
          </table:table-cell>
        </table:table-row>
        <table:table-row>
          <table:table-cell table:style-name="Tabla43.A1" office:value-type="string">
            <text:p text:style-name="P16">Precondición</text:p>
          </table:table-cell>
          <table:table-cell table:style-name="Tabla43.A1" office:value-type="string">
            <text:p text:style-name="P52"><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3.A1" office:value-type="string">
            <text:p text:style-name="P16">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7">1</text:p>
                </table:table-cell>
                <table:table-cell table:style-name="Tabla44.A1" office:value-type="string">
                  <text:p text:style-name="P52"><text:span text:style-name="Fuente_20_de_20_párrafo_20_predeter."><text:span text:style-name="T8">El usuario selecciona la lista de regiones descargadas.</text:span></text:span></text:p>
                </table:table-cell>
              </table:table-row>
              <table:table-row>
                <table:table-cell table:style-name="Tabla44.A1" office:value-type="string">
                  <text:p text:style-name="P17">2</text:p>
                </table:table-cell>
                <table:table-cell table:style-name="Tabla44.A1" office:value-type="string">
                  <text:p text:style-name="P52"><text:span text:style-name="Fuente_20_de_20_párrafo_20_predeter."><text:span text:style-name="T8">El sistema muestra una lista con las regiones descargadas.</text:span></text:span></text:p>
                </table:table-cell>
              </table:table-row>
              <table:table-row>
                <table:table-cell table:style-name="Tabla44.A1" office:value-type="string">
                  <text:p text:style-name="P17">3</text:p>
                </table:table-cell>
                <table:table-cell table:style-name="Tabla44.A1" office:value-type="string">
                  <text:p text:style-name="P52"><text:span text:style-name="Fuente_20_de_20_párrafo_20_predeter."><text:span text:style-name="T8">El usuario selecciona una de las regiones y pulsa en un botón eliminar.</text:span></text:span></text:p>
                </table:table-cell>
              </table:table-row>
              <table:table-row>
                <table:table-cell table:style-name="Tabla44.A1" office:value-type="string">
                  <text:p text:style-name="P17">4</text:p>
                </table:table-cell>
                <table:table-cell table:style-name="Tabla44.A1" office:value-type="string">
                  <text:p text:style-name="P52"><text:span text:style-name="Fuente_20_de_20_párrafo_20_predeter."><text:span text:style-name="T8">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14"/>
          </table:table-cell>
        </table:table-row>
        <table:table-row>
          <table:table-cell table:style-name="Tabla43.A1" office:value-type="string">
            <text:p text:style-name="P16">Errores / Alternativas</text:p>
          </table:table-cell>
          <table:table-cell table:style-name="Tabla43.A1" office:value-type="string">
            <text:p text:style-name="P52"><text:span text:style-name="Fuente_20_de_20_párrafo_20_predeter."><text:span text:style-name="T8">5 </text:span></text:span><text:span text:style-name="Fuente_20_de_20_párrafo_20_predeter."><text:span text:style-name="T20"></text:span></text:span><text:span text:style-name="Fuente_20_de_20_párrafo_20_predeter."><text:span text:style-name="T8"> Si el usuario cancela la eliminación, se cerrará el dialogo de confirmación dejando visible nuevamente la lista de regiones descargadas.</text:span></text:span></text:p>
          </table:table-cell>
        </table:table-row>
        <text:soft-page-break/>
        <table:table-row>
          <table:table-cell table:style-name="Tabla43.A1" office:value-type="string">
            <text:p text:style-name="P16">Postcondiciones</text:p>
          </table:table-cell>
          <table:table-cell table:style-name="Tabla43.A1" office:value-type="string">
            <text:p text:style-name="P52"><text:span text:style-name="Fuente_20_de_20_párrafo_20_predeter."><text:span text:style-name="T8">El sistema elimina una región descargada.</text:span></text:span></text:p>
          </table:table-cell>
        </table:table-row>
        <table:table-row>
          <table:table-cell table:style-name="Tabla43.A1" office:value-type="string">
            <text:p text:style-name="P16">Notas</text:p>
          </table:table-cell>
          <table:table-cell table:style-name="Tabla43.A1" office:value-type="string">
            <text:p text:style-name="P16">No</text:p>
          </table:table-cell>
        </table:table-row>
      </table:table>
      <text:p text:style-name="P48"/>
      <text:p text:style-name="P14"/>
      <table:table table:name="Tabla45" table:style-name="Tabla45">
        <table:table-column table:style-name="Tabla45.A"/>
        <table:table-column table:style-name="Tabla45.B"/>
        <table:table-row>
          <table:table-cell table:style-name="Tabla45.A1" office:value-type="string">
            <text:p text:style-name="P16">Nombre</text:p>
          </table:table-cell>
          <table:table-cell table:style-name="Tabla45.A1" office:value-type="string">
            <text:p text:style-name="P52"><text:span text:style-name="Fuente_20_de_20_párrafo_20_predeter."><text:span text:style-name="T8">Navegar a una región offline</text:span></text:span></text:p>
          </table:table-cell>
        </table:table-row>
        <table:table-row>
          <table:table-cell table:style-name="Tabla45.A1" office:value-type="string">
            <text:p text:style-name="P16">Descripción</text:p>
          </table:table-cell>
          <table:table-cell table:style-name="Tabla45.A1" office:value-type="string">
            <text:p text:style-name="P52"><text:span text:style-name="Fuente_20_de_20_párrafo_20_predeter."><text:span text:style-name="T8">El usuario desea navegar a una de sus regiones offline.</text:span></text:span></text:p>
          </table:table-cell>
        </table:table-row>
        <table:table-row>
          <table:table-cell table:style-name="Tabla45.A1" office:value-type="string">
            <text:p text:style-name="P16">Precondición</text:p>
          </table:table-cell>
          <table:table-cell table:style-name="Tabla45.A1" office:value-type="string">
            <text:p text:style-name="P52"><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5.A1" office:value-type="string">
            <text:p text:style-name="P16">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7">1</text:p>
                </table:table-cell>
                <table:table-cell table:style-name="Tabla46.A1" office:value-type="string">
                  <text:p text:style-name="P52"><text:span text:style-name="Fuente_20_de_20_párrafo_20_predeter."><text:span text:style-name="T8">El usuario selecciona la lista de regiones descargadas.</text:span></text:span></text:p>
                </table:table-cell>
              </table:table-row>
              <table:table-row>
                <table:table-cell table:style-name="Tabla46.A1" office:value-type="string">
                  <text:p text:style-name="P17">2</text:p>
                </table:table-cell>
                <table:table-cell table:style-name="Tabla46.A1" office:value-type="string">
                  <text:p text:style-name="P52"><text:span text:style-name="Fuente_20_de_20_párrafo_20_predeter."><text:span text:style-name="T8">El sistema muestra una lista con las regiones descargadas.</text:span></text:span></text:p>
                </table:table-cell>
              </table:table-row>
              <table:table-row>
                <table:table-cell table:style-name="Tabla46.A1" office:value-type="string">
                  <text:p text:style-name="P17">3</text:p>
                </table:table-cell>
                <table:table-cell table:style-name="Tabla46.A1" office:value-type="string">
                  <text:p text:style-name="P52"><text:span text:style-name="Fuente_20_de_20_párrafo_20_predeter."><text:span text:style-name="T8">El usuario selecciona una de las regiones y pulsa en un botón de navegar.</text:span></text:span></text:p>
                </table:table-cell>
              </table:table-row>
              <table:table-row>
                <table:table-cell table:style-name="Tabla46.A1" office:value-type="string">
                  <text:p text:style-name="P17">4</text:p>
                </table:table-cell>
                <table:table-cell table:style-name="Tabla46.A1" office:value-type="string">
                  <text:p text:style-name="P52"><text:span text:style-name="Fuente_20_de_20_párrafo_20_predeter."><text:span text:style-name="T8">El sistema actualiza el mapa, situando el foco en la región seleccionada.</text:span></text:span></text:p>
                </table:table-cell>
              </table:table-row>
            </table:table>
            <text:p text:style-name="P14"/>
          </table:table-cell>
        </table:table-row>
        <table:table-row>
          <table:table-cell table:style-name="Tabla45.A1" office:value-type="string">
            <text:p text:style-name="P16">Errores / Alternativas</text:p>
          </table:table-cell>
          <table:table-cell table:style-name="Tabla45.A1" office:value-type="string">
            <text:p text:style-name="P52"><text:span text:style-name="Fuente_20_de_20_párrafo_20_predeter."><text:span text:style-name="T8">Nada.</text:span></text:span></text:p>
          </table:table-cell>
        </table:table-row>
        <table:table-row>
          <table:table-cell table:style-name="Tabla45.A1" office:value-type="string">
            <text:p text:style-name="P16">Postcondiciones</text:p>
          </table:table-cell>
          <table:table-cell table:style-name="Tabla45.A1" office:value-type="string">
            <text:p text:style-name="P52"><text:span text:style-name="Fuente_20_de_20_párrafo_20_predeter."><text:span text:style-name="T8">El sistema elimina una región descargada.</text:span></text:span></text:p>
          </table:table-cell>
        </table:table-row>
        <table:table-row>
          <table:table-cell table:style-name="Tabla45.A1" office:value-type="string">
            <text:p text:style-name="P16">Notas</text:p>
          </table:table-cell>
          <table:table-cell table:style-name="Tabla45.A1" office:value-type="string">
            <text:p text:style-name="P16">No</text:p>
          </table:table-cell>
        </table:table-row>
      </table:table>
      <text:p text:style-name="P48"/>
      <text:p text:style-name="P41"/>
      <table:table table:name="Tabla55" table:style-name="Tabla55">
        <table:table-column table:style-name="Tabla55.A"/>
        <table:table-column table:style-name="Tabla55.B"/>
        <table:table-row>
          <table:table-cell table:style-name="Tabla55.A1" office:value-type="string">
            <text:p text:style-name="P24">Nombre</text:p>
          </table:table-cell>
          <table:table-cell table:style-name="Tabla55.A1" office:value-type="string">
            <text:p text:style-name="P42">Acceder al tutorial</text:p>
          </table:table-cell>
        </table:table-row>
        <table:table-row>
          <table:table-cell table:style-name="Tabla55.A1" office:value-type="string">
            <text:p text:style-name="P24">Descripción</text:p>
          </table:table-cell>
          <table:table-cell table:style-name="Tabla55.A1" office:value-type="string">
            <text:p text:style-name="P24">El usuario desea <text:span text:style-name="T32">acceder al tutorial de la aplicación.</text:span></text:p>
          </table:table-cell>
        </table:table-row>
        <table:table-row>
          <table:table-cell table:style-name="Tabla55.A1" office:value-type="string">
            <text:p text:style-name="P24">Precondición</text:p>
          </table:table-cell>
          <table:table-cell table:style-name="Tabla55.A1" office:value-type="string">
            <text:p text:style-name="P36">Para llegar a este caso <text:span text:style-name="T32">el usuario se debe encontrar en la pantalla de información.</text:span></text:p>
          </table:table-cell>
        </table:table-row>
        <table:table-row>
          <table:table-cell table:style-name="Tabla55.A1" office:value-type="string">
            <text:p text:style-name="P24">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0">1</text:p>
                </table:table-cell>
                <table:table-cell table:style-name="Tabla56.A1" office:value-type="string">
                  <text:p text:style-name="P24">El usuario hace click en <text:span text:style-name="T32">el botón del Tutorial</text:span>.</text:p>
                </table:table-cell>
              </table:table-row>
              <table:table-row>
                <table:table-cell table:style-name="Tabla56.A1" office:value-type="string">
                  <text:p text:style-name="P20">2</text:p>
                </table:table-cell>
                <table:table-cell table:style-name="Tabla56.A1" office:value-type="string">
                  <text:p text:style-name="P39">El sistema <text:span text:style-name="T32">carga el tutorial en una nueva ventana.</text:span></text:p>
                </table:table-cell>
              </table:table-row>
            </table:table>
            <text:p text:style-name="P41"/>
          </table:table-cell>
        </table:table-row>
        <table:table-row>
          <table:table-cell table:style-name="Tabla55.A1" office:value-type="string">
            <text:p text:style-name="P24">Errores / Alternativas</text:p>
          </table:table-cell>
          <table:table-cell table:style-name="Tabla55.A1" office:value-type="string">
            <text:p text:style-name="P42">Nada</text:p>
          </table:table-cell>
        </table:table-row>
        <table:table-row>
          <table:table-cell table:style-name="Tabla55.A1" office:value-type="string">
            <text:p text:style-name="P24">Postcondiciones</text:p>
          </table:table-cell>
          <table:table-cell table:style-name="Tabla55.A1" office:value-type="string">
            <text:p text:style-name="P24">El <text:span text:style-name="T32">sistema carga el tutorial en una nueva ventana.</text:span></text:p>
          </table:table-cell>
        </table:table-row>
        <table:table-row>
          <table:table-cell table:style-name="Tabla55.A1" office:value-type="string">
            <text:p text:style-name="P24">Notas</text:p>
          </table:table-cell>
          <table:table-cell table:style-name="Tabla55.A1" office:value-type="string">
            <text:p text:style-name="P24">No</text:p>
          </table:table-cell>
        </table:table-row>
      </table:table>
      <text:p text:style-name="P49"/>
      <text:p text:style-name="P48">3.6 Especificación sobre la interfaz del sistema</text:p>
      <table:table table:name="Tabla47" table:style-name="Tabla47">
        <table:table-column table:style-name="Tabla47.A"/>
        <table:table-column table:style-name="Tabla47.B"/>
        <table:table-row>
          <table:table-cell table:style-name="Tabla47.A1" office:value-type="string">
            <text:p text:style-name="P73">Pantalla</text:p>
          </table:table-cell>
          <table:table-cell table:style-name="Tabla47.B1" office:value-type="string">
            <text:p text:style-name="P73">Requisitos Gráficos</text:p>
          </table:table-cell>
        </table:table-row>
        <table:table-row>
          <table:table-cell table:style-name="Tabla47.A2" office:value-type="string">
            <text:p text:style-name="P65">Login</text:p>
          </table:table-cell>
          <table:table-cell table:style-name="Tabla47.B2" office:value-type="string">
            <text:list xml:id="list3983073861" text:style-name="L5">
              <text:list-item>
                <text:p text:style-name="P90">Icono de la App en la parte superior central.</text:p>
              </text:list-item>
              <text:list-item>
                <text:p text:style-name="P90">EditText para el Nick del usuario.</text:p>
              </text:list-item>
              <text:list-item>
                <text:p text:style-name="P90">EditText para la contraseña del usuario.</text:p>
              </text:list-item>
              <text:list-item>
                <text:p text:style-name="P90">Un hiperenlace para recuperar la contraseña.</text:p>
              </text:list-item>
              <text:list-item>
                <text:p text:style-name="P90">Un botón para loguearse.</text:p>
              </text:list-item>
              <text:list-item>
                <text:p text:style-name="P90">Un botón para crear una nueva cuenta en la aplicación.</text:p>
              </text:list-item>
            </text:list>
          </table:table-cell>
        </table:table-row>
        <table:table-row>
          <table:table-cell table:style-name="Tabla47.A2" office:value-type="string">
            <text:p text:style-name="P66">Crear Cuenta</text:p>
          </table:table-cell>
          <table:table-cell table:style-name="Tabla47.B2" office:value-type="string">
            <text:list xml:id="list184559205075695" text:continue-numbering="true" text:style-name="L5">
              <text:list-item>
                <text:p text:style-name="P91">Icono de la App en la parte superior central.</text:p>
              </text:list-item>
              <text:list-item>
                <text:p text:style-name="P91">EditText para el Nick del usuario.</text:p>
              </text:list-item>
              <text:list-item>
                <text:p text:style-name="P91"><text:soft-page-break/>EditText para el <text:span text:style-name="T21">Email</text:span> del usuario.</text:p>
              </text:list-item>
              <text:list-item>
                <text:p text:style-name="P91"><text:span text:style-name="T21">Dos </text:span>EditText para<text:span text:style-name="T21"> especificar</text:span> <text:span text:style-name="T21">la </text:span>contraseña del usuario.</text:p>
              </text:list-item>
              <text:list-item>
                <text:p text:style-name="P91">Un botón para crear <text:span text:style-name="T21">la</text:span> nueva cuenta.</text:p>
              </text:list-item>
            </text:list>
          </table:table-cell>
        </table:table-row>
        <table:table-row>
          <table:table-cell table:style-name="Tabla47.A2" office:value-type="string">
            <text:p text:style-name="P67">Pedir Nueva Contraseña</text:p>
          </table:table-cell>
          <table:table-cell table:style-name="Tabla47.B2" office:value-type="string">
            <text:list xml:id="list184558735268712" text:continue-numbering="true" text:style-name="L5">
              <text:list-item>
                <text:p text:style-name="P92">Icono de la App en la parte superior central.</text:p>
              </text:list-item>
              <text:list-item>
                <text:p text:style-name="P92">EditText para el <text:span text:style-name="T21">Email</text:span> del usuario.</text:p>
              </text:list-item>
              <text:list-item>
                <text:p text:style-name="P92">Un botón para <text:span text:style-name="T22">crear una nueva contraseña desde el correo</text:span>.</text:p>
              </text:list-item>
            </text:list>
          </table:table-cell>
        </table:table-row>
        <table:table-row>
          <table:table-cell table:style-name="Tabla47.A2" office:value-type="string">
            <text:p text:style-name="P65">Inicio</text:p>
          </table:table-cell>
          <table:table-cell table:style-name="Tabla47.B2" office:value-type="string">
            <text:list xml:id="list2156998693" text:style-name="L6">
              <text:list-item>
                <text:p text:style-name="P93">Tab que nos permita verificar en que sección se encuentra el usuario en la aplicación.</text:p>
              </text:list-item>
              <text:list-item>
                <text:p text:style-name="P93">Un mapa que ocupará casi toda la pantalla y con el que el usuario pueda interactuar.</text:p>
              </text:list-item>
              <text:list-item>
                <text:p text:style-name="P93">Un botón para filtrar las localizaciones en el mapa.</text:p>
              </text:list-item>
              <text:list-item>
                <text:p text:style-name="P93">Animación de una brújula funcional en la esquina superior derecha de la pantalla.</text:p>
              </text:list-item>
              <text:list-item>
                <text:p text:style-name="P94">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69">Crear una localización</text:p>
          </table:table-cell>
          <table:table-cell table:style-name="Tabla47.B2" office:value-type="string">
            <text:list xml:id="list184558668007794" text:continue-numbering="true" text:style-name="L6">
              <text:list-item>
                <text:p text:style-name="P95">Un label superior para la sección del nombre, la descripción y los tipos de la localización.</text:p>
              </text:list-item>
              <text:list-item>
                <text:p text:style-name="P95">Dos editText para la sección del nombre y la descripción.</text:p>
              </text:list-item>
              <text:list-item>
                <text:p text:style-name="P95">Una lista de checkboxes, con dos por cada fila.</text:p>
              </text:list-item>
              <text:list-item>
                <text:p text:style-name="P95">Un icono de favoritos.</text:p>
              </text:list-item>
              <text:list-item>
                <text:p text:style-name="P95">Un icono de imágenes.</text:p>
              </text:list-item>
            </text:list>
          </table:table-cell>
        </table:table-row>
        <table:table-row>
          <table:table-cell table:style-name="Tabla47.A2" office:value-type="string">
            <text:p text:style-name="P71">Detalles de una localización</text:p>
          </table:table-cell>
          <table:table-cell table:style-name="Tabla47.B2" office:value-type="string">
            <text:list xml:id="list184558771560832" text:continue-numbering="true" text:style-name="L6">
              <text:list-item>
                <text:p text:style-name="P96">Un label superior para la sección del nombre, la descripción y los tipos de la localización.</text:p>
              </text:list-item>
              <text:list-item>
                <text:p text:style-name="P98">Un label para el nombre, la descripción y los tipos de lalocalización.</text:p>
              </text:list-item>
              <text:list-item>
                <text:p text:style-name="P98">Dos iconos para verificar la localización.</text:p>
              </text:list-item>
              <text:list-item>
                <text:p text:style-name="P96">Un icono de favoritos.</text:p>
              </text:list-item>
              <text:list-item>
                <text:p text:style-name="P96">Un icono de imágenes.</text:p>
              </text:list-item>
            </text:list>
          </table:table-cell>
        </table:table-row>
        <table:table-row>
          <table:table-cell table:style-name="Tabla47.A2" office:value-type="string">
            <text:p text:style-name="P70">Editar una localización</text:p>
          </table:table-cell>
          <table:table-cell table:style-name="Tabla47.B2" office:value-type="string">
            <text:list xml:id="list184559999397308" text:continue-numbering="true" text:style-name="L6">
              <text:list-item>
                <text:p text:style-name="P97">Un label superior para la sección del nombre, la descripción y los tipos de la localización.</text:p>
              </text:list-item>
              <text:list-item>
                <text:p text:style-name="P97">Dos editText para la sección del nombre y la descripción.</text:p>
              </text:list-item>
              <text:list-item>
                <text:p text:style-name="P97">Una lista de checkboxes, con dos por cada fila.</text:p>
              </text:list-item>
              <text:list-item>
                <text:p text:style-name="P97">Un icono de favoritos.</text:p>
              </text:list-item>
            </text:list>
          </table:table-cell>
        </table:table-row>
        <table:table-row>
          <table:table-cell table:style-name="Tabla47.A2" office:value-type="string">
            <text:p text:style-name="P65">Listado de Localizaciones</text:p>
          </table:table-cell>
          <table:table-cell table:style-name="Tabla47.B2" office:value-type="string">
            <text:list xml:id="list1741772578" text:style-name="L7">
              <text:list-item>
                <text:p text:style-name="P99">Tab que nos permita verificar en que sección se encuentra el usuario en la aplicación.</text:p>
              </text:list-item>
              <text:list-item>
                <text:p text:style-name="P99">Una lista de localizaciones, cada localización <text:soft-page-break/>mostrada contendrá lo siguiente:</text:p>
                <text:list>
                  <text:list-item>
                    <text:p text:style-name="P99">Nombre de la localización.</text:p>
                  </text:list-item>
                  <text:list-item>
                    <text:p text:style-name="P99">Fecha de creación de la localización.</text:p>
                  </text:list-item>
                  <text:list-item>
                    <text:p text:style-name="P99">Un icono de favorito, relleno cuando la localización este marcada como favorita.</text:p>
                  </text:list-item>
                </text:list>
              </text:list-item>
              <text:list-item>
                <text:p text:style-name="P99">La parte inferior de la pantalla tendrá lo siguiente:</text:p>
                <text:list>
                  <text:list-item>
                    <text:p text:style-name="P99">Un <text:span text:style-name="T72">botón de ordenación</text:span> y un botón de favorito que nos permitirá ordenar los items según un criterio específico.</text:p>
                  </text:list-item>
                  <text:list-item>
                    <text:p text:style-name="P99">Un botón para compartir una localización seleccionada.</text:p>
                  </text:list-item>
                  <text:list-item>
                    <text:p text:style-name="P99">Un botón para eliminar las localizaciones seleccionadas.</text:p>
                  </text:list-item>
                </text:list>
              </text:list-item>
            </text:list>
          </table:table-cell>
        </table:table-row>
        <table:table-row>
          <table:table-cell table:style-name="Tabla47.A2" office:value-type="string">
            <text:p text:style-name="P68">Galería de imágenes de una localización</text:p>
          </table:table-cell>
          <table:table-cell table:style-name="Tabla47.B2" office:value-type="string">
            <text:list xml:id="list184558427973502" text:continue-numbering="true" text:style-name="L7">
              <text:list-item>
                <text:p text:style-name="P100">Contendrá un lista de tres elementos por fila, con las imágenes actuales del punto de localización.</text:p>
              </text:list-item>
              <text:list-item>
                <text:p text:style-name="P100">La parte inferior de la pantalla tendrá lo siguiente:</text:p>
                <text:list>
                  <text:list-item>
                    <text:p text:style-name="P100">Un icono de eliminación.</text:p>
                  </text:list-item>
                  <text:list-item>
                    <text:p text:style-name="P100">Un icono para subir una imagen a la galería.</text:p>
                  </text:list-item>
                </text:list>
              </text:list-item>
            </text:list>
          </table:table-cell>
        </table:table-row>
        <table:table-row>
          <table:table-cell table:style-name="Tabla47.A2" office:value-type="string">
            <text:p text:style-name="P68">Galería aumentada</text:p>
          </table:table-cell>
          <table:table-cell table:style-name="Tabla47.B2" office:value-type="string">
            <text:list xml:id="list184558574303822" text:continue-numbering="true" text:style-name="L7">
              <text:list-item>
                <text:p text:style-name="P100">Un RatingBar para la valoración general de la imagen <text:span text:style-name="T71">actual</text:span>.</text:p>
              </text:list-item>
              <text:list-item>
                <text:p text:style-name="P100">Un ImageView que ocupará el 90% de la pantalla.</text:p>
              </text:list-item>
            </text:list>
          </table:table-cell>
        </table:table-row>
        <table:table-row>
          <table:table-cell table:style-name="Tabla47.A2" office:value-type="string">
            <text:p text:style-name="P65">Listado de Rutas</text:p>
          </table:table-cell>
          <table:table-cell table:style-name="Tabla47.B2" office:value-type="string">
            <text:list xml:id="list2197564149" text:style-name="L8">
              <text:list-item>
                <text:p text:style-name="P101">Tab que nos permita verificar en que sección se encuentra el usuario en la aplicación.</text:p>
              </text:list-item>
              <text:list-item>
                <text:p text:style-name="P101">Una lista de rutas, cada ruta mostrada contendrá lo siguiente:</text:p>
                <text:list>
                  <text:list-item>
                    <text:p text:style-name="P101">Nombre de la ruta.</text:p>
                  </text:list-item>
                  <text:list-item>
                    <text:p text:style-name="P101">Fecha de creación de la ruta.</text:p>
                  </text:list-item>
                  <text:list-item>
                    <text:p text:style-name="P101">Un icono de favorito, relleno cuando la ruta este marcada como favorita.</text:p>
                  </text:list-item>
                </text:list>
              </text:list-item>
              <text:list-item>
                <text:p text:style-name="P101">La parte inferior de la pantalla tendrá lo siguiente:</text:p>
                <text:list>
                  <text:list-item>
                    <text:p text:style-name="P101">Un <text:span text:style-name="T72">botón de ordenación</text:span> y un botón de favorito que nos permitirá ordenar los items según un criterio específico.</text:p>
                  </text:list-item>
                  <text:list-item>
                    <text:p text:style-name="P101">Un botón para crear una nueva ruta.</text:p>
                  </text:list-item>
                  <text:list-item>
                    <text:p text:style-name="P101">Un botón para eliminar las rutas seleccionadas.</text:p>
                  </text:list-item>
                </text:list>
              </text:list-item>
            </text:list>
          </table:table-cell>
        </table:table-row>
        <table:table-row>
          <table:table-cell table:style-name="Tabla47.A2" office:value-type="string">
            <text:p text:style-name="P65">Creación de una Ruta</text:p>
          </table:table-cell>
          <table:table-cell table:style-name="Tabla47.B2" office:value-type="string">
            <text:list xml:id="list2320776314" text:style-name="L9">
              <text:list-item>
                <text:p text:style-name="P102">Un mapa con el que el usuario podrá interactuar para crear los puntos de la ruta.</text:p>
              </text:list-item>
              <text:list-item>
                <text:p text:style-name="P102">Dos botones en la parte inferior de la pantalla:</text:p>
                <text:list>
                  <text:list-item>
                    <text:p text:style-name="P102">Un botón para cancelar la creación de la nueva ruta.</text:p>
                  </text:list-item>
                  <text:list-item>
                    <text:p text:style-name="P102">Un botón para guardar la nueva ruta.</text:p>
                  </text:list-item>
                </text:list>
              </text:list-item>
            </text:list>
          </table:table-cell>
        </table:table-row>
        <table:table-row>
          <table:table-cell table:style-name="Tabla47.A2" office:value-type="string">
            <text:p text:style-name="P65">Creación Punto de <text:s/>Localización</text:p>
          </table:table-cell>
          <table:table-cell table:style-name="Tabla47.B2" office:value-type="string">
            <text:list xml:id="list1659936726" text:style-name="L10">
              <text:list-item>
                <text:p text:style-name="P103">Un label para cada EditText indicando el valor que se debe insertar.</text:p>
              </text:list-item>
              <text:list-item>
                <text:p text:style-name="P112"><text:soft-page-break/><text:span text:style-name="Fuente_20_de_20_párrafo_20_predeter."><text:span text:style-name="T7">Un EditText para el nombre del punto de localización.</text:span></text:span></text:p>
              </text:list-item>
              <text:list-item>
                <text:p text:style-name="P112"><text:span text:style-name="Fuente_20_de_20_párrafo_20_predeter."><text:span text:style-name="T7">Un EditText para la descripción del punto de localización.</text:span></text:span></text:p>
              </text:list-item>
              <text:list-item>
                <text:p text:style-name="P103">Una lista de CheckBox para indicar el tipo de localización.</text:p>
              </text:list-item>
              <text:list-item>
                <text:p text:style-name="P112"><text:span text:style-name="Fuente_20_de_20_párrafo_20_predeter."><text:span text:style-name="T7">Un botón con el icono de una estrella que será utilizado para marcar como favorito el punto de localización.</text:span></text:span></text:p>
              </text:list-item>
              <text:list-item>
                <text:p text:style-name="P103"><text:s/>Un botón para crear el punto de localización.</text:p>
              </text:list-item>
            </text:list>
          </table:table-cell>
        </table:table-row>
        <table:table-row>
          <table:table-cell table:style-name="Tabla47.A2" office:value-type="string">
            <text:p text:style-name="P65">Mapas Offline</text:p>
          </table:table-cell>
          <table:table-cell table:style-name="Tabla47.B2" office:value-type="string">
            <text:list xml:id="list2876120239" text:style-name="L11">
              <text:list-item>
                <text:p text:style-name="P104">Un mapa con el que el usuario podrá interactuar.</text:p>
              </text:list-item>
              <text:list-item>
                <text:p text:style-name="P104">Dos botones en la parte inferior de la pantalla:</text:p>
                <text:list>
                  <text:list-item>
                    <text:p text:style-name="P104">Un botón para descargar la región actual que muestra el mapa.</text:p>
                  </text:list-item>
                  <text:list-item>
                    <text:p text:style-name="P104">Un botón para mostrar el listado de mapas offline descargados.</text:p>
                  </text:list-item>
                </text:list>
              </text:list-item>
            </text:list>
          </table:table-cell>
        </table:table-row>
        <table:table-row>
          <table:table-cell table:style-name="Tabla47.A2" office:value-type="string">
            <text:p text:style-name="P71">Pantalla de información</text:p>
          </table:table-cell>
          <table:table-cell table:style-name="Tabla47.B2" office:value-type="string">
            <text:list xml:id="list184559250829553" text:continue-numbering="true" text:style-name="L11">
              <text:list-item>
                <text:p text:style-name="P105">Un label para el email, el nick, el número de localizaciones y rutas creadas del usuario actual.</text:p>
              </text:list-item>
              <text:list-item>
                <text:p text:style-name="P105">Un botón para acceder al tutorial.</text:p>
              </text:list-item>
              <text:list-item>
                <text:p text:style-name="P105">Un botón para cambiar la contraseña actual.</text:p>
              </text:list-item>
              <text:list-item>
                <text:p text:style-name="P105">Un botón para el logout.</text:p>
              </text:list-item>
            </text:list>
          </table:table-cell>
        </table:table-row>
        <table:table-row>
          <table:table-cell table:style-name="Tabla47.A2" office:value-type="string">
            <text:p text:style-name="P72">Tutorial</text:p>
          </table:table-cell>
          <table:table-cell table:style-name="Tabla47.B2" office:value-type="string">
            <text:list xml:id="list184559277557113" text:continue-numbering="true" text:style-name="L11">
              <text:list-item>
                <text:p text:style-name="P106">Una barra de tabs para seleccionar las diferentes secciones del tutorial.</text:p>
              </text:list-item>
              <text:list-item>
                <text:p text:style-name="P106">Algunas secciones cuentan con su propio listado de páginas.</text:p>
              </text:list-item>
            </text:list>
          </table:table-cell>
        </table:table-row>
      </table:table>
      <text:p text:style-name="P11"/>
      <text:p text:style-name="P50">3.9 Clases asociadas a los casos de uso</text:p>
      <table:table table:name="Tabla48" table:style-name="Tabla48">
        <table:table-column table:style-name="Tabla48.A" table:number-columns-repeated="2"/>
        <table:table-row>
          <table:table-cell table:style-name="Tabla48.A1" office:value-type="string">
            <text:p text:style-name="P73">Casos de Uso</text:p>
          </table:table-cell>
          <table:table-cell table:style-name="Tabla48.B1" office:value-type="string">
            <text:p text:style-name="P73">Clases asociadas</text:p>
          </table:table-cell>
        </table:table-row>
        <table:table-row>
          <table:table-cell table:style-name="Tabla48.A2" office:value-type="string">
            <text:p text:style-name="P17">Loguearse en la aplicación</text:p>
          </table:table-cell>
          <table:table-cell table:style-name="Tabla48.B2" office:value-type="string">
            <text:p text:style-name="P77">ClsUser</text:p>
          </table:table-cell>
        </table:table-row>
        <table:table-row>
          <table:table-cell table:style-name="Tabla48.A2" office:value-type="string">
            <text:p text:style-name="P17">Crear una cuenta en la aplicación</text:p>
          </table:table-cell>
          <table:table-cell table:style-name="Tabla48.B2" office:value-type="string">
            <text:p text:style-name="P77">ClsUser</text:p>
          </table:table-cell>
        </table:table-row>
        <table:table-row>
          <table:table-cell table:style-name="Tabla48.A2" office:value-type="string">
            <text:p text:style-name="P17">Recuperar contraseña</text:p>
          </table:table-cell>
          <table:table-cell table:style-name="Tabla48.B2" office:value-type="string">
            <text:p text:style-name="P77">ClsUser</text:p>
          </table:table-cell>
        </table:table-row>
        <table:table-row>
          <table:table-cell table:style-name="Tabla48.A2" office:value-type="string">
            <text:p text:style-name="P17">Moverse entre las pantallas de la aplicación</text:p>
          </table:table-cell>
          <table:table-cell table:style-name="Tabla48.B2" office:value-type="string">
            <text:p text:style-name="P77">Dependiendo de la pantalla que nos encontremos tendrá diferentes clases asociadas.</text:p>
          </table:table-cell>
        </table:table-row>
        <table:table-row>
          <table:table-cell table:style-name="Tabla48.A2" office:value-type="string">
            <text:p text:style-name="P17">Modificar latitud del mapa de inicio</text:p>
          </table:table-cell>
          <table:table-cell table:style-name="Tabla48.B2" office:value-type="string">
            <text:p text:style-name="P77">Ninguna</text:p>
          </table:table-cell>
        </table:table-row>
        <table:table-row>
          <table:table-cell table:style-name="Tabla48.A2" office:value-type="string">
            <text:p text:style-name="P17">Filtrar Mapa</text:p>
          </table:table-cell>
          <table:table-cell table:style-name="Tabla48.B2" office:value-type="string">
            <text:p text:style-name="P77">ClsLocalizationPoint</text:p>
          </table:table-cell>
        </table:table-row>
        <table:table-row>
          <table:table-cell table:style-name="Tabla48.A2" office:value-type="string">
            <text:p text:style-name="P17">Crear localización de interés</text:p>
          </table:table-cell>
          <table:table-cell table:style-name="Tabla48.B2" office:value-type="string">
            <text:p text:style-name="P77">ClsLocalizationPoint</text:p>
          </table:table-cell>
        </table:table-row>
        <text:soft-page-break/>
        <table:table-row>
          <table:table-cell table:style-name="Tabla48.A2" office:value-type="string">
            <text:p text:style-name="P17">Seleccionar localización de interés</text:p>
          </table:table-cell>
          <table:table-cell table:style-name="Tabla48.B2" office:value-type="string">
            <text:p text:style-name="P77">ClsLocalizationPoint</text:p>
          </table:table-cell>
        </table:table-row>
        <table:table-row>
          <table:table-cell table:style-name="Tabla48.A2" office:value-type="string">
            <text:p text:style-name="P17">Indicar localización válida</text:p>
          </table:table-cell>
          <table:table-cell table:style-name="Tabla48.B2" office:value-type="string">
            <text:p text:style-name="P77">ClsLocalizationPoint</text:p>
          </table:table-cell>
        </table:table-row>
        <table:table-row>
          <table:table-cell table:style-name="Tabla48.A2" office:value-type="string">
            <text:p text:style-name="P17">Aumentar Localización</text:p>
          </table:table-cell>
          <table:table-cell table:style-name="Tabla48.B2" office:value-type="string">
            <text:p text:style-name="P77">ClsLocalizationPoint</text:p>
          </table:table-cell>
        </table:table-row>
        <table:table-row>
          <table:table-cell table:style-name="Tabla48.A2" office:value-type="string">
            <text:p text:style-name="P17">Marcar Localización Favorita</text:p>
          </table:table-cell>
          <table:table-cell table:style-name="Tabla48.B2" office:value-type="string">
            <text:p text:style-name="P77">ClsLocalizationPoint</text:p>
          </table:table-cell>
        </table:table-row>
        <table:table-row>
          <table:table-cell table:style-name="Tabla48.A2" office:value-type="string">
            <text:p text:style-name="P17">Valorar Localización</text:p>
          </table:table-cell>
          <table:table-cell table:style-name="Tabla48.B2" office:value-type="string">
            <text:p text:style-name="P77">ClsLocalizationPoint</text:p>
          </table:table-cell>
        </table:table-row>
        <table:table-row>
          <table:table-cell table:style-name="Tabla48.A2" office:value-type="string">
            <text:p text:style-name="P17">Filtrar Listas</text:p>
          </table:table-cell>
          <table:table-cell table:style-name="Tabla48.B2" office:value-type="string">
            <text:p text:style-name="P77">Dependiendo de la lista la clase asociada podrá ser una de las siguientes:</text:p>
            <text:list xml:id="list3254914807" text:style-name="L12">
              <text:list-item>
                <text:p text:style-name="P113">ClsRoute</text:p>
              </text:list-item>
              <text:list-item>
                <text:p text:style-name="P113">ClsLocalizationPoint</text:p>
              </text:list-item>
            </text:list>
          </table:table-cell>
        </table:table-row>
        <table:table-row>
          <table:table-cell table:style-name="Tabla48.A2" office:value-type="string">
            <text:p text:style-name="P17">Eliminar elemento</text:p>
          </table:table-cell>
          <table:table-cell table:style-name="Tabla48.B2" office:value-type="string">
            <text:p text:style-name="P77">Dependiendo de la lista la clase asociada podrá ser una de las siguientes:</text:p>
            <text:list xml:id="list184559623841436" text:continue-numbering="true" text:style-name="L12">
              <text:list-item>
                <text:p text:style-name="P113">ClsRoute</text:p>
              </text:list-item>
              <text:list-item>
                <text:p text:style-name="P113">ClsLocalizationPoint</text:p>
              </text:list-item>
            </text:list>
          </table:table-cell>
        </table:table-row>
        <table:table-row>
          <table:table-cell table:style-name="Tabla48.A2" office:value-type="string">
            <text:p text:style-name="P17">Compartir localización</text:p>
          </table:table-cell>
          <table:table-cell table:style-name="Tabla48.B2" office:value-type="string">
            <text:p text:style-name="P77">ClsLocalizationPoint</text:p>
          </table:table-cell>
        </table:table-row>
        <table:table-row>
          <table:table-cell table:style-name="Tabla48.A2" office:value-type="string">
            <text:p text:style-name="P34">Acceder a la galería de imágenes de una localización</text:p>
          </table:table-cell>
          <table:table-cell table:style-name="Tabla48.B2" office:value-type="string">
            <text:p text:style-name="P79">ClsLocalizationPoint</text:p>
          </table:table-cell>
        </table:table-row>
        <table:table-row>
          <table:table-cell table:style-name="Tabla48.A2" office:value-type="string">
            <text:p text:style-name="P34">Subir imagen a la galería de una localización</text:p>
          </table:table-cell>
          <table:table-cell table:style-name="Tabla48.B2" office:value-type="string">
            <text:p text:style-name="P79">ClsLocalizationPoint</text:p>
          </table:table-cell>
        </table:table-row>
        <table:table-row>
          <table:table-cell table:style-name="Tabla48.A2" office:value-type="string">
            <text:p text:style-name="P34">Expandir imagen</text:p>
          </table:table-cell>
          <table:table-cell table:style-name="Tabla48.B2" office:value-type="string">
            <text:p text:style-name="P79">ClsLocalizationPoint</text:p>
          </table:table-cell>
        </table:table-row>
        <table:table-row>
          <table:table-cell table:style-name="Tabla48.A2" office:value-type="string">
            <text:p text:style-name="P44">Valorar imagen</text:p>
          </table:table-cell>
          <table:table-cell table:style-name="Tabla48.B2" office:value-type="string">
            <text:p text:style-name="P79">ClsLocalizationPoint</text:p>
          </table:table-cell>
        </table:table-row>
        <table:table-row>
          <table:table-cell table:style-name="Tabla48.A2" office:value-type="string">
            <text:p text:style-name="P17">Crear Nueva Ruta</text:p>
          </table:table-cell>
          <table:table-cell table:style-name="Tabla48.B2" office:value-type="string">
            <text:p text:style-name="P77">ClsRoute</text:p>
          </table:table-cell>
        </table:table-row>
        <table:table-row>
          <table:table-cell table:style-name="Tabla48.A2" office:value-type="string">
            <text:p text:style-name="P17">Descargar Mapa Offline</text:p>
          </table:table-cell>
          <table:table-cell table:style-name="Tabla48.B2" office:value-type="string">
            <text:p text:style-name="P77">Ninguna, Mapbox se encarga de esto.</text:p>
          </table:table-cell>
        </table:table-row>
        <table:table-row>
          <table:table-cell table:style-name="Tabla48.A2" office:value-type="string">
            <text:p text:style-name="P17">Eliminar Mapa Offline</text:p>
          </table:table-cell>
          <table:table-cell table:style-name="Tabla48.B2" office:value-type="string">
            <text:p text:style-name="P77">Ninguna, Mapbox se encarga de esto.</text:p>
          </table:table-cell>
        </table:table-row>
        <table:table-row>
          <table:table-cell table:style-name="Tabla48.A2" office:value-type="string">
            <text:p text:style-name="P17">Navegar a una región offline</text:p>
          </table:table-cell>
          <table:table-cell table:style-name="Tabla48.B2" office:value-type="string">
            <text:p text:style-name="P77">Ninguna, Mapbox se encarga de esto.</text:p>
          </table:table-cell>
        </table:table-row>
        <table:table-row>
          <table:table-cell table:style-name="Tabla48.A2" office:value-type="string">
            <text:p text:style-name="P43">Acceder al tutorial</text:p>
          </table:table-cell>
          <table:table-cell table:style-name="Tabla48.B2" office:value-type="string">
            <text:p text:style-name="P78">Ninguna.</text:p>
          </table:table-cell>
        </table:table-row>
      </table:table>
      <text:p text:style-name="P11"/>
      <text:p text:style-name="P8">DSI 4: Diseño de clases</text:p>
      <text:p text:style-name="P51">DSI 6: Diseño físico de datos</text:p>
      <text:p text:style-name="P51">DSI 6.1: Diseño del modelo físico de datos</text:p>
      <table:table table:name="Tabla49" table:style-name="Tabla49">
        <table:table-column table:style-name="Tabla49.A" table:number-columns-repeated="2"/>
        <text:soft-page-break/>
        <table:table-row>
          <table:table-cell table:style-name="Tabla49.A1" office:value-type="string">
            <text:p text:style-name="P65">Tablas</text:p>
          </table:table-cell>
          <table:table-cell table:style-name="Tabla49.B1" office:value-type="string">
            <text:p text:style-name="P65">Columnas</text:p>
          </table:table-cell>
        </table:table-row>
        <table:table-row>
          <table:table-cell table:style-name="Tabla49.A2" office:value-type="string">
            <text:p text:style-name="P77">Users</text:p>
          </table:table-cell>
          <table:table-cell table:style-name="Tabla49.B2" office:value-type="string">
            <text:list xml:id="list2382242055" text:style-name="L13">
              <text:list-item>
                <text:p text:style-name="P115"><text:span text:style-name="T35">String</text:span> <text:span text:style-name="T34">User</text:span>Id</text:p>
              </text:list-item>
              <text:list-item>
                <text:p text:style-name="P114">String NickName</text:p>
              </text:list-item>
              <text:list-item>
                <text:p text:style-name="P114">String Password</text:p>
              </text:list-item>
              <text:list-item>
                <text:p text:style-name="P114">String Email</text:p>
              </text:list-item>
            </text:list>
          </table:table-cell>
        </table:table-row>
        <table:table-row>
          <table:table-cell table:style-name="Tabla49.A2" office:value-type="string">
            <text:p text:style-name="P77">Route</text:p>
          </table:table-cell>
          <table:table-cell table:style-name="Tabla49.B2" office:value-type="string">
            <text:list xml:id="list4146579475" text:style-name="L14">
              <text:list-item>
                <text:p text:style-name="P116"><text:span text:style-name="T35">String</text:span> <text:span text:style-name="T34">Route</text:span>Id</text:p>
              </text:list-item>
              <text:list-item>
                <text:p text:style-name="P116">String Name</text:p>
              </text:list-item>
              <text:list-item>
                <text:p text:style-name="P116">boolean Favourite</text:p>
              </text:list-item>
              <text:list-item>
                <text:p text:style-name="P116"><text:span text:style-name="T76">Long</text:span> DateOfCreation</text:p>
              </text:list-item>
              <text:list-item>
                <text:p text:style-name="P116">String <text:span text:style-name="T34">UserEmail</text:span></text:p>
              </text:list-item>
            </text:list>
          </table:table-cell>
        </table:table-row>
        <table:table-row>
          <table:table-cell table:style-name="Tabla49.A2" office:value-type="string">
            <text:p text:style-name="P77">RoutePoint</text:p>
          </table:table-cell>
          <table:table-cell table:style-name="Tabla49.B2" office:value-type="string">
            <text:list xml:id="list3213435962" text:style-name="L15">
              <text:list-item>
                <text:p text:style-name="P117">String RoutePointId</text:p>
              </text:list-item>
              <text:list-item>
                <text:p text:style-name="P119"><text:span text:style-name="T35">Long</text:span> <text:span text:style-name="T76">P</text:span>riorityRoute</text:p>
              </text:list-item>
              <text:list-item>
                <text:p text:style-name="P119"><text:span text:style-name="T35">String</text:span> RouteId</text:p>
              </text:list-item>
              <text:list-item>
                <text:p text:style-name="P119">double Latitude</text:p>
              </text:list-item>
              <text:list-item>
                <text:p text:style-name="P119">double Longitude</text:p>
              </text:list-item>
            </text:list>
          </table:table-cell>
        </table:table-row>
        <table:table-row>
          <table:table-cell table:style-name="Tabla49.A2" office:value-type="string">
            <text:p text:style-name="P77">LocalizationPoint</text:p>
          </table:table-cell>
          <table:table-cell table:style-name="Tabla49.B2" office:value-type="string">
            <text:list xml:id="list2462886471" text:style-name="L16">
              <text:list-item>
                <text:p text:style-name="P120"><text:span text:style-name="T36">String</text:span> <text:span text:style-name="T35">localizationPointI</text:span>d</text:p>
              </text:list-item>
              <text:list-item>
                <text:p text:style-name="P120">String Name</text:p>
              </text:list-item>
              <text:list-item>
                <text:p text:style-name="P120">String Description</text:p>
              </text:list-item>
              <text:list-item>
                <text:p text:style-name="P120">double Latitude</text:p>
              </text:list-item>
              <text:list-item>
                <text:p text:style-name="P120">double Longitude</text:p>
              </text:list-item>
              <text:list-item>
                <text:p text:style-name="P120"><text:span text:style-name="T76">Long</text:span> DateOfCreation</text:p>
              </text:list-item>
              <text:list-item>
                <text:p text:style-name="P118">String Index</text:p>
              </text:list-item>
              <text:list-item>
                <text:p text:style-name="P120">String <text:span text:style-name="T35">EmailCreator</text:span></text:p>
              </text:list-item>
              <text:list-item>
                <text:p text:style-name="P118">boolean Shared</text:p>
              </text:list-item>
            </text:list>
          </table:table-cell>
        </table:table-row>
        <table:table-row>
          <table:table-cell table:style-name="Tabla49.A2" office:value-type="string">
            <text:p text:style-name="P77">LocalizationType</text:p>
          </table:table-cell>
          <table:table-cell table:style-name="Tabla49.B2" office:value-type="string">
            <text:list xml:id="list2579468257" text:style-name="L17">
              <text:list-item>
                <text:p text:style-name="P121">String name</text:p>
              </text:list-item>
            </text:list>
          </table:table-cell>
        </table:table-row>
        <table:table-row>
          <table:table-cell table:style-name="Tabla49.A2" office:value-type="string">
            <text:p text:style-name="P77">LocalizationPointLocalizationType</text:p>
          </table:table-cell>
          <table:table-cell table:style-name="Tabla49.B2" office:value-type="string">
            <text:list xml:id="list3911498623" text:style-name="L18">
              <text:list-item>
                <text:p text:style-name="P122">String LocalizationPointName</text:p>
              </text:list-item>
              <text:list-item>
                <text:p text:style-name="P122">String LocalizationTypeName</text:p>
              </text:list-item>
            </text:list>
          </table:table-cell>
        </table:table-row>
        <table:table-row>
          <table:table-cell table:style-name="Tabla49.A2" office:value-type="string">
            <text:p text:style-name="P77">ClsImageLocalizationPoint</text:p>
          </table:table-cell>
          <table:table-cell table:style-name="Tabla49.B2" office:value-type="string">
            <text:list xml:id="list3471818504" text:style-name="L19">
              <text:list-item>
                <text:p text:style-name="P85"><text:span text:style-name="T76">String</text:span> id</text:p>
              </text:list-item>
              <text:list-item>
                <text:p text:style-name="P85">Byte[] dataImage</text:p>
              </text:list-item>
              <text:list-item>
                <text:p text:style-name="P86"><text:soft-page-break/><text:span text:style-name="T76">String</text:span> localizationPointId</text:p>
              </text:list-item>
            </text:list>
          </table:table-cell>
        </table:table-row>
      </table:table>
      <text:p text:style-name="P12"/>
      <text:p text:style-name="P51">4.6 Plan de pruebas</text:p>
      <text:p text:style-name="P12">4.6.1 Especificación del entorno de pruebas</text:p>
      <text:p text:style-name="P12">La aplicación tendrá un periodo de prueba de una semana, más que suficiente debido a su tamaño.</text:p>
      <text:p text:style-name="P12"/>
      <text:p text:style-name="P52"><text:span text:style-name="Fuente_20_de_20_párrafo_20_predeter."><text:span text:style-name="T7">4.6.2 Especificación técnica de niveles de prueba</text:span></text:span></text:p>
      <text:list xml:id="list1639823743" text:style-name="L20">
        <text:list-item>
          <text:p text:style-name="P87">Pruebas individuales de cada módulo. Probaremos que la interfaz de cada módulo responde como debe.</text:p>
        </text:list-item>
        <text:list-item>
          <text:p text:style-name="P87">Pruebas unitarias entre diferentes módulos. Cuando se haya verificado que cada módulo hace lo que debe, comenzaremos a realizar pruebas funcionamiento entre diferentes módulos relacionados.</text:p>
        </text:list-item>
        <text:list-item>
          <text:p text:style-name="P87">Pruebas globales sobre la aplicación. Esta será la fase final donde comprobaremos que la aplicación funciona en todos los aspectos. Durante esta fase pasaremos una demo de la ap<text:span text:style-name="T73">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73">Código</text:p>
          </table:table-cell>
          <table:table-cell table:style-name="Tabla50.A1" office:value-type="string">
            <text:p text:style-name="P73">Descripción</text:p>
          </table:table-cell>
          <table:table-cell table:style-name="Tabla50.C1" office:value-type="string">
            <text:p text:style-name="P73">Nivel</text:p>
          </table:table-cell>
        </table:table-row>
        <table:table-row>
          <table:table-cell table:style-name="Tabla50.A2" office:value-type="string">
            <text:p text:style-name="P65">PR1</text:p>
          </table:table-cell>
          <table:table-cell table:style-name="Tabla50.A2" office:value-type="string">
            <text:p text:style-name="P65">Creación de una nueva cuenta en la aplicación</text:p>
          </table:table-cell>
          <table:table-cell table:style-name="Tabla50.C2" office:value-type="string">
            <text:p text:style-name="P65">Individual</text:p>
          </table:table-cell>
        </table:table-row>
        <table:table-row>
          <table:table-cell table:style-name="Tabla50.A2" office:value-type="string">
            <text:p text:style-name="P65">PR2</text:p>
          </table:table-cell>
          <table:table-cell table:style-name="Tabla50.A2" office:value-type="string">
            <text:p text:style-name="P65">Logueo con una cuenta</text:p>
          </table:table-cell>
          <table:table-cell table:style-name="Tabla50.C2" office:value-type="string">
            <text:p text:style-name="P65">Individual</text:p>
          </table:table-cell>
        </table:table-row>
        <table:table-row>
          <table:table-cell table:style-name="Tabla50.A2" office:value-type="string">
            <text:p text:style-name="P65">PR3</text:p>
          </table:table-cell>
          <table:table-cell table:style-name="Tabla50.A2" office:value-type="string">
            <text:p text:style-name="P65">Cambio de contraseña de una cuenta</text:p>
          </table:table-cell>
          <table:table-cell table:style-name="Tabla50.C2" office:value-type="string">
            <text:p text:style-name="P65">Individual</text:p>
          </table:table-cell>
        </table:table-row>
        <table:table-row>
          <table:table-cell table:style-name="Tabla50.A2" office:value-type="string">
            <text:p text:style-name="P65">PR4</text:p>
          </table:table-cell>
          <table:table-cell table:style-name="Tabla50.A2" office:value-type="string">
            <text:p text:style-name="P65">Desplazamiento entre las diferentes pantallas de la aplicación</text:p>
          </table:table-cell>
          <table:table-cell table:style-name="Tabla50.C2" office:value-type="string">
            <text:p text:style-name="P65">Unitaria</text:p>
          </table:table-cell>
        </table:table-row>
        <table:table-row>
          <table:table-cell table:style-name="Tabla50.A2" office:value-type="string">
            <text:p text:style-name="P65">PR5</text:p>
          </table:table-cell>
          <table:table-cell table:style-name="Tabla50.A2" office:value-type="string">
            <text:p text:style-name="P65">Creación de un punto de localización <text:span text:style-name="T75">a través del mapa de inicio y del mapa offline</text:span></text:p>
          </table:table-cell>
          <table:table-cell table:style-name="Tabla50.C2" office:value-type="string">
            <text:p text:style-name="P65">Individual</text:p>
          </table:table-cell>
        </table:table-row>
        <table:table-row>
          <table:table-cell table:style-name="Tabla50.A2" office:value-type="string">
            <text:p text:style-name="P65">PR6</text:p>
          </table:table-cell>
          <table:table-cell table:style-name="Tabla50.A2" office:value-type="string">
            <text:p text:style-name="P65">Filtrar el mapa por cada uno de los tipos de filtro</text:p>
          </table:table-cell>
          <table:table-cell table:style-name="Tabla50.C2" office:value-type="string">
            <text:p text:style-name="P65">Individual</text:p>
          </table:table-cell>
        </table:table-row>
        <table:table-row>
          <table:table-cell table:style-name="Tabla50.A2" office:value-type="string">
            <text:p text:style-name="P65">PR7</text:p>
          </table:table-cell>
          <table:table-cell table:style-name="Tabla50.A2" office:value-type="string">
            <text:p text:style-name="P65">Ver detalles de una localización</text:p>
          </table:table-cell>
          <table:table-cell table:style-name="Tabla50.C2" office:value-type="string">
            <text:p text:style-name="P65">Individual</text:p>
          </table:table-cell>
        </table:table-row>
        <table:table-row>
          <table:table-cell table:style-name="Tabla50.A2" office:value-type="string">
            <text:p text:style-name="P65">PR8</text:p>
          </table:table-cell>
          <table:table-cell table:style-name="Tabla50.A2" office:value-type="string">
            <text:p text:style-name="P65">Guardar una localización como favorita</text:p>
          </table:table-cell>
          <table:table-cell table:style-name="Tabla50.C2" office:value-type="string">
            <text:p text:style-name="P65">Individual</text:p>
          </table:table-cell>
        </table:table-row>
        <table:table-row>
          <table:table-cell table:style-name="Tabla50.A2" office:value-type="string">
            <text:p text:style-name="P65">PR9</text:p>
          </table:table-cell>
          <table:table-cell table:style-name="Tabla50.A2" office:value-type="string">
            <text:p text:style-name="P65">Eliminar una localización a través del mapa de inicio <text:span text:style-name="T74">y el mapa offline</text:span></text:p>
          </table:table-cell>
          <table:table-cell table:style-name="Tabla50.C2" office:value-type="string">
            <text:p text:style-name="P65">Individual</text:p>
          </table:table-cell>
        </table:table-row>
        <table:table-row>
          <table:table-cell table:style-name="Tabla50.A2" office:value-type="string">
            <text:p text:style-name="P65">PR10</text:p>
          </table:table-cell>
          <table:table-cell table:style-name="Tabla50.A2" office:value-type="string">
            <text:p text:style-name="P65">Modificar una localización a través del mapa de inicio <text:span text:style-name="T74">y el mapa offline</text:span></text:p>
          </table:table-cell>
          <table:table-cell table:style-name="Tabla50.C2" office:value-type="string">
            <text:p text:style-name="P65">Individual</text:p>
          </table:table-cell>
        </table:table-row>
        <table:table-row>
          <table:table-cell table:style-name="Tabla50.A2" office:value-type="string">
            <text:p text:style-name="P65">PR11</text:p>
          </table:table-cell>
          <table:table-cell table:style-name="Tabla50.A2" office:value-type="string">
            <text:p text:style-name="P65">Realizar <text:s/>todo tipo de filtrados en el listado de puntos de localización</text:p>
          </table:table-cell>
          <table:table-cell table:style-name="Tabla50.C2" office:value-type="string">
            <text:p text:style-name="P65">Individual</text:p>
          </table:table-cell>
        </table:table-row>
        <table:table-row>
          <table:table-cell table:style-name="Tabla50.A2" office:value-type="string">
            <text:p text:style-name="P65">PR12</text:p>
          </table:table-cell>
          <table:table-cell table:style-name="Tabla50.A2" office:value-type="string">
            <text:p text:style-name="P65">Compartir un punto de localización con la app</text:p>
          </table:table-cell>
          <table:table-cell table:style-name="Tabla50.C2" office:value-type="string">
            <text:p text:style-name="P65">Individual</text:p>
          </table:table-cell>
        </table:table-row>
        <table:table-row>
          <table:table-cell table:style-name="Tabla50.A2" office:value-type="string">
            <text:p text:style-name="P65">PR13</text:p>
          </table:table-cell>
          <table:table-cell table:style-name="Tabla50.A2" office:value-type="string">
            <text:p text:style-name="P65">Eliminar un punto de localización de la lista</text:p>
          </table:table-cell>
          <table:table-cell table:style-name="Tabla50.C2" office:value-type="string">
            <text:p text:style-name="P65">Individual</text:p>
          </table:table-cell>
        </table:table-row>
        <table:table-row>
          <table:table-cell table:style-name="Tabla50.A2" office:value-type="string">
            <text:p text:style-name="P65">PR14</text:p>
          </table:table-cell>
          <table:table-cell table:style-name="Tabla50.A2" office:value-type="string">
            <text:p text:style-name="P65">Modificar un punto de localización de la lista</text:p>
          </table:table-cell>
          <table:table-cell table:style-name="Tabla50.C2" office:value-type="string">
            <text:p text:style-name="P65">Individual</text:p>
          </table:table-cell>
        </table:table-row>
        <table:table-row>
          <table:table-cell table:style-name="Tabla50.A2" office:value-type="string">
            <text:p text:style-name="P65">PR15</text:p>
          </table:table-cell>
          <table:table-cell table:style-name="Tabla50.A2" office:value-type="string">
            <text:p text:style-name="P65">Marcar o desmarcar un punto de localización en la lista como favorito</text:p>
          </table:table-cell>
          <table:table-cell table:style-name="Tabla50.C2" office:value-type="string">
            <text:p text:style-name="P65">Individual</text:p>
          </table:table-cell>
        </table:table-row>
        <text:soft-page-break/>
        <table:table-row>
          <table:table-cell table:style-name="Tabla50.A2" office:value-type="string">
            <text:p text:style-name="P65">PR16</text:p>
          </table:table-cell>
          <table:table-cell table:style-name="Tabla50.A2" office:value-type="string">
            <text:p text:style-name="P65">Crear una nueva ruta</text:p>
          </table:table-cell>
          <table:table-cell table:style-name="Tabla50.C2" office:value-type="string">
            <text:p text:style-name="P65">Individual</text:p>
          </table:table-cell>
        </table:table-row>
        <table:table-row>
          <table:table-cell table:style-name="Tabla50.A2" office:value-type="string">
            <text:p text:style-name="P65">PR17</text:p>
          </table:table-cell>
          <table:table-cell table:style-name="Tabla50.A2" office:value-type="string">
            <text:p text:style-name="P65">Modificar la descripción de una ruta</text:p>
          </table:table-cell>
          <table:table-cell table:style-name="Tabla50.C2" office:value-type="string">
            <text:p text:style-name="P65">Individual</text:p>
          </table:table-cell>
        </table:table-row>
        <table:table-row>
          <table:table-cell table:style-name="Tabla50.A2" office:value-type="string">
            <text:p text:style-name="P65">PR18</text:p>
          </table:table-cell>
          <table:table-cell table:style-name="Tabla50.A2" office:value-type="string">
            <text:p text:style-name="P65">Eliminar una ruta</text:p>
          </table:table-cell>
          <table:table-cell table:style-name="Tabla50.C2" office:value-type="string">
            <text:p text:style-name="P65">Individual</text:p>
          </table:table-cell>
        </table:table-row>
        <table:table-row>
          <table:table-cell table:style-name="Tabla50.A2" office:value-type="string">
            <text:p text:style-name="P65">PR19</text:p>
          </table:table-cell>
          <table:table-cell table:style-name="Tabla50.A2" office:value-type="string">
            <text:p text:style-name="P65">Marcar o desmarcar una ruta como favorita</text:p>
          </table:table-cell>
          <table:table-cell table:style-name="Tabla50.C2" office:value-type="string">
            <text:p text:style-name="P65">Individual</text:p>
          </table:table-cell>
        </table:table-row>
        <table:table-row>
          <table:table-cell table:style-name="Tabla50.A2" office:value-type="string">
            <text:p text:style-name="P65">PR20</text:p>
          </table:table-cell>
          <table:table-cell table:style-name="Tabla50.A2" office:value-type="string">
            <text:p text:style-name="P65">Realizar <text:s/>todo tipo de filtrados en el listado de rutas</text:p>
          </table:table-cell>
          <table:table-cell table:style-name="Tabla50.C2" office:value-type="string">
            <text:p text:style-name="P65">Individual</text:p>
          </table:table-cell>
        </table:table-row>
        <table:table-row>
          <table:table-cell table:style-name="Tabla50.A2" office:value-type="string">
            <text:p text:style-name="P65">PR21</text:p>
          </table:table-cell>
          <table:table-cell table:style-name="Tabla50.A2" office:value-type="string">
            <text:p text:style-name="P65">Navegar por el mapa de una ruta ya creada</text:p>
          </table:table-cell>
          <table:table-cell table:style-name="Tabla50.C2" office:value-type="string">
            <text:p text:style-name="P65">Individual</text:p>
          </table:table-cell>
        </table:table-row>
        <table:table-row>
          <table:table-cell table:style-name="Tabla50.A2" office:value-type="string">
            <text:p text:style-name="P65">PR22</text:p>
          </table:table-cell>
          <table:table-cell table:style-name="Tabla50.A2" office:value-type="string">
            <text:p text:style-name="P65">Navegar por el mapa offline</text:p>
          </table:table-cell>
          <table:table-cell table:style-name="Tabla50.C2" office:value-type="string">
            <text:p text:style-name="P65">Individual</text:p>
          </table:table-cell>
        </table:table-row>
        <table:table-row>
          <table:table-cell table:style-name="Tabla50.A2" office:value-type="string">
            <text:p text:style-name="P65">PR23</text:p>
          </table:table-cell>
          <table:table-cell table:style-name="Tabla50.A2" office:value-type="string">
            <text:p text:style-name="P65">Descargar una región offline</text:p>
          </table:table-cell>
          <table:table-cell table:style-name="Tabla50.C2" office:value-type="string">
            <text:p text:style-name="P65">Individual</text:p>
          </table:table-cell>
        </table:table-row>
        <table:table-row>
          <table:table-cell table:style-name="Tabla50.A2" office:value-type="string">
            <text:p text:style-name="P65">PR24</text:p>
          </table:table-cell>
          <table:table-cell table:style-name="Tabla50.A2" office:value-type="string">
            <text:p text:style-name="P65">Mostrar el listado de regiones descargadas</text:p>
          </table:table-cell>
          <table:table-cell table:style-name="Tabla50.C2" office:value-type="string">
            <text:p text:style-name="P65">Individual</text:p>
          </table:table-cell>
        </table:table-row>
        <table:table-row>
          <table:table-cell table:style-name="Tabla50.A2" office:value-type="string">
            <text:p text:style-name="P65">PR25</text:p>
          </table:table-cell>
          <table:table-cell table:style-name="Tabla50.A2" office:value-type="string">
            <text:p text:style-name="P65">Navegar a regiones ya descargadas</text:p>
          </table:table-cell>
          <table:table-cell table:style-name="Tabla50.C2" office:value-type="string">
            <text:p text:style-name="P65">Individual</text:p>
          </table:table-cell>
        </table:table-row>
        <table:table-row>
          <table:table-cell table:style-name="Tabla50.A2" office:value-type="string">
            <text:p text:style-name="P65">PR26</text:p>
          </table:table-cell>
          <table:table-cell table:style-name="Tabla50.A2" office:value-type="string">
            <text:p text:style-name="P65">Comprobar que se muestran los puntos de localización en el mapa offline</text:p>
          </table:table-cell>
          <table:table-cell table:style-name="Tabla50.C2" office:value-type="string">
            <text:p text:style-name="P65">Individual</text:p>
          </table:table-cell>
        </table:table-row>
        <table:table-row>
          <table:table-cell table:style-name="Tabla50.A2" office:value-type="string">
            <text:p text:style-name="P65">PR27</text:p>
          </table:table-cell>
          <table:table-cell table:style-name="Tabla50.A2" office:value-type="string">
            <text:p text:style-name="P65">Valorar un punto de localización</text:p>
          </table:table-cell>
          <table:table-cell table:style-name="Tabla50.C2" office:value-type="string">
            <text:p text:style-name="P65">Individual</text:p>
          </table:table-cell>
        </table:table-row>
        <table:table-row>
          <table:table-cell table:style-name="Tabla50.A2" office:value-type="string">
            <text:p text:style-name="P65">PR28</text:p>
          </table:table-cell>
          <table:table-cell table:style-name="Tabla50.A2" office:value-type="string">
            <text:p text:style-name="P65">Comprobar que a la hora de crear una ruta se almacena en la lista de rutas</text:p>
          </table:table-cell>
          <table:table-cell table:style-name="Tabla50.C2" office:value-type="string">
            <text:p text:style-name="P65">Unitaria</text:p>
          </table:table-cell>
        </table:table-row>
        <table:table-row>
          <table:table-cell table:style-name="Tabla50.A2" office:value-type="string">
            <text:p text:style-name="P65">PR29</text:p>
          </table:table-cell>
          <table:table-cell table:style-name="Tabla50.A2" office:value-type="string">
            <text:p text:style-name="P65">Comprobar que a la hora de crear un punto de localización se almacena en la lista de localizaciones</text:p>
          </table:table-cell>
          <table:table-cell table:style-name="Tabla50.C2" office:value-type="string">
            <text:p text:style-name="P65">Unitaria</text:p>
          </table:table-cell>
        </table:table-row>
        <table:table-row>
          <table:table-cell table:style-name="Tabla50.A2" office:value-type="string">
            <text:p text:style-name="P65">PR30</text:p>
          </table:table-cell>
          <table:table-cell table:style-name="Tabla50.A2" office:value-type="string">
            <text:p text:style-name="P65">Comprobar que a la hora de eliminar un punto de localización desde la lista desaparece del mapa y viceversa</text:p>
          </table:table-cell>
          <table:table-cell table:style-name="Tabla50.C2" office:value-type="string">
            <text:p text:style-name="P65">Unitaria</text:p>
          </table:table-cell>
        </table:table-row>
        <table:table-row>
          <table:table-cell table:style-name="Tabla50.A2" office:value-type="string">
            <text:p text:style-name="P65">PR31</text:p>
          </table:table-cell>
          <table:table-cell table:style-name="Tabla50.A2" office:value-type="string">
            <text:p text:style-name="P65">Respuesta de la aplicación frente a problemas de conexión</text:p>
          </table:table-cell>
          <table:table-cell table:style-name="Tabla50.C2" office:value-type="string">
            <text:p text:style-name="P65">Global</text:p>
          </table:table-cell>
        </table:table-row>
        <table:table-row>
          <table:table-cell table:style-name="Tabla50.A2" office:value-type="string">
            <text:p text:style-name="P65">PR32</text:p>
          </table:table-cell>
          <table:table-cell table:style-name="Tabla50.A2" office:value-type="string">
            <text:p text:style-name="P65">Respuesta de la aplicación frente a problemas de localización</text:p>
          </table:table-cell>
          <table:table-cell table:style-name="Tabla50.C2" office:value-type="string">
            <text:p text:style-name="P65">Global</text:p>
          </table:table-cell>
        </table:table-row>
        <table:table-row>
          <table:table-cell table:style-name="Tabla50.A2" office:value-type="string">
            <text:p text:style-name="P65">PR33</text:p>
          </table:table-cell>
          <table:table-cell table:style-name="Tabla50.A2" office:value-type="string">
            <text:p text:style-name="P65">Respuesta de la aplicación frente a localizaciones <text:s/>duplicadas</text:p>
          </table:table-cell>
          <table:table-cell table:style-name="Tabla50.C2" office:value-type="string">
            <text:p text:style-name="P65">Global</text:p>
          </table:table-cell>
        </table:table-row>
        <table:table-row>
          <table:table-cell table:style-name="Tabla50.A2" office:value-type="string">
            <text:p text:style-name="P65">PR34</text:p>
          </table:table-cell>
          <table:table-cell table:style-name="Tabla50.A2" office:value-type="string">
            <text:p text:style-name="P65">Pruebas de adaptación de la interfaz en diferentes dispositivos móviles y tablets</text:p>
          </table:table-cell>
          <table:table-cell table:style-name="Tabla50.C2" office:value-type="string">
            <text:p text:style-name="P65">Global</text:p>
          </table:table-cell>
        </table:table-row>
        <table:table-row>
          <table:table-cell table:style-name="Tabla50.A2" office:value-type="string">
            <text:p text:style-name="P65">PR35</text:p>
          </table:table-cell>
          <table:table-cell table:style-name="Tabla50.A2" office:value-type="string">
            <text:p text:style-name="P65">Pruebas de consumo de la aplicación</text:p>
          </table:table-cell>
          <table:table-cell table:style-name="Tabla50.C2" office:value-type="string">
            <text:p text:style-name="P65">Global</text:p>
          </table:table-cell>
        </table:table-row>
        <table:table-row>
          <table:table-cell table:style-name="Tabla50.A2" office:value-type="string">
            <text:p text:style-name="P65">PR36</text:p>
          </table:table-cell>
          <table:table-cell table:style-name="Tabla50.A2" office:value-type="string">
            <text:p text:style-name="P65">Respuesta de la aplicación tras una semana de pruebas entre diferentes usuarios</text:p>
          </table:table-cell>
          <table:table-cell table:style-name="Tabla50.C2" office:value-type="string">
            <text:p text:style-name="P65">Global</text:p>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01T14:08:41.208000000</dc:date>
    <meta:editing-cycles>87</meta:editing-cycles>
    <meta:editing-duration>PT6H39M42S</meta:editing-duration>
    <meta:document-statistic meta:table-count="54" meta:image-count="0" meta:object-count="1" meta:page-count="27" meta:paragraph-count="1155" meta:word-count="7386" meta:character-count="44061" meta:non-whitespace-character-count="379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